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135B0B1D59D619D5.png" manifest:media-type="image/png"/>
  <manifest:file-entry manifest:full-path="Pictures/100002010000004800000075F05B52C182F85D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2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2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2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47cm" svg:stroke-color="#000000" draw:stroke-linejoin="bevel" svg:stroke-linecap="round" draw:fill="none" fo:padding-top="0.023cm" fo:padding-bottom="0.023cm" fo:padding-left="0.023cm" fo:padding-right="0.023cm"/>
    </style:style>
    <style:style style:name="gr9" style:family="graphic" style:parent-style-name="standard">
      <style:graphic-properties draw:stroke="solid" svg:stroke-width="0cm" svg:stroke-color="#000000" draw:stroke-linejoin="bevel" svg:stroke-linecap="round" draw:fill="solid" draw:fill-color="#ffffff"/>
    </style:style>
    <style:style style:name="gr10" style:family="graphic" style:parent-style-name="standard">
      <style:graphic-properties draw:stroke="solid" svg:stroke-width="0cm" svg:stroke-color="#000000" draw:stroke-linejoin="bevel" svg:stroke-linecap="round" draw:fill="none"/>
    </style:style>
    <style:style style:name="gr11" style:family="graphic" style:parent-style-name="standard">
      <style:graphic-properties draw:stroke="solid" svg:stroke-width="0cm" svg:stroke-color="#000000" draw:stroke-linejoin="bevel" svg:stroke-linecap="round" draw:fill="solid" draw:fill-color="#000000"/>
    </style:style>
    <style:style style:name="gr12" style:family="graphic" style:parent-style-name="standard">
      <style:graphic-properties draw:stroke="solid" svg:stroke-width="0.047cm" svg:stroke-color="#ff0000" draw:stroke-linejoin="bevel" svg:stroke-linecap="round" draw:fill="solid" draw:fill-color="#000000" fo:padding-top="0.023cm" fo:padding-bottom="0.023cm" fo:padding-left="0.023cm" fo:padding-right="0.023cm"/>
    </style:style>
    <style:style style:name="gr13"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2cm">
          <draw:image xlink:href="Pictures/100002010000004800000075F05B52C182F85D93.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4cm">
          <draw:image xlink:href="Pictures/100002010000006700000067135B0B1D59D619D5.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546 287v-25c7-14 15-28 25-39 11-10 21-21 28-32 11-10 21-17 32-24 11-11 21-18 28-25s14-18 21-25c4-10 8-21 8-31 0-14-4-25-15-37-10-7-21-10-35-10s-28 3-39 10c-7 8-14 19-14 37l-35-4c0-21 11-40 28-54 14-14 35-17 60-17s46 3 64 17c14 14 21 33 21 58 0 10-4 21-7 31-4 11-11 22-21 32-11 11-29 25-57 46-14 14-25 25-35 35-7 7-14 18-18 28h141v29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547 291v-25c7-18 18-28 25-42 10-11 21-21 31-32 11-7 21-18 32-25 11-8 18-15 25-25 10-8 14-15 21-25 3-7 7-18 7-28 0-14-4-25-14-32-7-7-18-14-32-14s-28 7-35 14c-11 7-14 18-18 32v3l-35-3-4-4c4-25 11-42 29-53 17-14 35-21 63-21s50 7 64 21c17 11 24 32 24 57 0 10-3 21-7 31-7 11-14 22-24 32-7 12-29 29-53 51l-4-4 4 4c-14 10-29 24-36 31-10 11-14 18-17 28h-4v-3h141 4v3 29 3h-4-180-3zM550 287h180v4h-3v-29h3v4h-141-3v-7c3-7 10-18 21-28 7-11 21-21 35-32 25-21 46-40 53-50 11-11 18-22 21-32 7-7 7-18 7-28 0-25-7-43-21-53-14-14-35-21-60-21s-46 7-60 21c-14 10-25 28-28 49v-3l35 3v4h-3c0-18 7-29 17-39 11-7 25-11 39-11s28 4 39 11c7 10 14 25 14 39 0 10-3 21-11 31-3 11-10 18-17 25-11 11-18 19-28 26-11 7-22 17-32 28-11 7-21 18-32 28-7 11-14 25-21 39h-4 4v25h-4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5.401cm" svg:height="0.522cm" svg:x="18.612cm" svg:y="15.458cm" svg:viewBox="0 0 5402 523" svg:d="M308 406h-308v-39l236-300h-215v-46h276v39l-237 304h248zM315 520v-35h328v35zM721 113v187c0 18 3 32 7 42 3 11 7 22 17 25 7 4 22 7 36 7 24 0 42-7 56-25 14-17 21-38 21-67v-169h50v229c0 36 0 57 0 64h-46v-7c0-4 0-7 0-14 0-4 0-14 0-28h-4c-10 21-24 35-38 42-15 10-32 14-57 14-32 0-53-7-70-25-15-17-22-42-22-81v-194zM1232 258c0 102-35 155-109 155-46 0-74-18-92-53 0 4 0 18 0 49v114h-49v-350c0-32 0-53 0-60h46c3 0 3 0 3 7 0 4 0 11 0 18 0 10 0 17 0 21 11-18 21-32 35-39 15-10 36-14 57-14 39 0 63 14 81 35 21 25 28 64 28 117zM1183 258c0-39-7-71-18-88-10-18-28-25-53-25-21 0-35 3-46 10-10 11-21 22-24 39-7 18-11 39-11 67 0 39 7 67 18 88 14 18 35 25 60 25 28 0 46-7 56-25 11-17 18-49 18-91zM1543 258c0 102-36 155-110 155-46 0-74-18-91-53 0 4 0 18 0 49v114h-50v-350c0-32 0-53 0-60h46v7c4 4 4 11 4 18 0 10 0 17 0 21 10-18 21-32 35-39 14-10 35-14 56-14 39 0 64 14 81 35 18 25 29 64 29 117zM1490 258c0-39-4-71-14-88-11-18-29-25-53-25-21 0-36 3-46 10-11 11-21 22-25 39-7 18-10 39-10 67 0 39 7 67 21 88 10 18 32 25 60 25 21 0 42-7 53-25 10-17 14-49 14-91zM1641 268c0 36 8 60 22 78 14 21 35 28 60 28 21 0 38-3 53-10 10-11 21-22 24-32l43 10c-18 46-57 71-120 71-43 0-78-14-99-39-21-28-35-67-35-116 0-50 14-85 35-113 21-25 56-39 99-39 84 0 130 53 130 159v3zM1800 233c0-32-10-53-21-70-14-15-35-22-60-22-21 0-42 11-53 25-14 18-25 39-25 67zM1917 406v-226c0-21-4-42-4-67h46c4 32 4 53 4 60 7-28 17-42 28-53 10-10 24-14 42-14 7 0 14 0 21 4v42c-7 0-17 0-28 0-21 0-35 7-46 25-10 17-14 42-14 77v152zM2054 520v-35h325v35zM2411 406v-226c0-21 0-42 0-67h45c0 32 4 53 4 60 7-28 18-42 28-53 7-10 25-14 42-14 8 0 11 0 18 4v42c-7 0-14 0-25 0-21 0-35 7-45 25-11 17-18 42-18 77v152zM2598 50v-50h49v50zM2598 406v-293h49v293zM2834 523c-32 0-60-3-78-17-21-11-31-32-39-54l50-7c3 14 10 22 21 32 14 8 28 11 46 11 49 0 74-29 74-89v-46c-11 18-25 32-39 42-17 11-35 14-56 14-39 0-64-14-81-35-18-25-25-63-25-116 0-50 7-88 28-113 18-25 46-39 81-39 21 0 39 7 57 14 14 11 24 25 35 43 0-8 0-15 0-29s3-21 3-21h46c0 7 0 28 0 60v226c0 86-42 124-123 124zM2908 258c0-21-4-43-11-60-7-18-14-32-28-39-10-11-25-14-39-14-24 0-46 7-56 25-11 17-18 49-18 88 0 42 7 70 18 88 10 18 28 28 53 28 17 0 32-7 42-14 14-11 21-25 28-39 7-17 11-39 11-63zM3081 163c10-22 21-36 35-43 18-10 35-14 60-14 32 0 53 7 71 25 14 14 21 42 21 81v194h-50v-187c0-21-3-35-7-46-3-10-10-18-17-21-7-7-21-7-36-7-24 0-42 7-56 25-14 14-21 35-21 63v173h-50v-406h50v106c0 14 0 25 0 35 0 11 0 18 0 22zM3455 406c-18 3-32 7-50 7-38 0-60-25-60-67v-198h-31v-35h35l14-67h32v67h56v35h-56v184c0 14 3 25 7 32 3 7 14 10 25 10 7 0 17-3 28-7zM3455 520v-35h324v35zM3811 50v-50h46v50zM3811 406v-293h46v293zM4122 406v-187c0-18-4-32-8-46-3-10-10-18-17-21-7-7-21-7-35-7-25 0-43 7-57 25-14 14-21 35-21 67v169h-49v-233c0-32 0-53 0-60h45v7c0 4 0 7 0 11 0 7 0 17 0 32h4c11-22 21-36 39-43 14-10 31-14 53-14 35 0 56 7 74 25 14 14 21 42 21 81v194zM4467 325c0 28-10 49-32 63-21 18-52 25-91 25-36 0-64-7-85-18-18-14-32-31-39-56l46-11c4 18 14 29 25 36 14 7 32 10 53 10 28 0 46-3 56-10 11-7 18-18 18-36 0-10-4-21-11-28-10-7-21-14-39-18l-35-10c-28-7-49-14-60-21-14-7-21-14-28-25s-11-21-11-35c0-28 11-50 29-64 17-14 45-21 84-21 32 0 57 7 78 18 18 10 32 28 35 56l-42 4c-4-11-11-21-25-29-10-7-28-10-46-10-21 0-39 3-49 10-11 4-18 18-18 29 0 10 4 14 7 21 4 7 11 10 21 14 8 3 25 11 53 18 25 3 46 10 57 17 10 4 21 11 28 18s11 14 14 25c4 7 7 17 7 28zM4562 268c0 36 8 60 22 78 14 21 35 28 63 28 21 0 39-3 50-10 14-11 21-22 28-32l42 10c-18 46-60 71-120 71-46 0-77-14-102-39-21-28-32-67-32-116 0-50 11-85 32-113 25-25 56-39 99-39 88 0 130 53 130 159v3zM4725 233c-4-32-11-53-25-70-14-15-32-22-56-22-25 0-43 11-57 25-14 18-21 39-21 67zM4838 406v-226c0-21 0-42 0-67h46c0 32 0 53 0 60h3c7-28 14-42 25-53 10-10 24-14 42-14 7 0 14 0 21 4v42c-7 0-14 0-24 0-22 0-36 7-50 25-7 17-14 42-14 77v152zM5138 406c-18 3-36 7-50 7-42 0-60-25-60-67v-198h-35v-35h35l14-67h36v67h52v35h-52v184c0 14 3 25 7 32 3 7 10 10 21 10 7 0 17-3 32-7zM5402 325c0 28-10 49-32 63-21 18-49 25-88 25-35 0-63-7-85-18-21-14-31-31-38-56l42-11c7 18 14 29 28 36 11 7 32 10 53 10 25 0 42-3 57-10 10-7 17-18 17-36 0-10-7-21-14-28s-21-14-39-18l-35-10c-28-7-46-14-60-21-11-7-21-14-28-25s-11-21-11-35c0-28 11-50 32-64 18-14 46-21 81-21 32 0 60 7 78 18 21 10 32 28 35 56l-42 4c-4-11-11-21-21-29-15-7-29-10-50-10s-39 3-49 10c-11 4-14 18-14 29 0 10 3 14 7 21 3 7 10 10 17 14 11 3 29 11 53 18 28 3 46 10 60 17 11 4 18 11 25 18s14 14 14 25c7 7 7 17 7 28z">
          <text:p/>
        </draw:path>
        <draw:path draw:style-name="gr3" draw:text-style-name="P3" draw:layer="layout" svg:width="5.405cm" svg:height="0.526cm" svg:x="18.612cm" svg:y="15.458cm" svg:viewBox="0 0 5406 527" svg:d="M308 410h-308v-3-39l233-303 3 3h-215v-47-3h275v3 40 4l-232 303h-4v-3h248 4v3 39 3zM308 407v-39h-248-3l3-3 233-304h3-3v-40h3v4h-275v-4h4v47h-4v-3h215 4v3l-236 304-4-4h4v39h-4zM315 520v-35-4h328v4 35 3h-328zM315 516h328v4h-3v-35h3v3h-328v-3h4v35h-4zM724 114v187c0 18 0 32 4 46 3 7 10 14 17 21 11 4 22 7 36 7 24 0 42-10 56-25 11-17 18-38 18-67v-169-3h3 50 3v3 233c0 35 0 53 0 60v3h-3-46-4c0-3 0-3 0-10 0-4 0-7 0-14 0-4 0-14 0-28h4v3h-4v-3l4 3c-11 21-25 35-39 42-18 11-35 15-60 15-32 0-56-11-70-25-18-18-25-46-25-81v-198-3h3 50 3zM721 118h-50v-4h4v198c0 35 7 60 21 77 14 14 39 21 67 21 25 0 42-3 57-10 14-11 24-25 35-42l3-4h4v4c0 14 0 24 0 28 3 7 3 10 3 14 0 7 0 7 0 7h-3 46l-4 3c0-10 0-28 0-63v-233h4v4h-50v-4h4v169c0 32-7 53-21 71s-36 25-60 25c-14 0-29-4-39-7-7-4-14-14-18-25-3-11-7-25-7-46v-187h4zM1236 259c0 106-39 159-113 159-46 0-78-18-92-53v-4 4-4h4c0 4 0 18 0 49v113 4h-4-49v-4-349c0-32-4-49-4-60v-3h4 46 3v3c0 0 0 4 0 7 0 4 4 11 4 21 0 11 0 14 0 18h-4c7-18 21-32 35-42 15-7 36-11 57-11 39 0 67 11 85 35 17 25 28 64 28 117zM1229 259c0-53-7-88-25-113s-46-35-81-35c-21 0-39 3-53 14-14 7-28 21-35 39h-4-3v-4c0-4 0-7 0-18 0-10 0-14 0-21 0-3 0-7 0-7v4h-46v-4h3c0 11 0 28 0 60v349h-3v-3h49v3-113c0-31-3-45-3-45v-4h3 4c14 35 46 49 88 49 70 0 106-49 106-151zM1179 259c0-39-7-67-17-85-11-18-25-25-50-25-21 0-35 4-46 11-10 7-17 21-24 39-4 14-7 39-7 67 0 39 7 63 17 81 11 21 32 28 57 28 24 0 42-7 53-25 10-17 17-49 17-91zM1183 259c0 46-4 74-18 95-10 18-28 28-56 28-25 0-46-10-60-32-14-17-18-45-18-84 0-28 0-53 7-71 4-17 14-31 25-39 14-10 28-14 49-14 25 0 43 11 53 29 14 17 18 49 18 88zM1546 259c0 106-39 159-113 159-46 0-77-18-91-53v-4 4-4h3c0 4 0 18 0 49v113 4h-3-50v-4-349c0-32-3-49-3-60v-3h3 46 4v3c0 0 0 4 0 7 3 4 3 11 3 21 0 11 0 14 0 18h-3c7-18 21-32 35-42 14-7 35-11 56-11 39 0 67 11 85 35 18 25 28 64 28 117zM1539 259c0-53-7-88-25-113-17-25-42-35-81-35-21 0-38 3-53 14-14 7-24 21-35 39h-3-4v-4c0-4 0-7 0-18 0-10 0-14 0-21 0-3 0-7 0-7v4h-46v-4h4c0 11 0 28 0 60v349h-4v-3h50v3h-4v-113c0-31 0-45 0-45v-4h4 3c14 35 46 49 88 49 71 0 106-49 106-151zM1490 259c0-39-7-67-18-85-10-18-28-25-49-25s-36 4-46 11c-11 7-18 21-25 39-3 14-7 39-7 67 0 39 7 63 18 81 14 21 32 28 60 28 21 0 39-7 49-25 11-17 18-49 18-91zM1493 259c0 46-3 74-17 95-11 18-29 28-53 28-32 0-53-10-64-32-14-17-21-45-21-84 0-28 4-53 11-71 7-17 14-31 24-39 11-10 29-14 50-14 24 0 42 11 56 29 11 17 14 49 14 88zM1645 273c0 32 7 56 21 74 11 18 32 28 57 28 21 0 38-3 49-14 14-7 21-18 28-28v-4l46 11v3 4c-18 46-60 71-123 71-43 0-78-15-103-39-21-29-35-67-35-120 0-50 14-88 35-113 25-28 57-39 103-39 88 0 130 53 130 159v7h-212zM1641 269h212v4h-3v-7c0-106-43-155-127-155-43 0-74 14-96 38-24 25-35 60-35 110 0 53 11 88 35 116 22 25 53 35 96 35 63 0 102-21 120-67v4l-43-14h4c-4 14-14 25-28 35-11 7-32 14-53 14-25 0-50-10-64-32-14-17-21-45-21-77v-4zM1800 234c-3-32-14-53-24-67-15-14-32-21-57-21-21 0-39 7-53 25-14 14-21 35-21 63h-4v-3h159zM1800 238h-159-3v-4c3-28 11-53 25-67 14-18 35-25 56-25 25 0 46 7 60 22 14 14 21 38 25 70v4zM1913 407v-226c0-21 0-42-3-67v-3h3 46 4v3c3 32 3 53 3 60h-3v-3 3h-4c11-28 18-46 28-53 11-10 28-14 46-14 7 0 14 0 21 0v4 45 4c-7-4-17-4-28-4-18 0-32 8-42 25-11 18-18 42-18 74v152 3h-49-4zM1917 407h49-3v-152c0-35 3-60 14-77 10-18 28-29 49-29 11 0 21 4 28 4v3h-3v-45h3v3c-7-3-14-3-21-3-18 0-32 3-42 14-7 7-18 24-25 49v4h-3-4v-4c0-7 0-28-4-60h4v4h-46v-4h4c0 25 0 46 0 67zM2051 520v-35-4h3 325 3v4 35 3h-3-325-3zM2054 516h325v4h-4v-35h4v3h-325v-3h4v35h-4zM2407 407v-226c0-21 0-42 0-67v-3h4 45 4v3c0 32 0 53 0 60v-3 3h-4c7-28 18-46 29-53 10-10 24-14 45-14 8 0 15 0 22 0v4 45 4h-4c-7-4-14-4-25-4-21 0-35 8-42 25-14 18-18 42-18 74v152 3h-3-49-4zM2411 407h49-4v-152c0-35 7-60 18-77 11-18 28-29 49-29 11 0 22 4 29 4l-4 3v-45 3c-7-3-14-3-18-3-17 0-31 3-42 14-10 7-17 24-25 49l-3 4h-4v-4c0-7-3-28-3-60h3v4h-45v-4h3c0 25 0 46 0 67v226zM2594 51v-51h4 49v51 3h-49-4zM2598 47h49v4h-4v-51h4v4h-49v-4h3v51h-3zM2594 407v-293-3h4 49v3 293 3h-49-4zM2598 407h49-4v-293h4v4h-49v-4h3v293zM2834 527c-32 0-60-7-78-18-21-14-35-32-39-56l-3-4h3l50-7h3v4c4 10 11 21 22 28 10 7 24 11 42 11 49 0 70-29 70-85v-46h4v4-4c-7 21-21 35-39 46-14 7-35 14-56 14-39 0-64-14-85-39-14-21-25-60-25-113s11-91 29-116c17-25 49-39 84-39 21 0 43 4 57 14 14 11 28 25 35 43v-4 4h-4c0-4 0-15 4-29 0-14 0-21 0-21v-3h3 46 4v3c0 11-4 28-4 60v226c0 85-42 127-123 127zM2834 520c81 0 120-39 120-120v-226c0-32 0-49 0-60h3v4h-46v-4h4c0 0-4 7-4 21s0 25 0 29v3h-3-4c-7-18-17-32-35-42-14-7-32-14-53-14-35 0-60 14-81 35-18 28-25 63-25 116 0 50 7 88 25 113 14 21 42 32 78 32 21 0 39-4 56-14 14-7 25-21 35-39v-4h4 3v4 46c0 60-28 92-77 92-18 0-35-4-46-15-11-7-21-17-21-31v3l-46 4h-4 4c7 21 18 39 35 49 18 14 46 18 78 18zM2904 262c0-24-3-46-10-63-7-14-14-28-25-39-14-7-25-11-39-11-24 0-42 7-53 25-10 18-17 46-17 88 0 39 7 67 14 85 14 18 28 25 53 25 17 0 28-4 42-14 11-8 18-22 25-36 7-17 10-39 10-60zM2911 262c0 21-3 43-10 60-7 18-18 32-28 43-14 7-29 14-46 14-25 0-46-11-57-29-10-17-14-49-14-88 0-42 4-74 18-91 10-18 28-29 56-29 14 0 29 4 43 14 10 11 21 25 28 43 7 17 10 39 10 63zM3077 164c11-22 25-36 39-43 14-10 35-14 60-14 32 0 57 7 71 25 17 14 24 42 24 81v194 3h-3-50-3v-3-187c0-18 0-32-4-42-3-11-10-18-17-22-11-3-21-7-36-7-21 0-42 7-52 22-15 17-22 38-22 63v173 3h-3-50-3v-3-407h3 50 3v111c0 10 0 21 0 31-3 14-3 22-3 22v-4 4zM3081 167h-7l3-3c0-4 0-8 0-22 0-10 0-21 0-31v-111h4v4h-50v-4h4v407h-4 50-4v-173c0-28 7-49 25-67 14-14 32-25 56-25 15 0 29 4 39 7 7 7 14 15 18 25 3 11 7 25 7 46v187h-4 50-4v-194c0-39-7-64-21-81-14-14-39-21-67-21-25 0-42 3-56 14-14 7-29 21-39 42zM3455 410c-14 4-32 4-50 4-42 0-63-21-63-67v-198h3v4h-31-4v-4-35-3h4 35v3h-4l15-67v-3h3 32 3v3 67h-3v-3h56v3 35 4h-56v-4h3v187c0 14 4 22 7 29 4 3 11 7 22 7 7 0 17 0 28-4h3v4 35zM3451 407v-35h4v3c-11 0-21 0-28 0-11 0-22 0-25-7-7-7-11-18-11-32v-187-3h4 56v3h-3v-35h3v4h-56-4v-4-67h4v4h-32v-4h4l-18 67v4h-35v-4h3v35h-3v-3h31 4v3 198c0 42 18 63 56 63 18 0 32-3 50-7v4zM3451 520v-35-4h4 324 4v4 35 3h-4-324-4zM3455 516h324v4h-3v-35h3v3h-324v-3 35zM3808 51v-51h3 46 3v51 3h-3-46-3zM3811 47h46v4-51 4h-46v-4 51zM3808 407v-293-3h3 46 3v3 293 3h-3-46-3zM3811 407h46v-293 4h-46v-4zM4118 407v-187c0-18 0-32-7-42 0-11-7-18-14-22-11-3-21-7-35-7-25 0-43 7-57 25-10 14-18 35-18 64v169 3h-3-49-4v-3-229c0-36 0-57 0-64v-3h4 45l4 3c0 0 0 4 0 7 0 4 0 7 0 14 0 4 0 14 0 29h-4v-4h4v4h-4c11-22 25-36 39-46 18-7 35-11 57-11 35 0 60 7 74 25 14 14 24 42 24 81v194 3h-3-49-4zM4122 407h49-4v-194c0-39-7-64-21-78-14-17-39-24-70-24-22 0-39 3-53 14-14 7-25 21-39 42h-4l-3-3c0-15 0-25 0-29 0-7 0-10 0-14 0-3 0-7 0-7h3v4h-45v-4h3c0 7 0 28 0 64v229h-3 49-4v-169c0-29 7-53 22-71 14-14 35-25 60-25 14 0 28 4 35 7 10 7 17 15 21 25 4 14 7 28 7 46v187zM4467 326c0 28-10 53-32 67-21 17-49 25-91 25-36 0-64-8-85-18-21-14-35-32-39-60l-3-4h3l46-7v-3l4 3c3 18 10 29 21 36 14 7 32 10 53 10 28 0 42-3 56-14 11-7 14-14 14-32 0-10-3-17-10-24s-21-11-39-18l3-4-3 4-32-7v-4 4c-32-11-49-18-63-25-11-7-21-14-29-24-7-11-10-25-10-39 0-28 10-50 28-64 21-14 49-21 88-21 32 0 60 7 78 18 21 10 32 28 39 56v4h-4l-42 3h-4c-3-14-10-21-21-28-10-7-28-11-46-11-21 0-39 4-49 11-11 4-14 14-14 28 0 7 3 11 7 18 3 3 10 10 17 14 8 3 25 7 53 14 29 7 46 14 57 18 14 7 21 14 28 21s14 14 18 21c3 11 3 21 3 32zM4464 326c0-11-4-18-7-28-4-7-7-15-14-22-8-7-15-14-25-17-11-7-32-11-57-18v-3 3c-28-7-45-14-56-18-7-3-14-10-21-14-4-7-4-14-4-21 0-14 4-28 14-35 11-7 29-11 53-11 18 0 36 4 50 11 10 7 21 21 21 35l-4-3 46-7v3h-3c-4-25-14-42-36-53-17-10-42-17-74-17-35 0-63 7-81 21-21 14-28 35-28 60 0 14 0 24 7 35s18 18 28 25c11 7 32 14 60 21l35 7c18 7 32 14 39 21 11 7 14 18 14 28 0 18-7 32-17 39-14 7-32 11-60 11-21 0-39-4-53-11s-25-21-28-35l3-4v4l-42 10-4-3h4c7 25 17 42 39 53 17 14 45 17 81 17 39 0 67-7 88-21s32-35 32-63zM4566 273c0 32 7 56 21 74s32 28 60 28c21 0 35-3 50-14 10-7 21-18 24-28v-4h4l42 11 4 3v4c-18 46-60 71-124 71-46 0-81-15-102-39-25-29-35-67-35-120 0-50 10-88 35-113 21-28 56-39 99-39 88 0 134 53 134 159v7h-4-212zM4562 269h212v4h-3v-7c0-106-43-155-127-155-43 0-71 14-96 38-21 25-31 60-31 110 0 53 10 88 31 116 25 25 57 35 99 35 60 0 99-21 117-67h3v4l-46-14h4c-4 14-11 25-25 35-14 7-32 14-53 14-28 0-49-10-63-32-14-17-22-45-22-77zM4721 234c-3-32-10-53-24-67-11-14-29-21-53-21-25 0-43 7-53 25-14 14-21 35-25 63v-3h159v3zM4725 238h-159-4v-4c0-28 8-53 22-67 14-18 35-25 60-25 24 0 45 7 60 22 10 14 21 38 21 70zM4834 407v-226c0-21 0-42 0-67v-3h4 46 3v3c0 32 0 53 0 60h-3v-3h3v3h-3c7-28 17-46 28-53 10-10 24-14 42-14 7 0 14 0 21 0h4v4 45 4h-4c-7-4-14-4-24-4-22 0-36 8-46 25-11 18-14 42-14 74v152 3h-4-49-4zM4838 407h49-3v-152c0-35 7-60 17-77 11-18 28-29 50-29 10 0 17 4 24 4v3h-3v-45h3v3c-7-3-14-3-21-3-18 0-28 3-39 14-10 7-17 24-28 49v4h-3-4v-4c0-7 0-28 0-60h4v4h-46v-4c3 25 3 46 3 67v226zM5138 410c-18 4-36 4-50 4-42 0-63-21-63-67v-198h3v4h-35-4v-4-35-3h4 35v3l14-67v-3h36 3v3 67h-3v-3h52 4v3 35 4h-4-52v-4h3v187c0 14 0 22 4 29 3 3 10 7 21 7 7 0 17 0 28-4h4v4 35zM5134 407v-35h4v3c-15 0-25 0-32 0-11 0-18 0-25-7-3-7-7-18-7-32v-187-3h4 52v3h-3v-35h3v4h-52-4v-4-67h4v4h-36v-4h4l-14 67v4h-4-35v-4h3v35h-3v-3h35 4v3 198c0 42 17 63 56 63 14 0 32-3 46-7l4 4zM5406 326c0 28-11 53-32 67-25 17-53 25-92 25-35 0-67-8-88-18-18-14-32-32-39-60v-4h4l42-7 4-3v3c3 18 10 29 24 36 11 7 32 10 53 10 25 0 42-3 53-14 11-7 18-14 18-32 0-10-4-17-11-24-10-7-21-11-39-18v-4 4l-35-7v-4 4c-28-11-49-18-60-25-14-7-25-14-28-24-7-11-11-25-11-39 0-28 7-50 28-64 22-14 50-21 85-21 32 0 60 7 81 18 18 10 32 28 36 56l3 4h-3l-46 3h-4c0-14-7-21-21-28-11-7-25-11-46-11s-35 4-46 11c-10 4-14 14-14 28 0 7 0 11 4 18 3 3 10 10 21 14 7 3 25 7 53 14 24 7 42 14 56 18 11 7 21 14 28 21 8 7 11 14 15 21 3 11 7 21 7 32zM5399 326c0-11 0-18-4-28-3-7-11-15-14-22-7-7-18-14-28-17-11-7-29-11-57-18v-3 3c-28-7-46-14-53-18-10-3-17-10-21-14-3-7-7-14-7-21 0-14 7-28 18-35 10-7 28-11 49-11s39 4 50 11c14 7 21 21 24 35h-3v-3l42-7v3c-7-25-18-42-35-53-18-10-46-17-78-17-35 0-63 7-81 21s-28 35-28 60c0 14 3 24 10 35s14 18 25 25c14 7 32 14 60 21l35 7c18 7 32 14 43 21 7 7 10 18 10 28 0 18-7 32-17 39-11 7-32 11-57 11s-42-4-56-11-21-21-25-35v-4 4l-42 10v-3h3c7 25 18 42 35 53 22 14 50 17 85 17 39 0 67-7 85-21 21-14 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cm" svg:height="0.282cm" svg:x="18.591cm" svg:y="18.845cm" svg:viewBox="0 0 1871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7-10-71-35-15-25-26-61-26-107s11-81 26-106c14-21 39-35 71-35 31 0 56 14 70 39 18 21 25 56 25 102zM1176 141c0-39-4-67-14-85-11-17-25-28-46-28s-36 11-46 28c-7 18-14 46-14 85s7 68 14 86c10 17 25 28 46 28s35-11 46-28c10-18 14-47 14-86zM1433 141c0 46-10 82-25 107-17 25-42 35-70 35-32 0-57-10-71-35-17-25-24-61-24-107s7-81 21-106c17-21 42-35 74-35s56 14 70 39c15 21 25 56 25 102zM1398 141c0-39-7-67-14-85-11-17-25-28-46-28s-35 11-46 28c-11 18-14 46-14 85s3 68 14 86c11 17 25 28 46 28s35-11 42-28c11-18 18-47 18-86zM1620 216v64h-35v-64h-127v-25l123-184h39v180h35v29zM1585 46c0 0 0 3-4 10-3 4-7 11-10 11l-67 102-11 14-3 4h95zM1871 202c0 25-7 46-22 60-17 14-38 21-70 21-28 0-53-7-67-21-18-14-25-32-25-60 0-19 4-33 14-43 11-14 25-22 39-25-14-4-25-11-35-21-7-11-11-25-11-43 0-21 7-35 21-49 18-14 39-21 64-21 28 0 46 7 63 21 15 14 25 28 25 49 0 18-7 32-14 43-11 10-21 17-35 21 17 3 28 11 39 25 10 10 14 24 14 43zM1828 74c0-32-14-46-49-46-18 0-28 4-39 11-7 7-10 21-10 35s3 28 10 35c11 7 21 11 39 11s28-4 39-11c7-7 10-17 10-35zM1835 198c0-18-3-29-14-36-10-10-24-14-42-14s-32 4-42 14c-11 7-15 21-15 40 0 35 18 53 57 53 21 0 35-4 42-14 11-7 14-21 14-43z">
          <text:p/>
        </draw:path>
        <draw:path draw:style-name="gr3" draw:text-style-name="P3" draw:layer="layout" svg:width="1.873cm" svg:height="0.286cm" svg:x="18.591cm" svg:y="18.845cm" svg:viewBox="0 0 1874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8-14-75-39-15-25-25-60-25-106 0-47 10-82 25-107 17-25 43-35 75-35 35 0 56 10 74 35 14 25 21 60 21 107zM1207 142c0-47-7-82-21-103-14-25-39-36-70-36-32 0-58 11-72 36-14 21-21 56-21 103 0 46 7 81 21 102 18 25 40 39 72 39 31 0 53-14 70-39 14-21 21-56 21-102zM1172 142c0-40-3-68-14-86-7-14-21-24-42-24s-36 7-44 24c-10 18-14 46-14 86 0 39 4 67 14 85 8 17 23 24 44 24s35-7 42-24c11-18 14-46 14-85zM1176 142c0 39-4 67-14 85-11 21-25 28-46 28s-39-7-47-25c-11-21-18-49-18-88 0-40 7-68 18-89 8-14 26-25 47-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20 216v64 3h-35v-3-64 4h-127-4v-4-25-3l127-185h39v4 181h35 4v28 4h-4-35zM1620 216h35v-28 3h-35-3v-3-181h3-39 4l-127 184v25h127 3v64h-3v-4h35v4h-3v-64zM1588 46c0 0-3 3-7 10-3 7-7 11-7 11l-70 107-11 14-3 3v-3h95v-142zM1588 46v142 3h-3-95-4v-3l4-4h3-3l10-14h4-4l71-103c0-4 3-7 7-14 3-4 7-7 7-7l3-14zM1874 202c0 28-7 46-25 60-17 18-38 25-70 25-28 0-53-7-71-22-14-17-24-35-24-63 0-18 7-32 17-46 11-10 25-18 39-21v3c-14-3-28-10-35-24-11-12-14-26-14-44 0-21 7-38 24-49 15-14 39-21 64-21 28 0 49 7 63 21 18 11 25 28 25 49 0 18-3 32-14 44-7 14-21 21-35 24v-3h3-3c17 0 31 11 42 21 7 14 14 28 14 46zM1871 202c0-18-4-32-14-42-11-11-25-18-39-22h-4v-3h4c14-4 24-11 31-21 11-15 15-26 15-44 0-21-7-35-25-49-14-11-32-18-60-18-25 0-46 7-60 18-18 14-25 32-25 49 0 18 4 29 14 40 7 14 18 21 32 25h4v3h-4c-14 4-28 11-35 22-11 10-18 24-18 42 0 28 11 46 25 60 18 14 39 21 67 21s53-7 67-21c18-14 25-35 25-60zM1828 74c0-32-17-46-49-46-18 0-28 7-35 14-11 7-14 18-14 32s3 25 14 36c7 7 21 11 35 11 18 0 28-4 35-11 11-8 14-18 14-36zM1832 74c0 18-7 28-14 40-11 7-21 10-39 10s-28-3-39-14c-7-8-14-22-14-36s7-28 14-35c7-11 21-14 39-14 35 0 53 17 53 49zM1832 198c0-17-4-28-11-35-10-7-24-14-42-14s-32 7-39 14c-10 11-14 21-14 39 0 35 18 53 53 53 21 0 32-4 42-14 7-7 11-21 11-43zM1839 198c0 22-7 36-14 46-11 11-25 14-46 14-39 0-60-21-60-56 0-18 7-32 18-42 10-7 24-14 42-14s32 7 42 14c11 10 18 21 18 38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7.281cm" svg:height="7.683cm" svg:x="2.871cm" svg:y="2.131cm" svg:viewBox="0 0 7282 7684" svg:d="M7282 1509v138l-977 798v2283l-448 363-628-127v638l-444 367-716-148-720-963c-123 106-219 388-219 635v1827l-448 364-716-145-1934-2586c-11-14-21-28-32-42v-967l2044 417 4600-3758-2826-575c-310-64-684-15-839 112l-1168 956c-95 78-145 163-145 251 0 53 18 109 60 162 60 81 88 162 88 248 0-86-28-167-88-248-42-53-60-109-60-162v721c-151 151-402 278-726 370-273 74-457 194-506 328l-434 1178 434-1178c49-134 233-254 506-328 324-92 575-219 726-370 99-99 148-205 148-311 0 106-49 212-148 311v-721c0-88 50-173 145-251l1168-956c155-127 529-176 839-112l2826 575z">
          <text:p/>
        </draw:path>
        <draw:polygon draw:style-name="gr7" draw:text-style-name="P2" draw:layer="layout" svg:width="0cm" svg:height="0cm" svg:x="6.861cm" svg:y="6.194cm" svg:viewBox="0 0 0 0" draw:points="0,0">
          <text:p/>
        </draw:polygon>
        <draw:path draw:style-name="gr1" draw:text-style-name="P1" draw:layer="layout" svg:width="5.238cm" svg:height="4.663cm" svg:x="4.914cm" svg:y="2.734cm" svg:viewBox="0 0 5239 4664" svg:d="M0 3753l638 911 124-102c7-60 31-106 63-131 35-28 78-38 134-31l1905-1557c7-60 28-102 64-131 36-28 78-38 135-31l875-713c7-60 31-102 63-130 35-29 78-39 134-32l1104-900-638-906z">
          <text:p/>
        </draw:path>
        <draw:polygon draw:style-name="gr7" draw:text-style-name="P2" draw:layer="layout" svg:width="0cm" svg:height="0cm" svg:x="6.861cm" svg:y="6.194cm" svg:viewBox="0 0 0 0" draw:points="0,0">
          <text:p/>
        </draw:polygon>
        <draw:path draw:style-name="gr1" draw:text-style-name="P1" draw:layer="layout" svg:width="2.681cm" svg:height="3.743cm" svg:x="2.871cm" svg:y="6.071cm" svg:viewBox="0 0 2682 3744" svg:d="M2044 416l638 907v2421l-716-145-1934-2590c-11-14-21-25-32-39v-970z">
          <text:p/>
        </draw:path>
        <draw:polygon draw:style-name="gr7" draw:text-style-name="P2" draw:layer="layout" svg:width="0cm" svg:height="0cm" svg:x="6.861cm" svg:y="6.194cm" svg:viewBox="0 0 0 0" draw:points="0,0">
          <text:p/>
        </draw:polygon>
        <draw:path draw:style-name="gr1" draw:text-style-name="P1" draw:layer="layout" svg:width="4.6cm" svg:height="6.174cm" svg:x="5.552cm" svg:y="3.64cm" svg:viewBox="0 0 4601 6175" svg:d="M3497 900l1104-900v138l-977 797v2279l-448 367v-1824c0-173-49-293-123-307-32-7-67 4-103 32l-176 148c-123 99-226 385-226 635v1189 638l-444 364v-1824c0-173-50-293-127-307-28-7-64 4-99 35l-1211 985h4c-4 0-4 0-4 3-123 102-219 385-219 635v1825l-448 367v-2421l124-99c-46 113-60 254-43 356 4 25 11 50 22 71 38 74 105 60 169-32 60-92 102-240 102-374 0-85-21-155-53-187l1906-1552c-46 116-63 257-42 356 3 28 11 53 21 71 39 74 106 63 166-28 63-92 102-244 102-374 0-89-17-156-49-187l875-713c-46 116-64 258-43 356 4 29 11 53 22 71 38 74 105 63 169-28 60-92 102-244 102-374 0-88-21-155-53-187z">
          <text:p/>
        </draw:path>
        <draw:polygon draw:style-name="gr7" draw:text-style-name="P2" draw:layer="layout" svg:width="0cm" svg:height="0cm" svg:x="6.861cm" svg:y="6.194cm" svg:viewBox="0 0 0 0" draw:points="0,0">
          <text:p/>
        </draw:polygon>
        <draw:path draw:style-name="gr1" draw:text-style-name="P1" draw:layer="layout" svg:width="1.436cm" svg:height="2.133cm" svg:x="6.219cm" svg:y="5.963cm" svg:viewBox="0 0 1437 2134" svg:d="M1437 2134v-1825c0-173-50-293-127-307-28-7-64 4-99 35l-1211 985h4c-4 0-4 0-4 3l721 964-721-967 1437 1112-716-145z">
          <text:p/>
        </draw:path>
        <draw:polygon draw:style-name="gr7" draw:text-style-name="P2" draw:layer="layout" svg:width="0cm" svg:height="0cm" svg:x="6.861cm" svg:y="6.194cm" svg:viewBox="0 0 0 0" draw:points="0,0">
          <text:p/>
        </draw:polygon>
        <draw:path draw:style-name="gr1" draw:text-style-name="P1" draw:layer="layout" svg:width="0.628cm" svg:height="2.133cm" svg:x="8.099cm" svg:y="5.088cm" svg:viewBox="0 0 629 2134" svg:d="M0 2007l629 127v-1824c0-174-49-294-123-308-32-7-67 4-103 32l-180 148c-124 100-223 386-223 640z">
          <text:p/>
        </draw:path>
        <draw:polygon draw:style-name="gr7" draw:text-style-name="P2" draw:layer="layout" svg:width="0cm" svg:height="0cm" svg:x="6.861cm" svg:y="6.194cm" svg:viewBox="0 0 0 0" draw:points="0,0">
          <text:p/>
        </draw:polygon>
        <draw:path draw:style-name="gr1" draw:text-style-name="P1" draw:layer="layout" svg:width="0.851cm" svg:height="0.35cm" svg:x="5.753cm" svg:y="3.651cm" svg:viewBox="0 0 852 351" svg:d="M233 332c134 29 289 25 417-10 124-28 202-85 202-145 0-95-191-177-428-177-233 0-424 82-424 177 0 67 92 127 233 155z">
          <text:p/>
        </draw:path>
        <draw:polygon draw:style-name="gr7" draw:text-style-name="P2" draw:layer="layout" svg:width="0cm" svg:height="0cm" svg:x="6.861cm" svg:y="6.194cm" svg:viewBox="0 0 0 0" draw:points="0,0">
          <text:p/>
        </draw:polygon>
        <draw:path draw:style-name="gr1" draw:text-style-name="P1" draw:layer="layout" svg:width="0.85cm" svg:height="0.351cm" svg:x="3.965cm" svg:y="5.111cm" svg:viewBox="0 0 851 352" svg:d="M236 333c131 28 286 25 413-7 124-33 202-89 202-149 0-99-192-177-428-177-233 0-423 78-423 177 0 63 91 127 236 156z">
          <text:p/>
        </draw:path>
        <draw:polygon draw:style-name="gr7" draw:text-style-name="P2" draw:layer="layout" svg:width="0cm" svg:height="0cm" svg:x="6.861cm" svg:y="6.194cm" svg:viewBox="0 0 0 0" draw:points="0,0">
          <text:p/>
        </draw:polygon>
        <draw:path draw:style-name="gr1" draw:text-style-name="P1" draw:layer="layout" svg:width="0.3cm" svg:height="0.658cm" svg:x="5.626cm" svg:y="8.845cm" svg:viewBox="0 0 301 659" svg:d="M148 23c86-67 153 15 153 185 0 130-42 282-103 374-64 91-131 103-169 28-11-18-18-42-22-71-24-137 14-342 92-458 18-25 32-43 49-58z">
          <text:p/>
        </draw:path>
        <draw:polygon draw:style-name="gr7" draw:text-style-name="P2" draw:layer="layout" svg:width="0cm" svg:height="0cm" svg:x="6.861cm" svg:y="6.194cm" svg:viewBox="0 0 0 0" draw:points="0,0">
          <text:p/>
        </draw:polygon>
        <draw:path draw:style-name="gr1" draw:text-style-name="P1" draw:layer="layout" svg:width="0.3cm" svg:height="0.66cm" svg:x="7.726cm" svg:y="7.129cm" svg:viewBox="0 0 301 661" svg:d="M7 541c-24-139 18-343 96-463 14-21 31-43 49-53 82-71 149 14 149 180 0 134-39 287-103 378-60 92-127 103-166 28-10-17-18-42-25-70z">
          <text:p/>
        </draw:path>
        <draw:polygon draw:style-name="gr7" draw:text-style-name="P2" draw:layer="layout" svg:width="0cm" svg:height="0cm" svg:x="6.861cm" svg:y="6.194cm" svg:viewBox="0 0 0 0" draw:points="0,0">
          <text:p/>
        </draw:polygon>
        <draw:path draw:style-name="gr1" draw:text-style-name="P1" draw:layer="layout" svg:width="0.303cm" svg:height="0.662cm" svg:x="8.798cm" svg:y="6.252cm" svg:viewBox="0 0 304 663" svg:d="M152 23c85-67 152 16 152 185 0 134-42 282-102 374-64 92-132 110-170 32-11-22-18-43-25-71-25-141 17-346 95-462 19-25 33-42 50-58z">
          <text:p/>
        </draw:path>
        <draw:polygon draw:style-name="gr7" draw:text-style-name="P2" draw:layer="layout" svg:width="0cm" svg:height="0cm" svg:x="6.861cm" svg:y="6.194cm" svg:viewBox="0 0 0 0" draw:points="0,0">
          <text:p/>
        </draw:polygon>
        <draw:path draw:style-name="gr1" draw:text-style-name="P1" draw:layer="layout" svg:width="0.303cm" svg:height="0.642cm" svg:x="8.798cm" svg:y="4.538cm" svg:viewBox="0 0 304 643" svg:d="M251 2c32 32 53 99 53 187 0 135-42 283-102 375-65 91-132 106-170 31-11-21-18-42-25-70 3 0 7 0 7 0 35 7 74-28 102-92 33-63 54-148 54-227 0-81-25-137-61-144-7 0-14 0-21 3 7-3 14-3 21-3 36 7 61 63 61 144 0 79-21 164-54 227-28 64-67 99-102 92 0 0-4 0-7 0-18-102 0-240 46-361 7-60 31-102 63-130 36-29 79-39 135-32z">
          <text:p/>
        </draw:path>
        <draw:polygon draw:style-name="gr7" draw:text-style-name="P2" draw:layer="layout" svg:width="0cm" svg:height="0cm" svg:x="6.861cm" svg:y="6.194cm" svg:viewBox="0 0 0 0" draw:points="0,0">
          <text:p/>
        </draw:polygon>
        <draw:path draw:style-name="gr1" draw:text-style-name="P1" draw:layer="layout" svg:width="0.3cm" svg:height="0.641cm" svg:x="5.626cm" svg:y="7.128cm" svg:viewBox="0 0 301 642" svg:d="M252 1c32 32 49 102 49 187 0 135-42 287-103 379-64 88-131 102-169 28-11-18-18-43-22-71h4c35 7 74-28 102-91 32-64 53-149 53-227s-25-134-60-141c-7-4-14-4-21 0 7-4 14-4 21 0 35 7 60 63 60 141s-21 163-53 227c-28 63-67 98-102 91h-4c-17-102-3-240 43-357 7-60 31-106 63-134 35-25 78-35 139-32z">
          <text:p/>
        </draw:path>
        <draw:polygon draw:style-name="gr7" draw:text-style-name="P2" draw:layer="layout" svg:width="0cm" svg:height="0cm" svg:x="6.861cm" svg:y="6.194cm" svg:viewBox="0 0 0 0" draw:points="0,0">
          <text:p/>
        </draw:polygon>
        <draw:path draw:style-name="gr1" draw:text-style-name="P1" draw:layer="layout" svg:width="0.299cm" svg:height="0.642cm" svg:x="7.726cm" svg:y="5.414cm" svg:viewBox="0 0 300 643" svg:d="M251 1c32 35 49 103 49 191 0 131-39 282-103 374-60 92-127 102-166 28-10-17-18-42-25-70 4 0 4 0 7 0 32 7 71-28 103-92 32-63 49-148 49-222 0-81-21-138-56-145-7 0-14 0-21 0 7 0 14 0 21 0 35 7 56 64 56 145 0 74-17 159-49 222-32 64-71 99-103 92-3 0-3 0-7 0-17-99 0-240 46-357 7-60 28-102 64-131 32-28 77-39 135-35z">
          <text:p/>
        </draw:path>
        <draw:polygon draw:style-name="gr7" draw:text-style-name="P2" draw:layer="layout" svg:width="0cm" svg:height="0cm" svg:x="6.861cm" svg:y="6.194cm" svg:viewBox="0 0 0 0" draw:points="0,0">
          <text:p/>
        </draw:polygon>
        <draw:path draw:style-name="gr1" draw:text-style-name="P1" draw:layer="layout" svg:width="0.49cm" svg:height="0.578cm" svg:x="8.537cm" svg:y="7.773cm" svg:viewBox="0 0 491 579" svg:d="M424 38c60 14 85 145 53 293-28 148-102 261-162 247l-46-11c-14-3-28-14-39-35-21-28-28-78-28-134 0-67 14-145 35-212 25-67 60-116 92-141 17-14 35-21 49-14-14-7-32 0-49 14l-88-18-18-3c-35-8-78 28-109 99-32 67-53 155-53 236 0 85 24 145 63 155l18 4c-11 3-21 3-32 0l-42-7c-39-7-68-71-68-159 0-81 22-176 57-247s78-114 113-103l46 7c7 3 18 7 25 18-7-11-18-15-25-18l-46-7c-35-11-78 32-113 103s-57 166-57 247c0 88 29 152 68 159l42 7c-39-7-63-67-63-159 0-81 21-173 56-247 32-70 78-107 113-103-35-4-81 33-113 103-35 74-56 166-56 247 0 92 24 152 63 159 11 3 21 3 32 0l88 14c11 21 25 32 39 35l46 11c-43-11-67-74-67-170 0-88 21-187 56-261 35-77 81-116 120-109 60 14 85 145 53 293-28 148-102 261-162 247-43-11-67-74-67-170 0-88 21-187 56-261 35-77 81-116 120-109l-46-7z">
          <text:p/>
        </draw:path>
        <draw:polygon draw:style-name="gr7" draw:text-style-name="P2" draw:layer="layout" svg:width="0cm" svg:height="0cm" svg:x="6.861cm" svg:y="6.194cm" svg:viewBox="0 0 0 0" draw:points="0,0">
          <text:p/>
        </draw:polygon>
        <draw:path draw:style-name="gr1" draw:text-style-name="P1" draw:layer="layout" svg:width="0.49cm" svg:height="0.577cm" svg:x="10.639cm" svg:y="7.792cm" svg:viewBox="0 0 491 578" svg:d="M421 37c64 10 88 141 57 292-32 149-104 259-167 248l-46-10c-14-4-28-15-39-33-18-32-28-81-28-138 0-67 14-144 39-211 21-67 56-117 88-141 17-14 35-18 53-18-18 0-36 4-53 18l-85-18-21-7c-35-7-74 32-109 99-32 70-53 159-53 240 0 84 24 144 63 151l18 4c-11 7-21 7-28 3l-46-7c-39-10-64-70-64-158 0-85 21-177 53-247 35-71 78-110 113-103l46 7c11 4 18 7 28 18-10-11-17-14-28-18l-46-7c-35-7-78 32-113 103-32 70-53 162-53 247 0 88 25 148 64 158l46 7c-39-7-64-67-64-158 0-81 18-173 53-244 35-74 78-113 113-106-35-7-78 32-113 106-35 71-53 163-53 244 0 91 25 151 64 158 7 4 17 4 28-3l88 21c11 18 25 29 39 33l46 10c-43-10-67-75-67-170 0-88 21-187 56-261 39-78 85-116 121-109 64 10 88 141 57 292-32 149-104 259-167 248-43-10-67-75-67-170 0-88 21-187 56-261 39-78 85-116 121-109l-43-11z">
          <text:p/>
        </draw:path>
        <draw:polygon draw:style-name="gr7" draw:text-style-name="P2" draw:layer="layout" svg:width="0cm" svg:height="0cm" svg:x="6.861cm" svg:y="6.194cm" svg:viewBox="0 0 0 0" draw:points="0,0">
          <text:p/>
        </draw:polygon>
        <draw:path draw:style-name="gr1" draw:text-style-name="P1" draw:layer="layout" svg:width="0.49cm" svg:height="0.577cm" svg:x="11.712cm" svg:y="5.181cm" svg:viewBox="0 0 491 578" svg:d="M424 36c60 14 85 145 53 294-28 148-102 261-166 247l-43-7c-18-4-32-18-42-35-18-32-29-78-29-135 0-70 14-145 39-212s58-120 93-145c14-14 35-17 49-14-14-3-35 0-49 14l-93-17-18-4c-35-7-74 28-109 99-32 67-53 159-53 237 0 88 25 148 64 155l17 4c-10 3-21 7-28 3l-46-10c-39-7-63-67-63-159 0-82 21-177 56-248 32-70 74-109 113-102l42 7c11 3 18 7 25 18-7-11-14-15-25-18l-42-7c-39-7-81 32-113 102-35 71-56 166-56 248 0 92 24 152 63 159l46 10c-42-7-63-70-63-158 0-86 17-178 53-248 35-71 77-113 112-106-35-7-77 35-112 106-36 70-53 162-53 248 0 88 21 151 63 158 7 4 18 0 28-3l89 18c10 17 24 31 42 35l43 7c-39-7-68-74-68-169 0-85 21-188 61-263 35-74 81-116 120-109 60 14 85 145 53 294-28 148-102 261-166 247-39-7-68-74-68-169 0-85 21-188 61-263 35-74 81-116 120-109l-46-7z">
          <text:p/>
        </draw:path>
        <draw:polygon draw:style-name="gr7" draw:text-style-name="P2" draw:layer="layout" svg:width="0cm" svg:height="0cm" svg:x="6.861cm" svg:y="6.194cm" svg:viewBox="0 0 0 0" draw:points="0,0">
          <text:p/>
        </draw:polygon>
        <draw:path draw:style-name="gr1" draw:text-style-name="P1" draw:layer="layout" svg:width="0.49cm" svg:height="0.58cm" svg:x="10.639cm" svg:y="6.056cm" svg:viewBox="0 0 491 581" svg:d="M421 37c64 14 88 145 57 293-32 148-104 261-167 250l-46-10c-14-4-28-18-39-36-18-28-28-77-28-134 0-70 14-144 39-211 21-67 56-120 88-145 17-14 35-18 53-14-18-4-36 0-53 14l-85-18-21-4c-35-7-74 33-109 100-32 70-53 158-53 236 0 88 24 148 63 155l18 4c-11 3-21 7-28 3l-46-7c-39-10-64-70-64-162 0-81 21-173 53-247 35-71 78-110 113-103l46 10c11 0 18 7 28 15-10-8-17-15-28-15l-46-10c-35-7-78 32-113 103-32 74-53 166-53 247 0 92 25 152 64 162l46 7c-39-7-64-70-64-158 0-85 18-177 53-247 35-71 78-111 113-104-35-7-78 33-113 104-35 70-53 162-53 247 0 88 25 151 64 158 7 4 17 0 28-3l88 17c11 18 25 32 39 36l46 10c-43-10-67-77-67-173 0-84 21-183 56-261 39-74 85-116 121-109 64 14 88 145 57 293-32 148-104 261-167 250-43-10-67-77-67-173 0-84 21-183 56-261 39-74 85-116 121-109l-43-7z">
          <text:p/>
        </draw:path>
        <draw:polygon draw:style-name="gr7" draw:text-style-name="P2" draw:layer="layout" svg:width="0cm" svg:height="0cm" svg:x="6.861cm" svg:y="6.194cm" svg:viewBox="0 0 0 0" draw:points="0,0">
          <text:p/>
        </draw:polygon>
        <draw:path draw:style-name="gr1" draw:text-style-name="P1" draw:layer="layout" svg:width="0.49cm" svg:height="0.577cm" svg:x="8.537cm" svg:y="9.506cm" svg:viewBox="0 0 491 578" svg:d="M424 36c60 14 85 145 53 293-28 148-102 262-162 248l-46-8c-14-4-28-18-39-35-21-32-28-78-28-134 0-71 14-145 35-212 25-67 60-120 92-145 17-14 35-17 49-14-14-3-32 0-49 14l-88-17-18-4c-35-7-78 32-109 99-32 67-53 159-53 236 0 88 24 148 63 155l18 4c-11 3-21 7-32 3l-42-10c-39-7-68-67-68-159 0-81 22-173 57-247 35-70 78-110 113-102l46 10c7 0 18 8 25 15-7-7-18-15-25-15l-46-10c-35-8-78 32-113 102-35 74-57 166-57 247 0 92 29 152 68 159l42 10c-39-7-63-70-63-158 0-85 21-177 56-247 32-71 78-110 113-103-35-7-81 32-113 103-35 70-56 162-56 247 0 88 24 151 63 158 11 4 21 0 32-3l88 18c11 17 25 31 39 35l46 8c-43-8-67-75-67-170 0-85 21-184 56-261 35-75 81-117 120-110 60 14 85 145 53 293-28 148-102 262-162 248-43-8-67-75-67-170 0-85 21-184 56-261 35-75 81-117 120-110l-46-7z">
          <text:p/>
        </draw:path>
        <draw:polygon draw:style-name="gr7" draw:text-style-name="P2" draw:layer="layout" svg:width="0cm" svg:height="0cm" svg:x="6.861cm" svg:y="6.194cm" svg:viewBox="0 0 0 0" draw:points="0,0">
          <text:p/>
        </draw:polygon>
        <draw:path draw:style-name="gr1" draw:text-style-name="P1" draw:layer="layout" svg:width="0.49cm" svg:height="0.58cm" svg:x="11.712cm" svg:y="6.913cm" svg:viewBox="0 0 491 581" svg:d="M424 40c60 10 85 141 53 294-28 148-102 257-166 247l-43-11c-18-4-32-14-42-32 10 18 24 28 42 32l43 11c-39-11-68-75-68-170 0-89 21-188 61-262 35-77 81-120 120-109 60 10 85 141 53 294-28 148-102 257-166 247-39-11-68-75-68-170 0-89 21-188 61-262 35-77 81-120 120-109l-46-11c-14-3-35 4-49 14l-93-17-18-4c-35-7-74 32-109 99-32 67-53 159-53 241 0 84 25 144 64 151l17 4c-10 7-21 7-28 4l-46-8c-39-10-63-70-63-158 0-86 21-178 56-248 32-74 74-113 113-106l42 11c11 3 18 7 25 14-7-7-14-11-25-14l-42-11c-39-7-81 32-113 106-35 70-56 162-56 248 0 88 24 148 63 158l46 8c-42-8-63-67-63-159 0-82 17-178 53-248 35-71 77-110 112-102-35-8-77 31-112 102-36 70-53 166-53 248 0 92 21 151 63 159 7 3 18 3 28-4l89 21c-18-32-29-81-29-137 0-67 14-146 39-213s58-120 93-145c14-10 35-17 49-14z">
          <text:p/>
        </draw:path>
        <draw:polygon draw:style-name="gr7" draw:text-style-name="P2" draw:layer="layout" svg:width="0cm" svg:height="0cm" svg:x="6.861cm" svg:y="6.194cm" svg:viewBox="0 0 0 0" draw:points="0,0">
          <text:p/>
        </draw:polygon>
        <draw:path draw:style-name="gr1" draw:text-style-name="P1" draw:layer="layout" svg:width="0.293cm" svg:height="0.658cm" svg:x="5.633cm" svg:y="8.845cm" svg:viewBox="0 0 294 659" svg:d="M97 81c14-25 31-43 45-58 85-67 152 15 152 185 0 130-42 282-102 374-60 91-132 103-170 28-11-18-18-42-22-71 0 4 4 4 4 4 35 7 75-28 107-92 28-67 49-151 49-226 0-81-25-137-60-144z">
          <text:p/>
        </draw:path>
        <draw:polygon draw:style-name="gr7" draw:text-style-name="P2" draw:layer="layout" svg:width="0cm" svg:height="0cm" svg:x="6.861cm" svg:y="6.194cm" svg:viewBox="0 0 0 0" draw:points="0,0">
          <text:p/>
        </draw:polygon>
        <draw:path draw:style-name="gr1" draw:text-style-name="P1" draw:layer="layout" svg:width="0.293cm" svg:height="0.66cm" svg:x="7.732cm" svg:y="7.129cm" svg:viewBox="0 0 294 661" svg:d="M97 78c14-21 31-43 49-53 81-71 148 14 148 180 0 134-39 287-102 378-60 92-127 103-166 28-10-17-18-42-26-70 4 0 4 0 8 0 32 7 71-25 103-93 32-63 49-148 49-222 0-81-21-138-56-145-4 0-4-3-7-3z">
          <text:p/>
        </draw:path>
        <draw:polygon draw:style-name="gr7" draw:text-style-name="P2" draw:layer="layout" svg:width="0cm" svg:height="0cm" svg:x="6.861cm" svg:y="6.194cm" svg:viewBox="0 0 0 0" draw:points="0,0">
          <text:p/>
        </draw:polygon>
        <draw:path draw:style-name="gr1" draw:text-style-name="P1" draw:layer="layout" svg:width="0.296cm" svg:height="0.662cm" svg:x="8.805cm" svg:y="6.252cm" svg:viewBox="0 0 297 663" svg:d="M95 81c18-25 32-42 49-58 86-67 153 16 153 185 0 134-42 282-103 374-64 92-131 110-169 32-11-22-18-43-25-71 3 0 7 0 7 0 32 7 70-28 102-92 32-67 53-148 53-225 0-82-25-138-60-145-3 0-3 0-7 0z">
          <text:p/>
        </draw:path>
        <draw:polygon draw:style-name="gr7" draw:text-style-name="P2" draw:layer="layout" svg:width="0cm" svg:height="0cm" svg:x="6.861cm" svg:y="6.194cm" svg:viewBox="0 0 0 0" draw:points="0,0">
          <text:p/>
        </draw:polygon>
        <draw:path draw:style-name="gr1" draw:text-style-name="P1" draw:layer="layout" svg:width="0.272cm" svg:height="0.513cm" svg:x="11.768cm" svg:y="5.202cm" svg:viewBox="0 0 273 514" svg:d="M171 514c-18-32-25-78-25-135 0-70 10-144 35-212 25-67 57-120 92-145l-88-17-18-4c-35-7-78 28-113 99-32 67-54 160-54 237 0 88 26 148 65 155l17 4z">
          <text:p/>
        </draw:path>
        <draw:polygon draw:style-name="gr7" draw:text-style-name="P2" draw:layer="layout" svg:width="0cm" svg:height="0cm" svg:x="6.861cm" svg:y="6.194cm" svg:viewBox="0 0 0 0" draw:points="0,0">
          <text:p/>
        </draw:polygon>
        <draw:path draw:style-name="gr1" draw:text-style-name="P1" draw:layer="layout" svg:width="0.268cm" svg:height="0.513cm" svg:x="8.597cm" svg:y="9.527cm" svg:viewBox="0 0 269 514" svg:d="M170 514c-21-32-28-79-28-139 0-67 14-141 35-208 25-67 60-120 92-145l-88-17-18-4c-35-7-79 28-110 99-36 67-53 159-53 236 0 85 21 149 60 156l21 4z">
          <text:p/>
        </draw:path>
        <draw:polygon draw:style-name="gr7" draw:text-style-name="P2" draw:layer="layout" svg:width="0cm" svg:height="0cm" svg:x="6.861cm" svg:y="6.194cm" svg:viewBox="0 0 0 0" draw:points="0,0">
          <text:p/>
        </draw:polygon>
        <draw:path draw:style-name="gr1" draw:text-style-name="P1" draw:layer="layout" svg:width="0.268cm" svg:height="0.516cm" svg:x="10.696cm" svg:y="7.809cm" svg:viewBox="0 0 269 517" svg:d="M170 517c-19-32-29-78-29-138 0-67 14-144 40-212 24-67 56-117 88-141l-85-18-21-7c-33-7-75 32-110 99-32 70-53 163-53 241 0 88 24 144 63 155l18 3z">
          <text:p/>
        </draw:path>
        <draw:polygon draw:style-name="gr7" draw:text-style-name="P2" draw:layer="layout" svg:width="0cm" svg:height="0cm" svg:x="6.861cm" svg:y="6.194cm" svg:viewBox="0 0 0 0" draw:points="0,0">
          <text:p/>
        </draw:polygon>
        <draw:path draw:style-name="gr1" draw:text-style-name="P1" draw:layer="layout" svg:width="0.268cm" svg:height="0.512cm" svg:x="10.696cm" svg:y="6.077cm" svg:viewBox="0 0 269 513" svg:d="M170 513c-19-28-29-77-29-134 0-71 14-145 40-212 24-67 56-120 88-145l-85-18-21-3c-33-7-75 32-110 99-32 70-53 158-53 241 0 84 24 144 63 151l18 4z">
          <text:p/>
        </draw:path>
        <draw:polygon draw:style-name="gr7" draw:text-style-name="P2" draw:layer="layout" svg:width="0cm" svg:height="0cm" svg:x="6.861cm" svg:y="6.194cm" svg:viewBox="0 0 0 0" draw:points="0,0">
          <text:p/>
        </draw:polygon>
        <draw:path draw:style-name="gr1" draw:text-style-name="P1" draw:layer="layout" svg:width="0.272cm" svg:height="0.516cm" svg:x="11.768cm" svg:y="6.934cm" svg:viewBox="0 0 273 517" svg:d="M171 517c-18-35-25-81-25-137 0-71 10-145 35-212s57-120 92-145l-88-18-18-4c-35-7-78 33-113 100-32 67-54 159-54 236 0 88 26 148 65 155l17 4z">
          <text:p/>
        </draw:path>
        <draw:polygon draw:style-name="gr7" draw:text-style-name="P2" draw:layer="layout" svg:width="0cm" svg:height="0cm" svg:x="6.861cm" svg:y="6.194cm" svg:viewBox="0 0 0 0" draw:points="0,0">
          <text:p/>
        </draw:polygon>
        <draw:path draw:style-name="gr1" draw:text-style-name="P1" draw:layer="layout" svg:width="0.268cm" svg:height="0.513cm" svg:x="8.597cm" svg:y="7.792cm" svg:viewBox="0 0 269 514" svg:d="M170 514c-21-25-28-78-28-134 0-67 14-145 35-212 25-68 60-117 92-142l-88-21-18-4c-35-7-79 32-110 99-36 75-53 160-53 241 0 88 21 148 60 155l21 4z">
          <text:p/>
        </draw:path>
        <draw:polygon draw:style-name="gr7" draw:text-style-name="P2" draw:layer="layout" svg:width="0cm" svg:height="0cm" svg:x="6.861cm" svg:y="6.194cm" svg:viewBox="0 0 0 0" draw:points="0,0">
          <text:p/>
        </draw:polygon>
        <draw:path draw:style-name="gr1" draw:text-style-name="P1" draw:layer="layout" svg:width="0.166cm" svg:height="0.463cm" svg:x="5.626cm" svg:y="8.925cm" svg:viewBox="0 0 167 464" svg:d="M107 0c35 7 60 63 60 145 0 75-21 159-49 226-32 64-72 99-107 92 0 0-4 0-4-4-24-137 14-342 97-459z">
          <text:p/>
        </draw:path>
        <draw:polygon draw:style-name="gr7" draw:text-style-name="P2" draw:layer="layout" svg:width="0cm" svg:height="0cm" svg:x="6.861cm" svg:y="6.194cm" svg:viewBox="0 0 0 0" draw:points="0,0">
          <text:p/>
        </draw:polygon>
        <draw:path draw:style-name="gr1" draw:text-style-name="P1" draw:layer="layout" svg:width="0.169cm" svg:height="0.463cm" svg:x="8.798cm" svg:y="6.332cm" svg:viewBox="0 0 170 464" svg:d="M110 0c35 7 60 63 60 145 0 77-21 158-53 226-32 64-70 99-103 92 0 0-4 0-7 0-25-142 18-347 96-463 4 0 4 0 7 0z">
          <text:p/>
        </draw:path>
        <draw:polygon draw:style-name="gr7" draw:text-style-name="P2" draw:layer="layout" svg:width="0cm" svg:height="0cm" svg:x="6.861cm" svg:y="6.194cm" svg:viewBox="0 0 0 0" draw:points="0,0">
          <text:p/>
        </draw:polygon>
        <draw:path draw:style-name="gr1" draw:text-style-name="P1" draw:layer="layout" svg:width="0.166cm" svg:height="0.463cm" svg:x="7.726cm" svg:y="7.207cm" svg:viewBox="0 0 167 464" svg:d="M7 463c-24-139 18-343 96-463 3 0 3 3 7 3 36 7 57 64 57 145 0 74-14 159-49 222-33 68-72 100-104 93-3 0-3 0-7 0z">
          <text:p/>
        </draw:path>
        <draw:polygon draw:style-name="gr7" draw:text-style-name="P2" draw:layer="layout" svg:width="0cm" svg:height="0cm" svg:x="6.861cm" svg:y="6.194cm" svg:viewBox="0 0 0 0" draw:points="0,0">
          <text:p/>
        </draw:polygon>
        <draw:path draw:style-name="gr1" draw:text-style-name="P1" draw:layer="layout" svg:width="0.134cm" svg:height="0.297cm" svg:x="12.012cm" svg:y="7.072cm" svg:viewBox="0 0 135 298" svg:d="M95 0c36 7 50 74 33 162-19 82-58 142-93 135-21-3-35-39-35-92 0-50 10-103 31-145 22-39 46-64 64-60z">
          <text:p/>
        </draw:path>
        <draw:polygon draw:style-name="gr7" draw:text-style-name="P2" draw:layer="layout" svg:width="0cm" svg:height="0cm" svg:x="6.861cm" svg:y="6.194cm" svg:viewBox="0 0 0 0" draw:points="0,0">
          <text:p/>
        </draw:polygon>
        <draw:path draw:style-name="gr1" draw:text-style-name="P1" draw:layer="layout" svg:width="0.134cm" svg:height="0.293cm" svg:x="12.012cm" svg:y="5.34cm" svg:viewBox="0 0 135 294" svg:d="M95 0c36 7 50 77 33 159-19 81-58 141-93 134-21-3-35-38-35-91 0-46 10-99 31-142 22-43 46-64 64-60z">
          <text:p/>
        </draw:path>
        <draw:polygon draw:style-name="gr7" draw:text-style-name="P2" draw:layer="layout" svg:width="0cm" svg:height="0cm" svg:x="6.861cm" svg:y="6.194cm" svg:viewBox="0 0 0 0" draw:points="0,0">
          <text:p/>
        </draw:polygon>
        <draw:path draw:style-name="gr1" draw:text-style-name="P1" draw:layer="layout" svg:width="0.135cm" svg:height="0.298cm" svg:x="10.939cm" svg:y="6.215cm" svg:viewBox="0 0 136 299" svg:d="M95 0c37 8 51 78 33 163-18 82-57 142-93 135-21-4-35-43-35-92 0-50 11-103 32-146 21-42 46-63 63-60z">
          <text:p/>
        </draw:path>
        <draw:polygon draw:style-name="gr7" draw:text-style-name="P2" draw:layer="layout" svg:width="0cm" svg:height="0cm" svg:x="6.861cm" svg:y="6.194cm" svg:viewBox="0 0 0 0" draw:points="0,0">
          <text:p/>
        </draw:polygon>
        <draw:path draw:style-name="gr1" draw:text-style-name="P1" draw:layer="layout" svg:width="0.135cm" svg:height="0.295cm" svg:x="10.939cm" svg:y="7.95cm" svg:viewBox="0 0 136 296" svg:d="M95 1c37 7 51 78 33 160-18 81-57 141-93 134-21-4-35-39-35-92 0-46 11-103 32-142 21-42 46-67 63-60z">
          <text:p/>
        </draw:path>
        <draw:polygon draw:style-name="gr7" draw:text-style-name="P2" draw:layer="layout" svg:width="0cm" svg:height="0cm" svg:x="6.861cm" svg:y="6.194cm" svg:viewBox="0 0 0 0" draw:points="0,0">
          <text:p/>
        </draw:polygon>
        <draw:path draw:style-name="gr1" draw:text-style-name="P1" draw:layer="layout" svg:width="0.134cm" svg:height="0.297cm" svg:x="8.837cm" svg:y="7.93cm" svg:viewBox="0 0 135 298" svg:d="M99 0c32 7 46 81 29 162-15 82-58 142-90 135-21-3-38-39-38-92 0-50 14-103 31-145 22-39 47-64 68-60z">
          <text:p/>
        </draw:path>
        <draw:polygon draw:style-name="gr7" draw:text-style-name="P2" draw:layer="layout" svg:width="0cm" svg:height="0cm" svg:x="6.861cm" svg:y="6.194cm" svg:viewBox="0 0 0 0" draw:points="0,0">
          <text:p/>
        </draw:polygon>
        <draw:path draw:style-name="gr1" draw:text-style-name="P1" draw:layer="layout" svg:width="0.134cm" svg:height="0.293cm" svg:x="8.837cm" svg:y="9.665cm" svg:viewBox="0 0 135 294" svg:d="M99 0c32 7 46 77 29 159-15 82-58 141-90 134-21-3-38-38-38-91 0-50 14-107 31-146 22-39 47-60 68-56z">
          <text:p/>
        </draw:path>
        <draw:polygon draw:style-name="gr7" draw:text-style-name="P2" draw:layer="layout" svg:width="0cm" svg:height="0cm" svg:x="6.861cm" svg:y="6.194cm" svg:viewBox="0 0 0 0" draw:points="0,0">
          <text:p/>
        </draw:polygon>
        <draw:line draw:style-name="gr8" draw:text-style-name="P2" draw:layer="layout" svg:x1="6cm" svg:y1="9.447cm" svg:x2="6cm" svg:y2="7.623cm">
          <text:p/>
        </draw:line>
        <draw:path draw:style-name="gr8" draw:text-style-name="P2" draw:layer="layout" svg:width="0.223cm" svg:height="0.638cm" svg:x="6cm" svg:y="6.985cm" svg:viewBox="0 0 224 639" svg:d="M224 0c-125 98-224 389-224 639">
          <text:p/>
        </draw:path>
        <draw:line draw:style-name="gr8" draw:text-style-name="P2" draw:layer="layout" svg:x1="6.001cm" svg:y1="9.447cm" svg:x2="5.552cm" svg:y2="9.815cm">
          <text:p/>
        </draw:line>
        <draw:line draw:style-name="gr8" draw:text-style-name="P2" draw:layer="layout" svg:x1="7.43cm" svg:y1="6cm" svg:x2="6.223cm" svg:y2="6.986cm">
          <text:p/>
        </draw:line>
        <draw:line draw:style-name="gr8" draw:text-style-name="P2" draw:layer="layout" svg:x1="5.552cm" svg:y1="7.394cm" svg:x2="5.552cm" svg:y2="9.814cm">
          <text:p/>
        </draw:line>
        <draw:path draw:style-name="gr8" draw:text-style-name="P2" draw:layer="layout" svg:width="0.099cm" svg:height="0.037cm" svg:x="7.429cm" svg:y="5.963cm" svg:viewBox="0 0 100 38" svg:d="M0 38c35-29 72-43 100-36">
          <text:p/>
        </draw:path>
        <draw:path draw:style-name="gr8" draw:text-style-name="P2" draw:layer="layout" svg:width="0.127cm" svg:height="0.307cm" svg:x="7.528cm" svg:y="5.965cm" svg:viewBox="0 0 128 308" svg:d="M0 0c78 15 128 135 128 308">
          <text:p/>
        </draw:path>
        <draw:line draw:style-name="gr8" draw:text-style-name="P2" draw:layer="layout" svg:x1="5.552cm" svg:y1="7.398cm" svg:x2="5.677cm" svg:y2="7.295cm">
          <text:p/>
        </draw:line>
        <draw:line draw:style-name="gr8" draw:text-style-name="P2" draw:layer="layout" svg:x1="7.651cm" svg:y1="8.096cm" svg:x2="7.651cm" svg:y2="6.272cm">
          <text:p/>
        </draw:line>
        <draw:path draw:style-name="gr8" draw:text-style-name="P2" draw:layer="layout" svg:width="0.271cm" svg:height="0.454cm" svg:x="5.655cm" svg:y="7.316cm" svg:viewBox="0 0 272 455" svg:d="M272 0c0 134-42 287-103 379-64 88-131 102-169 28">
          <text:p/>
        </draw:path>
        <draw:path draw:style-name="gr8" draw:text-style-name="P2" draw:layer="layout" svg:width="0.053cm" svg:height="0.427cm" svg:x="5.626cm" svg:y="7.295cm" svg:viewBox="0 0 54 428" svg:d="M30 428c-47-88-37-276 24-428">
          <text:p/>
        </draw:path>
        <draw:line draw:style-name="gr8" draw:text-style-name="P2" draw:layer="layout" svg:x1="8.1cm" svg:y1="7.732cm" svg:x2="7.651cm" svg:y2="8.097cm">
          <text:p/>
        </draw:line>
        <draw:path draw:style-name="gr8" draw:text-style-name="P2" draw:layer="layout" svg:width="0.053cm" svg:height="0.191cm" svg:x="5.873cm" svg:y="7.129cm" svg:viewBox="0 0 54 192" svg:d="M0 0c33 32 54 102 54 192">
          <text:p/>
        </draw:path>
        <draw:line draw:style-name="gr8" draw:text-style-name="P2" draw:layer="layout" svg:x1="8.099cm" svg:y1="7.732cm" svg:x2="8.099cm" svg:y2="5.905cm">
          <text:p/>
        </draw:line>
        <draw:line draw:style-name="gr8" draw:text-style-name="P2" draw:layer="layout" svg:x1="5.873cm" svg:y1="7.134cm" svg:x2="7.779cm" svg:y2="5.577cm">
          <text:p/>
        </draw:line>
        <draw:path draw:style-name="gr8" draw:text-style-name="P2" draw:layer="layout" svg:width="0.226cm" svg:height="0.639cm" svg:x="8.099cm" svg:y="5.27cm" svg:viewBox="0 0 227 640" svg:d="M227 0c-124 99-227 386-227 640">
          <text:p/>
        </draw:path>
        <draw:path draw:style-name="gr8" draw:text-style-name="P2" draw:layer="layout" svg:width="0.268cm" svg:height="0.453cm" svg:x="7.757cm" svg:y="5.602cm" svg:viewBox="0 0 269 454" svg:d="M269 0c0 135-39 283-102 375-61 91-128 105-167 31">
          <text:p/>
        </draw:path>
        <draw:path draw:style-name="gr8" draw:text-style-name="P2" draw:layer="layout" svg:width="0.053cm" svg:height="0.43cm" svg:x="7.726cm" svg:y="5.577cm" svg:viewBox="0 0 54 431" svg:d="M32 431c-50-88-40-276 22-431">
          <text:p/>
        </draw:path>
        <draw:line draw:style-name="gr8" draw:text-style-name="P2" draw:layer="layout" svg:x1="8.502cm" svg:y1="5.122cm" svg:x2="8.322cm" svg:y2="5.271cm">
          <text:p/>
        </draw:line>
        <draw:path draw:style-name="gr8" draw:text-style-name="P2" draw:layer="layout" svg:width="0.049cm" svg:height="0.19cm" svg:x="7.976cm" svg:y="5.415cm" svg:viewBox="0 0 50 191" svg:d="M0 0c32 31 50 98 50 191">
          <text:p/>
        </draw:path>
        <draw:path draw:style-name="gr8" draw:text-style-name="P2" draw:layer="layout" svg:width="0.103cm" svg:height="0.034cm" svg:x="8.501cm" svg:y="5.088cm" svg:viewBox="0 0 104 35" svg:d="M0 35c37-29 72-40 104-33">
          <text:p/>
        </draw:path>
        <draw:path draw:style-name="gr8" draw:text-style-name="P2" draw:layer="layout" svg:width="0.127cm" svg:height="0.307cm" svg:x="8.6cm" svg:y="5.09cm" svg:viewBox="0 0 128 308" svg:d="M0 0c78 14 128 134 128 308">
          <text:p/>
        </draw:path>
        <draw:line draw:style-name="gr8" draw:text-style-name="P2" draw:layer="layout" svg:x1="7.976cm" svg:y1="5.416cm" svg:x2="8.852cm" svg:y2="4.702cm">
          <text:p/>
        </draw:line>
        <draw:line draw:style-name="gr8" draw:text-style-name="P2" draw:layer="layout" svg:x1="8.727cm" svg:y1="7.221cm" svg:x2="8.727cm" svg:y2="5.397cm">
          <text:p/>
        </draw:line>
        <draw:path draw:style-name="gr8" draw:text-style-name="P2" draw:layer="layout" svg:width="0.271cm" svg:height="0.454cm" svg:x="8.83cm" svg:y="4.727cm" svg:viewBox="0 0 272 455" svg:d="M272 0c0 131-43 283-107 375-60 91-127 109-165 28">
          <text:p/>
        </draw:path>
        <draw:path draw:style-name="gr8" draw:text-style-name="P2" draw:layer="layout" svg:width="0.051cm" svg:height="0.427cm" svg:x="8.8cm" svg:y="4.702cm" svg:viewBox="0 0 52 428" svg:d="M31 428c-47-88-40-276 21-428">
          <text:p/>
        </draw:path>
        <draw:line draw:style-name="gr8" draw:text-style-name="P2" draw:layer="layout" svg:x1="9.176cm" svg:y1="6.854cm" svg:x2="8.727cm" svg:y2="7.222cm">
          <text:p/>
        </draw:line>
        <draw:path draw:style-name="gr8" draw:text-style-name="P2" draw:layer="layout" svg:width="0.053cm" svg:height="0.187cm" svg:x="9.048cm" svg:y="4.54cm" svg:viewBox="0 0 54 188" svg:d="M0 0c33 33 54 100 54 188">
          <text:p/>
        </draw:path>
        <draw:line draw:style-name="gr8" draw:text-style-name="P2" draw:layer="layout" svg:x1="9.172cm" svg:y1="6.854cm" svg:x2="9.172cm" svg:y2="4.575cm">
          <text:p/>
        </draw:line>
        <draw:line draw:style-name="gr8" draw:text-style-name="P2" draw:layer="layout" svg:x1="9.048cm" svg:y1="4.541cm" svg:x2="10.153cm" svg:y2="3.64cm">
          <text:p/>
        </draw:line>
        <draw:line draw:style-name="gr8" draw:text-style-name="P2" draw:layer="layout" svg:x1="9.172cm" svg:y1="4.576cm" svg:x2="10.153cm" svg:y2="3.778cm">
          <text:p/>
        </draw:line>
        <draw:line draw:style-name="gr8" draw:text-style-name="P2" draw:layer="layout" svg:x1="10.149cm" svg:y1="3.64cm" svg:x2="10.149cm" svg:y2="3.778cm">
          <text:p/>
        </draw:line>
        <draw:path draw:style-name="gr8" draw:text-style-name="P2" draw:layer="layout" svg:width="0.271cm" svg:height="0.451cm" svg:x="5.655cm" svg:y="9.052cm" svg:viewBox="0 0 272 452" svg:d="M272 0c0 130-42 283-103 375-64 91-131 102-169 28">
          <text:p/>
        </draw:path>
        <draw:path draw:style-name="gr8" draw:text-style-name="P2" draw:layer="layout" svg:width="0.152cm" svg:height="0.586cm" svg:x="5.626cm" svg:y="8.868cm" svg:viewBox="0 0 153 587" svg:d="M29 587c-32-64-39-183-15-307 29-128 79-234 139-280">
          <text:p/>
        </draw:path>
        <draw:path draw:style-name="gr8" draw:text-style-name="P2" draw:layer="layout" svg:width="0.152cm" svg:height="0.207cm" svg:x="5.774cm" svg:y="8.845cm" svg:viewBox="0 0 153 208" svg:d="M0 23c86-67 153 14 153 185">
          <text:p/>
        </draw:path>
        <draw:path draw:style-name="gr8" draw:text-style-name="P2" draw:layer="layout" svg:width="0.268cm" svg:height="0.454cm" svg:x="7.757cm" svg:y="7.334cm" svg:viewBox="0 0 269 455" svg:d="M269 0c0 134-39 287-102 378-61 92-128 103-167 28">
          <text:p/>
        </draw:path>
        <draw:path draw:style-name="gr8" draw:text-style-name="P2" draw:layer="layout" svg:width="0.15cm" svg:height="0.585cm" svg:x="7.727cm" svg:y="7.154cm" svg:viewBox="0 0 151 586" svg:d="M30 586c-35-63-39-183-14-306 25-128 78-234 135-280">
          <text:p/>
        </draw:path>
        <draw:path draw:style-name="gr8" draw:text-style-name="P2" draw:layer="layout" svg:width="0.148cm" svg:height="0.208cm" svg:x="7.877cm" svg:y="7.129cm" svg:viewBox="0 0 149 209" svg:d="M0 25c82-71 149 14 149 184">
          <text:p/>
        </draw:path>
        <draw:path draw:style-name="gr8" draw:text-style-name="P2" draw:layer="layout" svg:width="0.271cm" svg:height="0.453cm" svg:x="8.83cm" svg:y="6.459cm" svg:viewBox="0 0 272 454" svg:d="M272 0c0 135-43 283-107 375-60 92-127 106-165 32">
          <text:p/>
        </draw:path>
        <draw:path draw:style-name="gr8" draw:text-style-name="P2" draw:layer="layout" svg:width="0.15cm" svg:height="0.59cm" svg:x="8.8cm" svg:y="6.275cm" svg:viewBox="0 0 151 591" svg:d="M31 591c-36-64-39-188-15-312 25-123 79-233 135-279">
          <text:p/>
        </draw:path>
        <draw:path draw:style-name="gr8" draw:text-style-name="P2" draw:layer="layout" svg:width="0.152cm" svg:height="0.207cm" svg:x="8.949cm" svg:y="6.252cm" svg:viewBox="0 0 153 208" svg:d="M0 23c86-67 153 19 153 185">
          <text:p/>
        </draw:path>
        <draw:line draw:style-name="gr8" draw:text-style-name="P2" draw:layer="layout" svg:x1="5.553cm" svg:y1="9.815cm" svg:x2="4.836cm" svg:y2="9.666cm">
          <text:p/>
        </draw:line>
        <draw:line draw:style-name="gr8" draw:text-style-name="P2" draw:layer="layout" svg:x1="2.871cm" svg:y1="6.071cm" svg:x2="2.871cm" svg:y2="7.041cm">
          <text:p/>
        </draw:line>
        <draw:path draw:style-name="gr8" draw:text-style-name="P2" draw:layer="layout" svg:width="0.035cm" svg:height="0.042cm" svg:x="2.871cm" svg:y="7.041cm" svg:viewBox="0 0 36 43" svg:d="M36 43c-10-15-25-29-36-43">
          <text:p/>
        </draw:path>
        <draw:line draw:style-name="gr8" draw:text-style-name="P2" draw:layer="layout" svg:x1="4.915cm" svg:y1="6.492cm" svg:x2="2.871cm" svg:y2="6.071cm">
          <text:p/>
        </draw:line>
        <draw:line draw:style-name="gr8" draw:text-style-name="P2" draw:layer="layout" svg:x1="4.837cm" svg:y1="9.67cm" svg:x2="2.903cm" svg:y2="7.08cm">
          <text:p/>
        </draw:line>
        <draw:line draw:style-name="gr8" draw:text-style-name="P2" draw:layer="layout" svg:x1="4.914cm" svg:y1="6.487cm" svg:x2="5.553cm" svg:y2="7.398cm">
          <text:p/>
        </draw:line>
        <draw:path draw:style-name="gr8" draw:text-style-name="P2" draw:layer="layout" svg:width="0.067cm" svg:height="0.134cm" svg:x="5.676cm" svg:y="7.161cm" svg:viewBox="0 0 68 135" svg:d="M0 135c7-60 31-106 68-135">
          <text:p/>
        </draw:path>
        <draw:path draw:style-name="gr8" draw:text-style-name="P2" draw:layer="layout" svg:width="0.138cm" svg:height="0.036cm" svg:x="5.739cm" svg:y="7.128cm" svg:viewBox="0 0 139 37" svg:d="M0 37c35-29 78-39 139-36">
          <text:p/>
        </draw:path>
        <draw:path draw:style-name="gr8" draw:text-style-name="P2" draw:layer="layout" svg:width="0.064cm" svg:height="0.131cm" svg:x="7.778cm" svg:y="5.446cm" svg:viewBox="0 0 65 132" svg:d="M0 132c8-61 29-103 65-132">
          <text:p/>
        </draw:path>
        <draw:path draw:style-name="gr8" draw:text-style-name="P2" draw:layer="layout" svg:width="0.134cm" svg:height="0.036cm" svg:x="7.842cm" svg:y="5.414cm" svg:viewBox="0 0 135 37" svg:d="M0 37c32-29 77-40 135-36">
          <text:p/>
        </draw:path>
        <draw:path draw:style-name="gr8" draw:text-style-name="P2" draw:layer="layout" svg:width="0.067cm" svg:height="0.13cm" svg:x="8.847cm" svg:y="4.572cm" svg:viewBox="0 0 68 131" svg:d="M0 131c11-60 36-103 68-131">
          <text:p/>
        </draw:path>
        <draw:path draw:style-name="gr8" draw:text-style-name="P2" draw:layer="layout" svg:width="0.134cm" svg:height="0.037cm" svg:x="8.914cm" svg:y="4.538cm" svg:viewBox="0 0 135 38" svg:d="M0 38c32-33 78-43 135-36">
          <text:p/>
        </draw:path>
        <draw:line draw:style-name="gr8" draw:text-style-name="P2" draw:layer="layout" svg:x1="10.153cm" svg:y1="3.641cm" svg:x2="9.514cm" svg:y2="2.734cm">
          <text:p/>
        </draw:line>
        <draw:line draw:style-name="gr8" draw:text-style-name="P2" draw:layer="layout" svg:x1="4.914cm" svg:y1="6.492cm" svg:x2="9.515cm" svg:y2="2.734cm">
          <text:p/>
        </draw:line>
        <draw:line draw:style-name="gr8" draw:text-style-name="P2" draw:layer="layout" svg:x1="6.94cm" svg:y1="7.952cm" svg:x2="6.219cm" svg:y2="6.988cm">
          <text:p/>
        </draw:line>
        <draw:line draw:style-name="gr8" draw:text-style-name="P2" draw:layer="layout" svg:x1="7.656cm" svg:y1="8.097cm" svg:x2="6.939cm" svg:y2="7.951cm">
          <text:p/>
        </draw:line>
        <draw:path draw:style-name="gr8" draw:text-style-name="P2" draw:layer="layout" svg:width="0.155cm" svg:height="0.318cm" svg:x="5.637cm" svg:y="7.334cm" svg:viewBox="0 0 156 319" svg:d="M156 0c0 77-21 163-49 227-32 63-71 98-107 91">
          <text:p/>
        </draw:path>
        <draw:path draw:style-name="gr8" draw:text-style-name="P2" draw:layer="layout" svg:width="0.007cm" svg:height="0.005cm" svg:x="5.633cm" svg:y="7.651cm" svg:viewBox="0 0 8 6" svg:d="M8 6c-4 0-8-6-8-6">
          <text:p/>
        </draw:path>
        <draw:path draw:style-name="gr8" draw:text-style-name="P2" draw:layer="layout" svg:width="0.021cm" svg:height="0.004cm" svg:x="5.711cm" svg:y="7.19cm" svg:viewBox="0 0 22 5" svg:d="M0 5c7-7 15-7 22 0">
          <text:p/>
        </draw:path>
        <draw:path draw:style-name="gr8" draw:text-style-name="P2" draw:layer="layout" svg:width="0.06cm" svg:height="0.144cm" svg:x="5.732cm" svg:y="7.193cm" svg:viewBox="0 0 61 145" svg:d="M0 0c36 7 61 63 61 145">
          <text:p/>
        </draw:path>
        <draw:path draw:style-name="gr8" draw:text-style-name="P2" draw:layer="layout" svg:width="0.152cm" svg:height="0.319cm" svg:x="7.739cm" svg:y="5.619cm" svg:viewBox="0 0 153 320" svg:d="M153 0c0 74-17 159-49 226-32 65-72 100-104 93">
          <text:p/>
        </draw:path>
        <draw:path draw:style-name="gr8" draw:text-style-name="P2" draw:layer="layout" svg:width="0.007cm" svg:height="0.004cm" svg:x="7.732cm" svg:y="5.933cm" svg:viewBox="0 0 8 5" svg:d="M8 5c0 0-4 0-8-5">
          <text:p/>
        </draw:path>
        <draw:path draw:style-name="gr8" draw:text-style-name="P2" draw:layer="layout" svg:width="0.021cm" svg:height="0.002cm" svg:x="7.814cm" svg:y="5.475cm" svg:viewBox="0 0 22 3" svg:d="M0 3c7-4 15-4 22 0">
          <text:p/>
        </draw:path>
        <draw:path draw:style-name="gr8" draw:text-style-name="P2" draw:layer="layout" svg:width="0.056cm" svg:height="0.148cm" svg:x="7.835cm" svg:y="5.475cm" svg:viewBox="0 0 57 149" svg:d="M0 0c36 10 57 63 57 149">
          <text:p/>
        </draw:path>
        <draw:line draw:style-name="gr8" draw:text-style-name="P2" draw:layer="layout" svg:x1="8.099cm" svg:y1="7.094cm" svg:x2="8.728cm" svg:y2="7.222cm">
          <text:p/>
        </draw:line>
        <draw:path draw:style-name="gr8" draw:text-style-name="P2" draw:layer="layout" svg:width="0.155cm" svg:height="0.319cm" svg:x="8.812cm" svg:y="4.744cm" svg:viewBox="0 0 156 320" svg:d="M156 0c0 74-21 159-53 227-33 64-71 99-103 92">
          <text:p/>
        </draw:path>
        <draw:path draw:style-name="gr8" draw:text-style-name="P2" draw:layer="layout" svg:width="0.007cm" svg:height="0.004cm" svg:x="8.805cm" svg:y="5.058cm" svg:viewBox="0 0 8 5" svg:d="M8 5c0 0-5 0-8-5">
          <text:p/>
        </draw:path>
        <draw:path draw:style-name="gr8" draw:text-style-name="P2" draw:layer="layout" svg:width="0.021cm" svg:height="0.003cm" svg:x="8.886cm" svg:y="4.6cm" svg:viewBox="0 0 22 4" svg:d="M0 4c7-4 15-4 22-4">
          <text:p/>
        </draw:path>
        <draw:path draw:style-name="gr8" draw:text-style-name="P2" draw:layer="layout" svg:width="0.06cm" svg:height="0.144cm" svg:x="8.907cm" svg:y="4.6cm" svg:viewBox="0 0 61 145" svg:d="M0 0c36 7 61 63 61 145">
          <text:p/>
        </draw:path>
        <draw:line draw:style-name="gr8" draw:text-style-name="P2" draw:layer="layout" svg:x1="6.685cm" svg:y1="2.155cm" svg:x2="9.515cm" svg:y2="2.735cm">
          <text:p/>
        </draw:line>
        <draw:path draw:style-name="gr8" draw:text-style-name="P2" draw:layer="layout" svg:width="0.155cm" svg:height="0.319cm" svg:x="5.637cm" svg:y="9.069cm" svg:viewBox="0 0 156 320" svg:d="M156 0c0 75-21 159-49 223-32 67-71 103-107 96">
          <text:p/>
        </draw:path>
        <draw:path draw:style-name="gr8" draw:text-style-name="P2" draw:layer="layout" svg:width="0.007cm" svg:height="0.004cm" svg:x="5.633cm" svg:y="9.383cm" svg:viewBox="0 0 8 5" svg:d="M8 5c-4 0-8 0-8-5">
          <text:p/>
        </draw:path>
        <draw:path draw:style-name="gr8" draw:text-style-name="P2" draw:layer="layout" svg:width="0.006cm" svg:height="0cm" svg:x="5.725cm" svg:y="8.925cm" svg:viewBox="0 0 7 0" svg:d="M0 0c4 0 7 0 7 0">
          <text:p/>
        </draw:path>
        <draw:path draw:style-name="gr8" draw:text-style-name="P2" draw:layer="layout" svg:width="0.06cm" svg:height="0.144cm" svg:x="5.732cm" svg:y="8.925cm" svg:viewBox="0 0 61 145" svg:d="M0 0c36 7 61 63 61 145">
          <text:p/>
        </draw:path>
        <draw:path draw:style-name="gr8" draw:text-style-name="P2" draw:layer="layout" svg:width="0.152cm" svg:height="0.315cm" svg:x="7.739cm" svg:y="7.355cm" svg:viewBox="0 0 153 316" svg:d="M153 0c0 75-17 160-49 223-32 67-72 99-104 92">
          <text:p/>
        </draw:path>
        <draw:path draw:style-name="gr8" draw:text-style-name="P2" draw:layer="layout" svg:width="0.006cm" svg:height="0cm" svg:x="7.732cm" svg:y="7.669cm" svg:viewBox="0 0 7 0" svg:d="M7 0c0 0-3 0-7 0">
          <text:p/>
        </draw:path>
        <draw:path draw:style-name="gr8" draw:text-style-name="P2" draw:layer="layout" svg:width="0.007cm" svg:height="0.003cm" svg:x="7.828cm" svg:y="7.207cm" svg:viewBox="0 0 8 4" svg:d="M0 0c4 0 4 4 8 4">
          <text:p/>
        </draw:path>
        <draw:path draw:style-name="gr8" draw:text-style-name="P2" draw:layer="layout" svg:width="0.056cm" svg:height="0.145cm" svg:x="7.835cm" svg:y="7.21cm" svg:viewBox="0 0 57 146" svg:d="M0 0c36 7 57 65 57 146">
          <text:p/>
        </draw:path>
        <draw:path draw:style-name="gr8" draw:text-style-name="P2" draw:layer="layout" svg:width="0.155cm" svg:height="0.318cm" svg:x="8.812cm" svg:y="6.477cm" svg:viewBox="0 0 156 319" svg:d="M156 0c0 78-21 159-53 226-33 64-71 99-103 92">
          <text:p/>
        </draw:path>
        <draw:path draw:style-name="gr8" draw:text-style-name="P2" draw:layer="layout" svg:width="0.006cm" svg:height="0cm" svg:x="8.805cm" svg:y="6.794cm" svg:viewBox="0 0 7 0" svg:d="M7 0c0 0-4 0-7 0">
          <text:p/>
        </draw:path>
        <draw:path draw:style-name="gr8" draw:text-style-name="P2" draw:layer="layout" svg:width="0.006cm" svg:height="0cm" svg:x="8.9cm" svg:y="6.332cm" svg:viewBox="0 0 7 0" svg:d="M0 0c4 0 4 0 7 0">
          <text:p/>
        </draw:path>
        <draw:path draw:style-name="gr8" draw:text-style-name="P2" draw:layer="layout" svg:width="0.06cm" svg:height="0.148cm" svg:x="8.907cm" svg:y="6.332cm" svg:viewBox="0 0 61 149" svg:d="M0 0c36 7 61 63 61 149">
          <text:p/>
        </draw:path>
        <draw:line draw:style-name="gr8" draw:text-style-name="P2" draw:layer="layout" svg:x1="3.306cm" svg:y1="4.893cm" svg:x2="2.871cm" svg:y2="6.072cm">
          <text:p/>
        </draw:line>
        <draw:path draw:style-name="gr8" draw:text-style-name="P2" draw:layer="layout" svg:width="0.505cm" svg:height="0.332cm" svg:x="3.305cm" svg:y="4.564cm" svg:viewBox="0 0 506 333" svg:d="M506 0c-273 78-457 198-506 333">
          <text:p/>
        </draw:path>
        <draw:path draw:style-name="gr8" draw:text-style-name="P2" draw:layer="layout" svg:width="0.874cm" svg:height="0.68cm" svg:x="3.81cm" svg:y="3.884cm" svg:viewBox="0 0 875 681" svg:d="M0 681c547-156 875-410 875-681">
          <text:p/>
        </draw:path>
        <draw:path draw:style-name="gr8" draw:text-style-name="P2" draw:layer="layout" svg:width="0.088cm" svg:height="0.247cm" svg:x="4.596cm" svg:y="3.64cm" svg:viewBox="0 0 89 248" svg:d="M89 248c0-86-31-170-89-248">
          <text:p/>
        </draw:path>
        <draw:path draw:style-name="gr8" draw:text-style-name="P2" draw:layer="layout" svg:width="0.148cm" svg:height="0.254cm" svg:x="4.533cm" svg:y="3.224cm" svg:viewBox="0 0 149 255" svg:d="M149 0c-96 78-149 166-149 255">
          <text:p/>
        </draw:path>
        <draw:path draw:style-name="gr8" draw:text-style-name="P2" draw:layer="layout" svg:width="0.063cm" svg:height="0.166cm" svg:x="4.533cm" svg:y="3.474cm" svg:viewBox="0 0 64 167" svg:d="M0 0c0 57 21 114 64 167">
          <text:p/>
        </draw:path>
        <draw:line draw:style-name="gr8" draw:text-style-name="P2" draw:layer="layout" svg:x1="5.85cm" svg:y1="2.271cm" svg:x2="4.677cm" svg:y2="3.228cm">
          <text:p/>
        </draw:line>
        <draw:path draw:style-name="gr8" draw:text-style-name="P2" draw:layer="layout" svg:width="0.839cm" svg:height="0.14cm" svg:x="5.849cm" svg:y="2.131cm" svg:viewBox="0 0 840 141" svg:d="M840 29c-310-65-689-16-840 112">
          <text:p/>
        </draw:path>
        <draw:path draw:style-name="gr8" draw:text-style-name="P2" draw:layer="layout" svg:width="0.614cm" svg:height="0.174cm" svg:x="4.201cm" svg:y="5.288cm" svg:viewBox="0 0 615 175" svg:d="M0 155c131 29 286 26 414-11 123-28 201-84 201-144">
          <text:p/>
        </draw:path>
        <draw:path draw:style-name="gr8" draw:text-style-name="P2" draw:layer="layout" svg:width="0.85cm" svg:height="0.177cm" svg:x="3.965cm" svg:y="5.111cm" svg:viewBox="0 0 851 178" svg:d="M851 178c0-100-192-178-428-178-233 0-423 78-423 178">
          <text:p/>
        </draw:path>
        <draw:path draw:style-name="gr8" draw:text-style-name="P2" draw:layer="layout" svg:width="0.236cm" svg:height="0.155cm" svg:x="3.965cm" svg:y="5.288cm" svg:viewBox="0 0 237 156" svg:d="M0 0c0 64 91 128 237 156">
          <text:p/>
        </draw:path>
        <draw:path draw:style-name="gr8" draw:text-style-name="P2" draw:layer="layout" svg:width="0.618cm" svg:height="0.175cm" svg:x="5.986cm" svg:y="3.827cm" svg:viewBox="0 0 619 176" svg:d="M0 156c134 29 289 25 413-7 128-31 206-89 206-149">
          <text:p/>
        </draw:path>
        <draw:path draw:style-name="gr8" draw:text-style-name="P2" draw:layer="layout" svg:width="0.851cm" svg:height="0.176cm" svg:x="5.753cm" svg:y="3.651cm" svg:viewBox="0 0 852 177" svg:d="M852 177c0-96-191-177-428-177-233 0-424 81-424 177">
          <text:p/>
        </draw:path>
        <draw:path draw:style-name="gr8" draw:text-style-name="P2" draw:layer="layout" svg:width="0.237cm" svg:height="0.155cm" svg:x="5.753cm" svg:y="3.827cm" svg:viewBox="0 0 238 156" svg:d="M0 0c0 67 93 128 238 156">
          <text:p/>
        </draw:path>
        <draw:path draw:style-name="gr8" draw:text-style-name="P2" draw:layer="layout" svg:width="0.098cm" svg:height="0.205cm" svg:x="8.837cm" svg:y="7.93cm" svg:viewBox="0 0 99 206" svg:d="M0 206c0-50 10-104 31-146 23-39 47-64 68-60">
          <text:p/>
        </draw:path>
        <draw:path draw:style-name="gr8" draw:text-style-name="P2" draw:layer="layout" svg:width="0.099cm" svg:height="0.297cm" svg:x="8.872cm" svg:y="7.93cm" svg:viewBox="0 0 100 298" svg:d="M63 0c33 7 47 81 30 162-16 82-58 142-93 135">
          <text:p/>
        </draw:path>
        <draw:path draw:style-name="gr8" draw:text-style-name="P2" draw:layer="layout" svg:width="0.038cm" svg:height="0.091cm" svg:x="8.837cm" svg:y="8.135cm" svg:viewBox="0 0 39 92" svg:d="M39 92c-25-3-39-39-39-92">
          <text:p/>
        </draw:path>
        <draw:path draw:style-name="gr8" draw:text-style-name="P2" draw:layer="layout" svg:width="0.18cm" svg:height="0.371cm" svg:x="8.78cm" svg:y="7.809cm" svg:viewBox="0 0 181 372" svg:d="M0 372c0-88 25-187 60-265 36-74 82-113 121-106">
          <text:p/>
        </draw:path>
        <draw:path draw:style-name="gr8" draw:text-style-name="P2" draw:layer="layout" svg:width="0.181cm" svg:height="0.541cm" svg:x="8.847cm" svg:y="7.81cm" svg:viewBox="0 0 182 542" svg:d="M114 0c60 14 88 146 53 294-28 148-103 261-167 247">
          <text:p/>
        </draw:path>
        <draw:path draw:style-name="gr8" draw:text-style-name="P2" draw:layer="layout" svg:width="0.071cm" svg:height="0.173cm" svg:x="8.78cm" svg:y="8.177cm" svg:viewBox="0 0 72 174" svg:d="M72 174c-43-12-72-79-72-174">
          <text:p/>
        </draw:path>
        <draw:path draw:style-name="gr8" draw:text-style-name="P2" draw:layer="layout" svg:width="0.176cm" svg:height="0.372cm" svg:x="8.738cm" svg:y="7.799cm" svg:viewBox="0 0 177 373" svg:d="M0 373c0-85 21-187 56-262 39-74 85-117 121-110">
          <text:p/>
        </draw:path>
        <draw:path draw:style-name="gr8" draw:text-style-name="P2" draw:layer="layout" svg:width="0.067cm" svg:height="0.169cm" svg:x="8.738cm" svg:y="8.17cm" svg:viewBox="0 0 68 170" svg:d="M68 170c-42-7-68-74-68-170">
          <text:p/>
        </draw:path>
        <draw:path draw:style-name="gr8" draw:text-style-name="P2" draw:layer="layout" svg:width="0.162cm" svg:height="0.34cm" svg:x="8.597cm" svg:y="7.792cm" svg:viewBox="0 0 163 341" svg:d="M0 341c0-81 21-170 53-241 32-67 75-106 110-99">
          <text:p/>
        </draw:path>
        <draw:path draw:style-name="gr8" draw:text-style-name="P2" draw:layer="layout" svg:width="0.063cm" svg:height="0.155cm" svg:x="8.597cm" svg:y="8.131cm" svg:viewBox="0 0 64 156" svg:d="M64 156c-42-10-64-70-64-156">
          <text:p/>
        </draw:path>
        <draw:path draw:style-name="gr8" draw:text-style-name="P2" draw:layer="layout" svg:width="0.169cm" svg:height="0.35cm" svg:x="8.583cm" svg:y="7.781cm" svg:viewBox="0 0 170 351" svg:d="M0 351c0-81 21-173 56-247 32-71 79-110 114-103">
          <text:p/>
        </draw:path>
        <draw:path draw:style-name="gr8" draw:text-style-name="P2" draw:layer="layout" svg:width="0.025cm" svg:height="0.017cm" svg:x="8.752cm" svg:y="7.782cm" svg:viewBox="0 0 26 18" svg:d="M0 0c7 3 18 7 26 18">
          <text:p/>
        </draw:path>
        <draw:path draw:style-name="gr8" draw:text-style-name="P2" draw:layer="layout" svg:width="0.032cm" svg:height="0.007cm" svg:x="8.646cm" svg:y="8.286cm" svg:viewBox="0 0 33 8" svg:d="M33 0c-11 9-22 9-33 5">
          <text:p/>
        </draw:path>
        <draw:path draw:style-name="gr8" draw:text-style-name="P2" draw:layer="layout" svg:width="0.063cm" svg:height="0.159cm" svg:x="8.583cm" svg:y="8.131cm" svg:viewBox="0 0 64 160" svg:d="M64 160c-39-7-64-67-64-160">
          <text:p/>
        </draw:path>
        <draw:path draw:style-name="gr8" draw:text-style-name="P2" draw:layer="layout" svg:width="0.169cm" svg:height="0.351cm" svg:x="8.537cm" svg:y="7.773cm" svg:viewBox="0 0 170 352" svg:d="M0 352c0-81 21-176 56-247 35-75 78-114 114-103">
          <text:p/>
        </draw:path>
        <draw:path draw:style-name="gr8" draw:text-style-name="P2" draw:layer="layout" svg:width="0.067cm" svg:height="0.159cm" svg:x="8.537cm" svg:y="8.124cm" svg:viewBox="0 0 68 160" svg:d="M68 160c-39-7-68-71-68-160">
          <text:p/>
        </draw:path>
        <draw:path draw:style-name="gr8" draw:text-style-name="P2" draw:layer="layout" svg:width="0.095cm" svg:height="0.201cm" svg:x="12.012cm" svg:y="5.34cm" svg:viewBox="0 0 96 202" svg:d="M0 202c0-47 11-100 32-142 18-43 46-64 64-60">
          <text:p/>
        </draw:path>
        <draw:path draw:style-name="gr8" draw:text-style-name="P2" draw:layer="layout" svg:width="0.099cm" svg:height="0.293cm" svg:x="12.047cm" svg:y="5.341cm" svg:viewBox="0 0 100 294" svg:d="M60 0c36 7 50 77 33 159-19 81-58 141-93 134">
          <text:p/>
        </draw:path>
        <draw:path draw:style-name="gr8" draw:text-style-name="P2" draw:layer="layout" svg:width="0.035cm" svg:height="0.091cm" svg:x="12.012cm" svg:y="5.542cm" svg:viewBox="0 0 36 92" svg:d="M36 92c-21-3-36-39-36-92">
          <text:p/>
        </draw:path>
        <draw:path draw:style-name="gr8" draw:text-style-name="P2" draw:layer="layout" svg:width="0.18cm" svg:height="0.372cm" svg:x="11.955cm" svg:y="5.216cm" svg:viewBox="0 0 181 373" svg:d="M0 373c0-85 21-184 60-263 35-74 82-116 121-109">
          <text:p/>
        </draw:path>
        <draw:path draw:style-name="gr8" draw:text-style-name="P2" draw:layer="layout" svg:width="0.18cm" svg:height="0.541cm" svg:x="12.022cm" svg:y="5.217cm" svg:viewBox="0 0 181 542" svg:d="M114 0c60 14 85 145 53 293-28 148-107 262-167 248">
          <text:p/>
        </draw:path>
        <draw:path draw:style-name="gr8" draw:text-style-name="P2" draw:layer="layout" svg:width="0.067cm" svg:height="0.169cm" svg:x="11.955cm" svg:y="5.588cm" svg:viewBox="0 0 68 170" svg:d="M68 170c-39-7-68-74-68-170">
          <text:p/>
        </draw:path>
        <draw:path draw:style-name="gr8" draw:text-style-name="P2" draw:layer="layout" svg:width="0.18cm" svg:height="0.372cm" svg:x="11.909cm" svg:y="5.208cm" svg:viewBox="0 0 181 373" svg:d="M0 373c0-88 25-187 60-265 36-74 81-117 121-106">
          <text:p/>
        </draw:path>
        <draw:path draw:style-name="gr8" draw:text-style-name="P2" draw:layer="layout" svg:width="0.071cm" svg:height="0.173cm" svg:x="11.909cm" svg:y="5.577cm" svg:viewBox="0 0 72 174" svg:d="M72 174c-42-11-72-74-72-174">
          <text:p/>
        </draw:path>
        <draw:path draw:style-name="gr8" draw:text-style-name="P2" draw:layer="layout" svg:width="0.166cm" svg:height="0.336cm" svg:x="11.768cm" svg:y="5.202cm" svg:viewBox="0 0 167 337" svg:d="M0 337c0-78 21-170 54-237 35-67 78-106 113-99">
          <text:p/>
        </draw:path>
        <draw:path draw:style-name="gr8" draw:text-style-name="P2" draw:layer="layout" svg:width="0.064cm" svg:height="0.155cm" svg:x="11.768cm" svg:y="5.538cm" svg:viewBox="0 0 65 156" svg:d="M65 156c-40-7-65-68-65-156">
          <text:p/>
        </draw:path>
        <draw:path draw:style-name="gr8" draw:text-style-name="P2" draw:layer="layout" svg:width="0.169cm" svg:height="0.354cm" svg:x="11.758cm" svg:y="5.192cm" svg:viewBox="0 0 170 355" svg:d="M0 355c0-82 21-181 56-251 32-71 74-110 114-103">
          <text:p/>
        </draw:path>
        <draw:path draw:style-name="gr8" draw:text-style-name="P2" draw:layer="layout" svg:width="0.029cm" svg:height="0.018cm" svg:x="11.923cm" svg:y="5.189cm" svg:viewBox="0 0 30 19" svg:d="M0 0c11 3 23 8 30 19">
          <text:p/>
        </draw:path>
        <draw:path draw:style-name="gr8" draw:text-style-name="P2" draw:layer="layout" svg:width="0.032cm" svg:height="0.005cm" svg:x="11.821cm" svg:y="5.697cm" svg:viewBox="0 0 33 6" svg:d="M33 0c-14 4-25 9-33 4">
          <text:p/>
        </draw:path>
        <draw:path draw:style-name="gr8" draw:text-style-name="P2" draw:layer="layout" svg:width="0.063cm" svg:height="0.162cm" svg:x="11.758cm" svg:y="5.538cm" svg:viewBox="0 0 64 163" svg:d="M64 163c-43-7-64-70-64-163">
          <text:p/>
        </draw:path>
        <draw:path draw:style-name="gr8" draw:text-style-name="P2" draw:layer="layout" svg:width="0.169cm" svg:height="0.35cm" svg:x="11.712cm" svg:y="5.181cm" svg:viewBox="0 0 170 351" svg:d="M0 351c0-81 21-177 57-248 32-70 78-109 113-102">
          <text:p/>
        </draw:path>
        <draw:path draw:style-name="gr8" draw:text-style-name="P2" draw:layer="layout" svg:width="0.063cm" svg:height="0.159cm" svg:x="11.712cm" svg:y="5.531cm" svg:viewBox="0 0 64 160" svg:d="M64 160c-40-7-64-71-64-160">
          <text:p/>
        </draw:path>
        <draw:path draw:style-name="gr8" draw:text-style-name="P2" draw:layer="layout" svg:width="0.095cm" svg:height="0.205cm" svg:x="10.939cm" svg:y="6.215cm" svg:viewBox="0 0 96 206" svg:d="M0 206c0-49 11-102 32-145 19-42 47-64 64-61">
          <text:p/>
        </draw:path>
        <draw:path draw:style-name="gr8" draw:text-style-name="P2" draw:layer="layout" svg:width="0.1cm" svg:height="0.298cm" svg:x="10.974cm" svg:y="6.215cm" svg:viewBox="0 0 101 299" svg:d="M60 0c37 8 51 78 33 164-17 81-57 141-93 134">
          <text:p/>
        </draw:path>
        <draw:path draw:style-name="gr8" draw:text-style-name="P2" draw:layer="layout" svg:width="0.035cm" svg:height="0.095cm" svg:x="10.939cm" svg:y="6.417cm" svg:viewBox="0 0 36 96" svg:d="M36 96c-22-4-36-44-36-96">
          <text:p/>
        </draw:path>
        <draw:path draw:style-name="gr8" draw:text-style-name="P2" draw:layer="layout" svg:width="0.176cm" svg:height="0.375cm" svg:x="10.883cm" svg:y="6.091cm" svg:viewBox="0 0 177 376" svg:d="M0 376c0-88 21-187 60-261 35-79 82-121 117-114">
          <text:p/>
        </draw:path>
        <draw:path draw:style-name="gr8" draw:text-style-name="P2" draw:layer="layout" svg:width="0.179cm" svg:height="0.544cm" svg:x="10.95cm" svg:y="6.092cm" svg:viewBox="0 0 180 545" svg:d="M110 0c64 14 88 145 57 294-32 151-106 261-167 250">
          <text:p/>
        </draw:path>
        <draw:path draw:style-name="gr8" draw:text-style-name="P2" draw:layer="layout" svg:width="0.067cm" svg:height="0.173cm" svg:x="10.883cm" svg:y="6.462cm" svg:viewBox="0 0 68 174" svg:d="M68 174c-39-10-68-75-68-174">
          <text:p/>
        </draw:path>
        <draw:path draw:style-name="gr8" draw:text-style-name="P2" draw:layer="layout" svg:width="0.18cm" svg:height="0.371cm" svg:x="10.837cm" svg:y="6.084cm" svg:viewBox="0 0 181 372" svg:d="M0 372c0-88 21-187 60-261 35-75 81-117 121-110">
          <text:p/>
        </draw:path>
        <draw:path draw:style-name="gr8" draw:text-style-name="P2" draw:layer="layout" svg:width="0.07cm" svg:height="0.17cm" svg:x="10.837cm" svg:y="6.455cm" svg:viewBox="0 0 71 171" svg:d="M71 171c-43-11-71-74-71-171">
          <text:p/>
        </draw:path>
        <draw:path draw:style-name="gr8" draw:text-style-name="P2" draw:layer="layout" svg:width="0.162cm" svg:height="0.34cm" svg:x="10.696cm" svg:y="6.077cm" svg:viewBox="0 0 163 341" svg:d="M0 341c0-82 21-171 56-241 33-67 75-106 107-99">
          <text:p/>
        </draw:path>
        <draw:path draw:style-name="gr8" draw:text-style-name="P2" draw:layer="layout" svg:width="0.063cm" svg:height="0.155cm" svg:x="10.696cm" svg:y="6.413cm" svg:viewBox="0 0 64 156" svg:d="M64 156c-40-7-64-67-64-156">
          <text:p/>
        </draw:path>
        <draw:path draw:style-name="gr8" draw:text-style-name="P2" draw:layer="layout" svg:width="0.166cm" svg:height="0.351cm" svg:x="10.685cm" svg:y="6.066cm" svg:viewBox="0 0 167 352" svg:d="M0 352c0-82 18-173 53-244 35-75 79-114 114-107">
          <text:p/>
        </draw:path>
        <draw:path draw:style-name="gr8" draw:text-style-name="P2" draw:layer="layout" svg:width="0.028cm" svg:height="0.014cm" svg:x="10.851cm" svg:y="6.067cm" svg:viewBox="0 0 29 15" svg:d="M0 0c11 5 21 8 29 15">
          <text:p/>
        </draw:path>
        <draw:path draw:style-name="gr8" draw:text-style-name="P2" draw:layer="layout" svg:width="0.028cm" svg:height="0.005cm" svg:x="10.749cm" svg:y="6.572cm" svg:viewBox="0 0 29 6" svg:d="M29 0c-11 4-22 9-29 4">
          <text:p/>
        </draw:path>
        <draw:path draw:style-name="gr8" draw:text-style-name="P2" draw:layer="layout" svg:width="0.064cm" svg:height="0.158cm" svg:x="10.685cm" svg:y="6.417cm" svg:viewBox="0 0 65 159" svg:d="M65 159c-40-7-65-68-65-159">
          <text:p/>
        </draw:path>
        <draw:path draw:style-name="gr8" draw:text-style-name="P2" draw:layer="layout" svg:width="0.17cm" svg:height="0.35cm" svg:x="10.639cm" svg:y="6.056cm" svg:viewBox="0 0 171 351" svg:d="M0 351c0-81 21-173 53-243 35-76 79-114 118-107">
          <text:p/>
        </draw:path>
        <draw:path draw:style-name="gr8" draw:text-style-name="P2" draw:layer="layout" svg:width="0.064cm" svg:height="0.162cm" svg:x="10.639cm" svg:y="6.406cm" svg:viewBox="0 0 65 163" svg:d="M65 163c-40-7-65-71-65-163">
          <text:p/>
        </draw:path>
        <draw:path draw:style-name="gr8" draw:text-style-name="P2" draw:layer="layout" svg:width="0.095cm" svg:height="0.202cm" svg:x="10.939cm" svg:y="7.95cm" svg:viewBox="0 0 96 203" svg:d="M0 203c0-46 11-102 32-141 19-43 47-68 64-61">
          <text:p/>
        </draw:path>
        <draw:path draw:style-name="gr8" draw:text-style-name="P2" draw:layer="layout" svg:width="0.1cm" svg:height="0.294cm" svg:x="10.974cm" svg:y="7.951cm" svg:viewBox="0 0 101 295" svg:d="M60 0c37 7 51 78 33 160-17 81-57 141-93 134">
          <text:p/>
        </draw:path>
        <draw:path draw:style-name="gr8" draw:text-style-name="P2" draw:layer="layout" svg:width="0.035cm" svg:height="0.092cm" svg:x="10.939cm" svg:y="8.152cm" svg:viewBox="0 0 36 93" svg:d="M36 93c-22-4-36-40-36-93">
          <text:p/>
        </draw:path>
        <draw:path draw:style-name="gr8" draw:text-style-name="P2" draw:layer="layout" svg:width="0.176cm" svg:height="0.371cm" svg:x="10.883cm" svg:y="7.827cm" svg:viewBox="0 0 177 372" svg:d="M0 372c0-88 21-187 60-262 35-78 82-116 117-109">
          <text:p/>
        </draw:path>
        <draw:path draw:style-name="gr8" draw:text-style-name="P2" draw:layer="layout" svg:width="0.179cm" svg:height="0.54cm" svg:x="10.95cm" svg:y="7.828cm" svg:viewBox="0 0 180 541" svg:d="M110 0c64 11 88 142 57 293-32 149-106 259-167 247">
          <text:p/>
        </draw:path>
        <draw:path draw:style-name="gr8" draw:text-style-name="P2" draw:layer="layout" svg:width="0.067cm" svg:height="0.169cm" svg:x="10.883cm" svg:y="8.198cm" svg:viewBox="0 0 68 170" svg:d="M68 170c-39-11-68-75-68-170">
          <text:p/>
        </draw:path>
        <draw:path draw:style-name="gr8" draw:text-style-name="P2" draw:layer="layout" svg:width="0.18cm" svg:height="0.371cm" svg:x="10.837cm" svg:y="7.816cm" svg:viewBox="0 0 181 372" svg:d="M0 372c0-84 21-183 60-262 35-74 81-116 121-109">
          <text:p/>
        </draw:path>
        <draw:path draw:style-name="gr8" draw:text-style-name="P2" draw:layer="layout" svg:width="0.07cm" svg:height="0.17cm" svg:x="10.837cm" svg:y="8.187cm" svg:viewBox="0 0 71 171" svg:d="M71 171c-43-7-71-74-71-171">
          <text:p/>
        </draw:path>
        <draw:path draw:style-name="gr8" draw:text-style-name="P2" draw:layer="layout" svg:width="0.162cm" svg:height="0.34cm" svg:x="10.696cm" svg:y="7.809cm" svg:viewBox="0 0 163 341" svg:d="M0 341c0-78 21-170 56-238 33-70 75-109 107-102">
          <text:p/>
        </draw:path>
        <draw:path draw:style-name="gr8" draw:text-style-name="P2" draw:layer="layout" svg:width="0.063cm" svg:height="0.155cm" svg:x="10.696cm" svg:y="8.149cm" svg:viewBox="0 0 64 156" svg:d="M64 156c-40-11-64-68-64-156">
          <text:p/>
        </draw:path>
        <draw:path draw:style-name="gr8" draw:text-style-name="P2" draw:layer="layout" svg:width="0.166cm" svg:height="0.354cm" svg:x="10.685cm" svg:y="7.799cm" svg:viewBox="0 0 167 355" svg:d="M0 355c0-81 18-176 53-248 35-74 79-113 114-106">
          <text:p/>
        </draw:path>
        <draw:path draw:style-name="gr8" draw:text-style-name="P2" draw:layer="layout" svg:width="0.028cm" svg:height="0.018cm" svg:x="10.851cm" svg:y="7.799cm" svg:viewBox="0 0 29 19" svg:d="M0 0c11 4 21 11 29 19">
          <text:p/>
        </draw:path>
        <draw:path draw:style-name="gr8" draw:text-style-name="P2" draw:layer="layout" svg:width="0.028cm" svg:height="0.005cm" svg:x="10.749cm" svg:y="8.304cm" svg:viewBox="0 0 29 6" svg:d="M29 0c-11 8-22 8-29 3">
          <text:p/>
        </draw:path>
        <draw:path draw:style-name="gr8" draw:text-style-name="P2" draw:layer="layout" svg:width="0.064cm" svg:height="0.162cm" svg:x="10.685cm" svg:y="8.149cm" svg:viewBox="0 0 65 163" svg:d="M65 163c-40-11-65-71-65-163">
          <text:p/>
        </draw:path>
        <draw:path draw:style-name="gr8" draw:text-style-name="P2" draw:layer="layout" svg:width="0.17cm" svg:height="0.354cm" svg:x="10.639cm" svg:y="7.792cm" svg:viewBox="0 0 171 355" svg:d="M0 355c0-85 21-180 53-248 35-74 79-113 118-106">
          <text:p/>
        </draw:path>
        <draw:path draw:style-name="gr8" draw:text-style-name="P2" draw:layer="layout" svg:width="0.064cm" svg:height="0.158cm" svg:x="10.639cm" svg:y="8.142cm" svg:viewBox="0 0 65 159" svg:d="M65 159c-40-8-65-71-65-159">
          <text:p/>
        </draw:path>
        <draw:path draw:style-name="gr8" draw:text-style-name="P2" draw:layer="layout" svg:width="0.098cm" svg:height="0.201cm" svg:x="8.837cm" svg:y="9.665cm" svg:viewBox="0 0 99 202" svg:d="M0 202c0-46 10-103 31-146 23-39 47-60 68-56">
          <text:p/>
        </draw:path>
        <draw:path draw:style-name="gr8" draw:text-style-name="P2" draw:layer="layout" svg:width="0.099cm" svg:height="0.296cm" svg:x="8.872cm" svg:y="9.666cm" svg:viewBox="0 0 100 297" svg:d="M63 0c33 7 47 77 30 158-16 82-58 142-93 139">
          <text:p/>
        </draw:path>
        <draw:path draw:style-name="gr8" draw:text-style-name="P2" draw:layer="layout" svg:width="0.038cm" svg:height="0.095cm" svg:x="8.837cm" svg:y="9.867cm" svg:viewBox="0 0 39 96" svg:d="M39 96c-25-7-39-43-39-96">
          <text:p/>
        </draw:path>
        <draw:path draw:style-name="gr8" draw:text-style-name="P2" draw:layer="layout" svg:width="0.18cm" svg:height="0.372cm" svg:x="8.78cm" svg:y="9.541cm" svg:viewBox="0 0 181 373" svg:d="M0 373c0-86 25-188 60-262 36-75 82-117 121-110">
          <text:p/>
        </draw:path>
        <draw:path draw:style-name="gr8" draw:text-style-name="P2" draw:layer="layout" svg:width="0.181cm" svg:height="0.541cm" svg:x="8.847cm" svg:y="9.542cm" svg:viewBox="0 0 182 542" svg:d="M114 0c60 14 88 145 53 293-28 148-103 262-167 248">
          <text:p/>
        </draw:path>
        <draw:path draw:style-name="gr8" draw:text-style-name="P2" draw:layer="layout" svg:width="0.071cm" svg:height="0.169cm" svg:x="8.78cm" svg:y="9.913cm" svg:viewBox="0 0 72 170" svg:d="M72 170c-43-7-72-75-72-170">
          <text:p/>
        </draw:path>
        <draw:path draw:style-name="gr8" draw:text-style-name="P2" draw:layer="layout" svg:width="0.176cm" svg:height="0.372cm" svg:x="8.738cm" svg:y="9.533cm" svg:viewBox="0 0 177 373" svg:d="M0 373c0-93 21-188 56-266 39-74 85-116 121-106">
          <text:p/>
        </draw:path>
        <draw:path draw:style-name="gr8" draw:text-style-name="P2" draw:layer="layout" svg:width="0.067cm" svg:height="0.173cm" svg:x="8.738cm" svg:y="9.902cm" svg:viewBox="0 0 68 174" svg:d="M68 174c-42-11-68-75-68-174">
          <text:p/>
        </draw:path>
        <draw:path draw:style-name="gr8" draw:text-style-name="P2" draw:layer="layout" svg:width="0.162cm" svg:height="0.336cm" svg:x="8.597cm" svg:y="9.527cm" svg:viewBox="0 0 163 337" svg:d="M0 337c0-77 21-169 53-236 32-71 75-107 110-100">
          <text:p/>
        </draw:path>
        <draw:path draw:style-name="gr8" draw:text-style-name="P2" draw:layer="layout" svg:width="0.063cm" svg:height="0.155cm" svg:x="8.597cm" svg:y="9.863cm" svg:viewBox="0 0 64 156" svg:d="M64 156c-42-7-64-68-64-156">
          <text:p/>
        </draw:path>
        <draw:path draw:style-name="gr8" draw:text-style-name="P2" draw:layer="layout" svg:width="0.169cm" svg:height="0.351cm" svg:x="8.583cm" svg:y="9.516cm" svg:viewBox="0 0 170 352" svg:d="M0 352c0-85 21-177 56-248 32-71 79-113 114-103">
          <text:p/>
        </draw:path>
        <draw:path draw:style-name="gr8" draw:text-style-name="P2" draw:layer="layout" svg:width="0.025cm" svg:height="0.015cm" svg:x="8.752cm" svg:y="9.517cm" svg:viewBox="0 0 26 16" svg:d="M0 0c7 0 18 8 26 16">
          <text:p/>
        </draw:path>
        <draw:path draw:style-name="gr8" draw:text-style-name="P2" draw:layer="layout" svg:width="0.032cm" svg:height="0.006cm" svg:x="8.646cm" svg:y="10.022cm" svg:viewBox="0 0 33 7" svg:d="M33 0c-11 9-22 9-33 4">
          <text:p/>
        </draw:path>
        <draw:path draw:style-name="gr8" draw:text-style-name="P2" draw:layer="layout" svg:width="0.063cm" svg:height="0.162cm" svg:x="8.583cm" svg:y="9.863cm" svg:viewBox="0 0 64 163" svg:d="M64 163c-39-7-64-71-64-163">
          <text:p/>
        </draw:path>
        <draw:path draw:style-name="gr8" draw:text-style-name="P2" draw:layer="layout" svg:width="0.169cm" svg:height="0.35cm" svg:x="8.537cm" svg:y="9.506cm" svg:viewBox="0 0 170 351" svg:d="M0 351c0-81 21-173 56-244 35-74 78-113 114-106">
          <text:p/>
        </draw:path>
        <draw:path draw:style-name="gr8" draw:text-style-name="P2" draw:layer="layout" svg:width="0.067cm" svg:height="0.159cm" svg:x="8.537cm" svg:y="9.856cm" svg:viewBox="0 0 68 160" svg:d="M68 160c-39-7-68-67-68-160">
          <text:p/>
        </draw:path>
        <draw:path draw:style-name="gr8" draw:text-style-name="P2" draw:layer="layout" svg:width="0.095cm" svg:height="0.204cm" svg:x="12.012cm" svg:y="7.072cm" svg:viewBox="0 0 96 205" svg:d="M0 205c0-50 11-103 32-145 18-39 46-64 64-60">
          <text:p/>
        </draw:path>
        <draw:path draw:style-name="gr8" draw:text-style-name="P2" draw:layer="layout" svg:width="0.099cm" svg:height="0.297cm" svg:x="12.047cm" svg:y="7.073cm" svg:viewBox="0 0 100 298" svg:d="M60 0c36 7 50 77 33 162-19 82-58 142-93 135">
          <text:p/>
        </draw:path>
        <draw:path draw:style-name="gr8" draw:text-style-name="P2" draw:layer="layout" svg:width="0.035cm" svg:height="0.095cm" svg:x="12.012cm" svg:y="7.274cm" svg:viewBox="0 0 36 96" svg:d="M36 96c-21-3-36-40-36-96">
          <text:p/>
        </draw:path>
        <draw:path draw:style-name="gr8" draw:text-style-name="P2" draw:layer="layout" svg:width="0.18cm" svg:height="0.372cm" svg:x="11.955cm" svg:y="6.951cm" svg:viewBox="0 0 181 373" svg:d="M0 373c0-88 21-188 60-262 35-77 82-120 121-109">
          <text:p/>
        </draw:path>
        <draw:path draw:style-name="gr8" draw:text-style-name="P2" draw:layer="layout" svg:width="0.18cm" svg:height="0.541cm" svg:x="12.022cm" svg:y="6.953cm" svg:viewBox="0 0 181 542" svg:d="M114 0c60 10 85 141 53 289-28 153-107 262-167 252">
          <text:p/>
        </draw:path>
        <draw:path draw:style-name="gr8" draw:text-style-name="P2" draw:layer="layout" svg:width="0.067cm" svg:height="0.17cm" svg:x="11.955cm" svg:y="7.323cm" svg:viewBox="0 0 68 171" svg:d="M68 171c-39-11-68-78-68-171">
          <text:p/>
        </draw:path>
        <draw:path draw:style-name="gr8" draw:text-style-name="P2" draw:layer="layout" svg:width="0.18cm" svg:height="0.372cm" svg:x="11.909cm" svg:y="6.941cm" svg:viewBox="0 0 181 373" svg:d="M0 373c0-86 25-188 60-262 36-78 81-117 121-110">
          <text:p/>
        </draw:path>
        <draw:path draw:style-name="gr8" draw:text-style-name="P2" draw:layer="layout" svg:width="0.071cm" svg:height="0.169cm" svg:x="11.909cm" svg:y="7.313cm" svg:viewBox="0 0 72 170" svg:d="M72 170c-42-11-72-74-72-170">
          <text:p/>
        </draw:path>
        <draw:path draw:style-name="gr8" draw:text-style-name="P2" draw:layer="layout" svg:width="0.166cm" svg:height="0.34cm" svg:x="11.768cm" svg:y="6.934cm" svg:viewBox="0 0 167 341" svg:d="M0 341c0-81 21-173 54-240 35-67 78-107 113-100">
          <text:p/>
        </draw:path>
        <draw:path draw:style-name="gr8" draw:text-style-name="P2" draw:layer="layout" svg:width="0.064cm" svg:height="0.155cm" svg:x="11.768cm" svg:y="7.27cm" svg:viewBox="0 0 65 156" svg:d="M65 156c-40-7-65-68-65-156">
          <text:p/>
        </draw:path>
        <draw:path draw:style-name="gr8" draw:text-style-name="P2" draw:layer="layout" svg:width="0.169cm" svg:height="0.35cm" svg:x="11.758cm" svg:y="6.924cm" svg:viewBox="0 0 170 351" svg:d="M0 351c0-81 21-178 56-248 32-71 74-110 114-102">
          <text:p/>
        </draw:path>
        <draw:path draw:style-name="gr8" draw:text-style-name="P2" draw:layer="layout" svg:width="0.029cm" svg:height="0.017cm" svg:x="11.923cm" svg:y="6.925cm" svg:viewBox="0 0 30 18" svg:d="M0 0c11 4 23 8 30 18">
          <text:p/>
        </draw:path>
        <draw:path draw:style-name="gr8" draw:text-style-name="P2" draw:layer="layout" svg:width="0.032cm" svg:height="0.006cm" svg:x="11.821cm" svg:y="7.429cm" svg:viewBox="0 0 33 7" svg:d="M33 0c-14 8-25 8-33 5">
          <text:p/>
        </draw:path>
        <draw:path draw:style-name="gr8" draw:text-style-name="P2" draw:layer="layout" svg:width="0.063cm" svg:height="0.159cm" svg:x="11.758cm" svg:y="7.274cm" svg:viewBox="0 0 64 160" svg:d="M64 160c-43-8-64-71-64-160">
          <text:p/>
        </draw:path>
        <draw:path draw:style-name="gr8" draw:text-style-name="P2" draw:layer="layout" svg:width="0.169cm" svg:height="0.354cm" svg:x="11.712cm" svg:y="6.913cm" svg:viewBox="0 0 170 355" svg:d="M0 355c0-86 21-178 57-248 32-74 78-113 113-106">
          <text:p/>
        </draw:path>
        <draw:path draw:style-name="gr8" draw:text-style-name="P2" draw:layer="layout" svg:width="0.063cm" svg:height="0.162cm" svg:x="11.712cm" svg:y="7.263cm" svg:viewBox="0 0 64 163" svg:d="M64 163c-40-10-64-71-64-163">
          <text:p/>
        </draw:path>
        <draw:line draw:style-name="gr8" draw:text-style-name="P2" draw:layer="layout" svg:x1="4.533cm" svg:y1="4.198cm" svg:x2="4.533cm" svg:y2="3.474cm">
          <text:p/>
        </draw:line>
        <draw:line draw:style-name="gr8" draw:text-style-name="P2" draw:layer="layout" svg:x1="8.852cm" svg:y1="8.351cm" svg:x2="8.805cm" svg:y2="8.339cm">
          <text:p/>
        </draw:line>
        <draw:line draw:style-name="gr8" draw:text-style-name="P2" draw:layer="layout" svg:x1="8.961cm" svg:y1="7.811cm" svg:x2="8.914cm" svg:y2="7.799cm">
          <text:p/>
        </draw:line>
        <draw:line draw:style-name="gr8" draw:text-style-name="P2" draw:layer="layout" svg:x1="8.767cm" svg:y1="8.305cm" svg:x2="8.657cm" svg:y2="8.283cm">
          <text:p/>
        </draw:line>
        <draw:line draw:style-name="gr8" draw:text-style-name="P2" draw:layer="layout" svg:x1="8.866cm" svg:y1="7.818cm" svg:x2="8.759cm" svg:y2="7.792cm">
          <text:p/>
        </draw:line>
        <draw:line draw:style-name="gr8" draw:text-style-name="P2" draw:layer="layout" svg:x1="8.647cm" svg:y1="8.291cm" svg:x2="8.6cm" svg:y2="8.283cm">
          <text:p/>
        </draw:line>
        <draw:line draw:style-name="gr8" draw:text-style-name="P2" draw:layer="layout" svg:x1="8.753cm" svg:y1="7.783cm" svg:x2="8.706cm" svg:y2="7.775cm">
          <text:p/>
        </draw:line>
        <draw:line draw:style-name="gr8" draw:text-style-name="P2" draw:layer="layout" svg:x1="12.023cm" svg:y1="5.758cm" svg:x2="11.98cm" svg:y2="5.746cm">
          <text:p/>
        </draw:line>
        <draw:line draw:style-name="gr8" draw:text-style-name="P2" draw:layer="layout" svg:x1="12.136cm" svg:y1="5.218cm" svg:x2="12.089cm" svg:y2="5.21cm">
          <text:p/>
        </draw:line>
        <draw:line draw:style-name="gr8" draw:text-style-name="P2" draw:layer="layout" svg:x1="11.939cm" svg:y1="5.716cm" svg:x2="11.832cm" svg:y2="5.69cm">
          <text:p/>
        </draw:line>
        <draw:line draw:style-name="gr8" draw:text-style-name="P2" draw:layer="layout" svg:x1="12.041cm" svg:y1="5.225cm" svg:x2="11.93cm" svg:y2="5.203cm">
          <text:p/>
        </draw:line>
        <draw:line draw:style-name="gr8" draw:text-style-name="P2" draw:layer="layout" svg:x1="11.822cm" svg:y1="5.701cm" svg:x2="11.775cm" svg:y2="5.69cm">
          <text:p/>
        </draw:line>
        <draw:line draw:style-name="gr8" draw:text-style-name="P2" draw:layer="layout" svg:x1="11.928cm" svg:y1="5.193cm" svg:x2="11.881cm" svg:y2="5.182cm">
          <text:p/>
        </draw:line>
        <draw:line draw:style-name="gr8" draw:text-style-name="P2" draw:layer="layout" svg:x1="10.951cm" svg:y1="6.636cm" svg:x2="10.904cm" svg:y2="6.625cm">
          <text:p/>
        </draw:line>
        <draw:line draw:style-name="gr8" draw:text-style-name="P2" draw:layer="layout" svg:x1="11.06cm" svg:y1="6.097cm" svg:x2="11.017cm" svg:y2="6.085cm">
          <text:p/>
        </draw:line>
        <draw:line draw:style-name="gr8" draw:text-style-name="P2" draw:layer="layout" svg:x1="10.866cm" svg:y1="6.59cm" svg:x2="10.759cm" svg:y2="6.568cm">
          <text:p/>
        </draw:line>
        <draw:line draw:style-name="gr8" draw:text-style-name="P2" draw:layer="layout" svg:x1="10.965cm" svg:y1="6.1cm" svg:x2="10.858cm" svg:y2="6.078cm">
          <text:p/>
        </draw:line>
        <draw:line draw:style-name="gr8" draw:text-style-name="P2" draw:layer="layout" svg:x1="10.75cm" svg:y1="6.576cm" svg:x2="10.703cm" svg:y2="6.568cm">
          <text:p/>
        </draw:line>
        <draw:line draw:style-name="gr8" draw:text-style-name="P2" draw:layer="layout" svg:x1="10.852cm" svg:y1="6.068cm" svg:x2="10.805cm" svg:y2="6.057cm">
          <text:p/>
        </draw:line>
        <draw:line draw:style-name="gr8" draw:text-style-name="P2" draw:layer="layout" svg:x1="10.951cm" svg:y1="8.368cm" svg:x2="10.904cm" svg:y2="8.357cm">
          <text:p/>
        </draw:line>
        <draw:line draw:style-name="gr8" draw:text-style-name="P2" draw:layer="layout" svg:x1="11.06cm" svg:y1="7.829cm" svg:x2="11.017cm" svg:y2="7.817cm">
          <text:p/>
        </draw:line>
        <draw:line draw:style-name="gr8" draw:text-style-name="P2" draw:layer="layout" svg:x1="10.866cm" svg:y1="8.326cm" svg:x2="10.759cm" svg:y2="8.3cm">
          <text:p/>
        </draw:line>
        <draw:line draw:style-name="gr8" draw:text-style-name="P2" draw:layer="layout" svg:x1="10.965cm" svg:y1="7.836cm" svg:x2="10.858cm" svg:y2="7.81cm">
          <text:p/>
        </draw:line>
        <draw:line draw:style-name="gr8" draw:text-style-name="P2" draw:layer="layout" svg:x1="10.75cm" svg:y1="8.312cm" svg:x2="10.703cm" svg:y2="8.3cm">
          <text:p/>
        </draw:line>
        <draw:line draw:style-name="gr8" draw:text-style-name="P2" draw:layer="layout" svg:x1="10.852cm" svg:y1="7.804cm" svg:x2="10.805cm" svg:y2="7.792cm">
          <text:p/>
        </draw:line>
        <draw:line draw:style-name="gr8" draw:text-style-name="P2" draw:layer="layout" svg:x1="8.852cm" svg:y1="10.083cm" svg:x2="8.805cm" svg:y2="10.071cm">
          <text:p/>
        </draw:line>
        <draw:line draw:style-name="gr8" draw:text-style-name="P2" draw:layer="layout" svg:x1="8.961cm" svg:y1="9.543cm" svg:x2="8.914cm" svg:y2="9.535cm">
          <text:p/>
        </draw:line>
        <draw:line draw:style-name="gr8" draw:text-style-name="P2" draw:layer="layout" svg:x1="8.767cm" svg:y1="10.041cm" svg:x2="8.657cm" svg:y2="10.015cm">
          <text:p/>
        </draw:line>
        <draw:line draw:style-name="gr8" draw:text-style-name="P2" draw:layer="layout" svg:x1="8.866cm" svg:y1="9.55cm" svg:x2="8.759cm" svg:y2="9.528cm">
          <text:p/>
        </draw:line>
        <draw:line draw:style-name="gr8" draw:text-style-name="P2" draw:layer="layout" svg:x1="8.647cm" svg:y1="10.026cm" svg:x2="8.6cm" svg:y2="10.015cm">
          <text:p/>
        </draw:line>
        <draw:line draw:style-name="gr8" draw:text-style-name="P2" draw:layer="layout" svg:x1="8.753cm" svg:y1="9.518cm" svg:x2="8.706cm" svg:y2="9.507cm">
          <text:p/>
        </draw:line>
        <draw:line draw:style-name="gr8" draw:text-style-name="P2" draw:layer="layout" svg:x1="12.023cm" svg:y1="7.494cm" svg:x2="11.98cm" svg:y2="7.482cm">
          <text:p/>
        </draw:line>
        <draw:line draw:style-name="gr8" draw:text-style-name="P2" draw:layer="layout" svg:x1="12.136cm" svg:y1="6.954cm" svg:x2="12.089cm" svg:y2="6.942cm">
          <text:p/>
        </draw:line>
        <draw:line draw:style-name="gr8" draw:text-style-name="P2" draw:layer="layout" svg:x1="11.939cm" svg:y1="7.451cm" svg:x2="11.832cm" svg:y2="7.425cm">
          <text:p/>
        </draw:line>
        <draw:line draw:style-name="gr8" draw:text-style-name="P2" draw:layer="layout" svg:x1="12.041cm" svg:y1="6.961cm" svg:x2="11.93cm" svg:y2="6.935cm">
          <text:p/>
        </draw:line>
        <draw:line draw:style-name="gr8" draw:text-style-name="P2" draw:layer="layout" svg:x1="11.822cm" svg:y1="7.434cm" svg:x2="11.775cm" svg:y2="7.422cm">
          <text:p/>
        </draw:line>
        <draw:line draw:style-name="gr8" draw:text-style-name="P2" draw:layer="layout" svg:x1="11.928cm" svg:y1="6.929cm" svg:x2="11.881cm" svg:y2="6.914cm">
          <text:p/>
        </draw:line>
        <draw:path draw:style-name="gr1" draw:text-style-name="P1" draw:layer="layout" svg:width="10.283cm" svg:height="3.503cm" svg:x="14.485cm" svg:y="4.522cm" svg:viewBox="0 0 10284 3504" svg:d="M10284 855v148h-773v35 43 42 53 53 60 67 67 74 74 78 84 85 85 74 70 67 64 60 53 49 42 39 28 25 18 10 4h-363v-4-10-18-25-28-39-42-49-53-60-64-67-70-74c0-142 0-276 0-396l-39-3v-501 21 25 28 28 32 32 35 35 39 43 42 42 46 46-494h-1012v2501h-999v-2000c0-275-222-501-497-501h28 25 28 21 22 21 17 18 11 14 7 7 3-3-7-7-14-11-18-17-21-22-21-28-25-28-402c-95 0-177 28-247 67-39 21-74 46-102 78-32 28-57 60-82 102-17 32-35 71-49 116-10 39-21 89-21 138v2000h-998v-2000c0-275-223-501-498-501h-2702c-67 0-131 14-187 39-49 17-92 46-134 81s-81 78-113 134c-21 35-39 78-49 123-11 39-15 82-15 124v2000h-1002v-2649-855h10284z">
          <text:p/>
        </draw:path>
        <draw:polygon draw:style-name="gr7" draw:text-style-name="P2" draw:layer="layout" svg:width="0cm" svg:height="0cm" svg:x="19.628cm" svg:y="6.233cm" svg:viewBox="0 0 0 0" draw:points="0,0">
          <text:p/>
        </draw:polygon>
        <draw:polygon draw:style-name="gr1" draw:text-style-name="P1" draw:layer="layout" svg:width="10.283cm" svg:height="0.854cm" svg:x="14.485cm" svg:y="4.522cm" svg:viewBox="0 0 10284 855" draw:points="0,0 0,855 278,855 310,841 342,830 370,823 405,816 437,809 469,809 501,809 532,809 564,809 596,816 628,823 659,830 691,841 723,855 4978,855 5010,841 5042,830 5070,823 5105,816 5137,809 5169,809 5201,809 5232,809 5264,809 5296,816 5328,823 5359,830 5391,841 5423,855 7377,855 7409,841 7441,830 7469,823 7504,816 7536,809 7568,809 7599,809 7631,809 7663,809 7695,816 7726,823 7758,830 7790,841 7822,855 10284,855 10284,0">
          <text:p/>
        </draw:polygon>
        <draw:polygon draw:style-name="gr7" draw:text-style-name="P2" draw:layer="layout" svg:width="0cm" svg:height="0cm" svg:x="19.628cm" svg:y="6.233cm" svg:viewBox="0 0 0 0" draw:points="0,0">
          <text:p/>
        </draw:polygon>
        <draw:path draw:style-name="gr1" draw:text-style-name="P1" draw:layer="layout" svg:width="10.283cm" svg:height="2.653cm" svg:x="14.485cm" svg:y="5.372cm" svg:viewBox="0 0 10284 2654" svg:d="M7822 0h2462v152h-773-363-39-1012v2502h-999v-2001c0-279-222-501-497-501h-402-28-25-28-21-25-18-17-18-14-11-7-7-3-4 4 3 7 7 11 14 18 17 18 25 21 28 25 28c-95 0-177 25-247 64-39 24-74 49-102 77-32 32-57 64-82 102-17 36-35 75-49 120-10 39-21 85-21 138v2001h-998v-2001c0-279-223-501-498-501h-2702c-67 0-131 14-187 35-49 21-92 50-134 81-42 39-81 82-113 138-21 35-39 74-49 123-11 36-15 78-15 124v2001h-1002v-2654h278c-116 103-148 272-74 406 71 138 226 208 378 169 148-35 254-169 254-324 0-95-43-187-113-251h4255c-116 103-148 272-74 406 71 138 226 208 378 169 148-35 254-169 254-324 0-95-43-187-113-251h1954c-116 103-148 272-74 406 71 138 226 208 378 169 148-35 254-169 254-324 0-95-43-187-113-251z">
          <text:p/>
        </draw:path>
        <draw:polygon draw:style-name="gr7" draw:text-style-name="P2" draw:layer="layout" svg:width="0cm" svg:height="0cm" svg:x="19.628cm" svg:y="6.233cm" svg:viewBox="0 0 0 0" draw:points="0,0">
          <text:p/>
        </draw:polygon>
        <draw:path draw:style-name="gr1" draw:text-style-name="P1" draw:layer="layout" svg:width="0.402cm" svg:height="1.503cm" svg:x="23.593cm" svg:y="5.524cm" svg:viewBox="0 0 403 1504" svg:d="M403 1504v-4-10-18-25-28-39-42-49-53-61-64-67-70-74-89-84-81-78-78-70-71-63-60-53-53-46-39-35h-364-39v21 25 28 28 29 35 35 35 39 39 42 46 46 46l39 3v-3 7c0 120 0 254 0 399v74 70 67 64 61 53 49 42 39 28 25 18 10 4z">
          <text:p/>
        </draw:path>
        <draw:polygon draw:style-name="gr7" draw:text-style-name="P2" draw:layer="layout" svg:width="0cm" svg:height="0cm" svg:x="19.628cm" svg:y="6.233cm" svg:viewBox="0 0 0 0" draw:points="0,0">
          <text:p/>
        </draw:polygon>
        <draw:path draw:style-name="gr1" draw:text-style-name="P1" draw:layer="layout" svg:width="0.671cm" svg:height="0.67cm" svg:x="14.65cm" svg:y="7.189cm" svg:viewBox="0 0 672 671" svg:d="M672 335c0 185-152 336-336 336s-336-151-336-336c0-187 152-335 336-335s336 148 336 335z">
          <text:p/>
        </draw:path>
        <draw:polygon draw:style-name="gr7" draw:text-style-name="P2" draw:layer="layout" svg:width="0cm" svg:height="0cm" svg:x="19.628cm" svg:y="6.233cm" svg:viewBox="0 0 0 0" draw:points="0,0">
          <text:p/>
        </draw:polygon>
        <draw:path draw:style-name="gr9" draw:text-style-name="P1" draw:layer="layout" svg:width="0.671cm" svg:height="0.67cm" svg:x="19.349cm" svg:y="7.189cm" svg:viewBox="0 0 672 671" svg:d="M672 335c0 185-152 336-340 336-183 0-332-151-332-336 0-187 149-335 332-335 188 0 340 148 340 335z">
          <text:p/>
        </draw:path>
        <draw:polygon draw:style-name="gr7" draw:text-style-name="P2" draw:layer="layout" svg:width="0cm" svg:height="0cm" svg:x="19.628cm" svg:y="6.233cm" svg:viewBox="0 0 0 0" draw:points="0,0">
          <text:p/>
        </draw:polygon>
        <draw:path draw:style-name="gr9" draw:text-style-name="P1" draw:layer="layout" svg:width="0.671cm" svg:height="0.67cm" svg:x="21.748cm" svg:y="7.189cm" svg:viewBox="0 0 672 671" svg:d="M672 335c0 185-152 336-339 336-184 0-333-151-333-336 0-187 149-335 333-335 187 0 339 148 339 335z">
          <text:p/>
        </draw:path>
        <draw:polygon draw:style-name="gr7" draw:text-style-name="P2" draw:layer="layout" svg:width="0cm" svg:height="0cm" svg:x="19.628cm" svg:y="6.233cm" svg:viewBox="0 0 0 0" draw:points="0,0">
          <text:p/>
        </draw:polygon>
        <draw:path draw:style-name="gr1" draw:text-style-name="P1" draw:layer="layout" svg:width="0.672cm" svg:height="0.634cm" svg:x="21.747cm" svg:y="5.326cm" svg:viewBox="0 0 673 635" svg:d="M560 50c70 61 113 153 113 248 0 155-106 289-254 328-152 35-307-35-379-169-74-138-42-304 75-407l32-14 32-11 28-7 35-7 32-7h32l31-4 32 4h32l32 7 31 7 32 7 32 11z">
          <text:p/>
        </draw:path>
        <draw:polygon draw:style-name="gr7" draw:text-style-name="P2" draw:layer="layout" svg:width="0cm" svg:height="0cm" svg:x="19.628cm" svg:y="6.233cm" svg:viewBox="0 0 0 0" draw:points="0,0">
          <text:p/>
        </draw:polygon>
        <draw:path draw:style-name="gr1" draw:text-style-name="P1" draw:layer="layout" svg:width="0.672cm" svg:height="0.634cm" svg:x="19.348cm" svg:y="5.326cm" svg:viewBox="0 0 673 635" svg:d="M560 50c74 61 113 153 113 248 0 155-106 289-255 328-152 35-307-35-378-169-74-138-42-304 74-407l32-14 32-11 28-7 35-7 32-7h32l32-4 31 4h32l32 7 36 7 28 7 32 11z">
          <text:p/>
        </draw:path>
        <draw:polygon draw:style-name="gr7" draw:text-style-name="P2" draw:layer="layout" svg:width="0cm" svg:height="0cm" svg:x="19.628cm" svg:y="6.233cm" svg:viewBox="0 0 0 0" draw:points="0,0">
          <text:p/>
        </draw:polygon>
        <draw:path draw:style-name="gr1" draw:text-style-name="P1" draw:layer="layout" svg:width="0.67cm" svg:height="0.634cm" svg:x="14.651cm" svg:y="5.326cm" svg:viewBox="0 0 671 635" svg:d="M558 50c74 61 113 153 113 248 0 155-106 289-254 328-150 35-305-35-379-169-70-138-42-304 74-407l32-14 32-11 32-7 31-7 32-7h32l32-4 31 4h32l36 7 32 7 32 7 32 11z">
          <text:p/>
        </draw:path>
        <draw:polygon draw:style-name="gr7" draw:text-style-name="P2" draw:layer="layout" svg:width="0cm" svg:height="0cm" svg:x="19.628cm" svg:y="6.233cm" svg:viewBox="0 0 0 0" draw:points="0,0">
          <text:p/>
        </draw:polygon>
        <draw:path draw:style-name="gr1" draw:text-style-name="P1" draw:layer="layout" svg:width="0.469cm" svg:height="0.469cm" svg:x="21.848cm" svg:y="7.288cm" svg:viewBox="0 0 470 470" svg:d="M470 236c0 43-7 85-35 120-39 71-117 114-202 114-78 0-155-43-198-114-47-74-47-169 0-243 43-71 120-113 198-113 85 0 163 42 202 113 28 35 35 77 35 123z">
          <text:p/>
        </draw:path>
        <draw:polygon draw:style-name="gr7" draw:text-style-name="P2" draw:layer="layout" svg:width="0cm" svg:height="0cm" svg:x="19.628cm" svg:y="6.233cm" svg:viewBox="0 0 0 0" draw:points="0,0">
          <text:p/>
        </draw:polygon>
        <draw:path draw:style-name="gr1" draw:text-style-name="P1" draw:layer="layout" svg:width="0.469cm" svg:height="0.469cm" svg:x="21.847cm" svg:y="5.39cm" svg:viewBox="0 0 470 470" svg:d="M449 135c14 32 21 67 21 99 0 46-10 88-35 123-43 71-117 113-202 113-78 0-155-42-198-113-42-67-46-148-14-222 39-81 124-135 212-135 92 0 176 54 216 135z">
          <text:p/>
        </draw:path>
        <draw:polygon draw:style-name="gr7" draw:text-style-name="P2" draw:layer="layout" svg:width="0cm" svg:height="0cm" svg:x="19.628cm" svg:y="6.233cm" svg:viewBox="0 0 0 0" draw:points="0,0">
          <text:p/>
        </draw:polygon>
        <draw:path draw:style-name="gr1" draw:text-style-name="P1" draw:layer="layout" svg:width="0.473cm" svg:height="0.469cm" svg:x="14.749cm" svg:y="7.288cm" svg:viewBox="0 0 474 470" svg:d="M474 236c0 127-106 234-236 234-132 0-238-107-238-234 0-130 106-236 238-236 130 0 236 106 236 236z">
          <text:p/>
        </draw:path>
        <draw:polygon draw:style-name="gr7" draw:text-style-name="P2" draw:layer="layout" svg:width="0cm" svg:height="0cm" svg:x="19.628cm" svg:y="6.233cm" svg:viewBox="0 0 0 0" draw:points="0,0">
          <text:p/>
        </draw:polygon>
        <draw:path draw:style-name="gr9" draw:text-style-name="P1" draw:layer="layout" svg:width="0.469cm" svg:height="0.469cm" svg:x="19.448cm" svg:y="5.39cm" svg:viewBox="0 0 470 470" svg:d="M470 234c0 130-102 236-232 236-131 0-238-106-238-236 0-127 107-234 238-234 130 0 232 107 232 234z">
          <text:p/>
        </draw:path>
        <draw:polygon draw:style-name="gr7" draw:text-style-name="P2" draw:layer="layout" svg:width="0cm" svg:height="0cm" svg:x="19.628cm" svg:y="6.233cm" svg:viewBox="0 0 0 0" draw:points="0,0">
          <text:p/>
        </draw:polygon>
        <draw:path draw:style-name="gr9" draw:text-style-name="P1" draw:layer="layout" svg:width="0.469cm" svg:height="0.469cm" svg:x="19.448cm" svg:y="7.288cm" svg:viewBox="0 0 470 470" svg:d="M470 236c0 127-102 234-232 234-131 0-238-107-238-234 0-130 107-236 238-236 130 0 232 106 232 236z">
          <text:p/>
        </draw:path>
        <draw:polygon draw:style-name="gr7" draw:text-style-name="P2" draw:layer="layout" svg:width="0cm" svg:height="0cm" svg:x="19.628cm" svg:y="6.233cm" svg:viewBox="0 0 0 0" draw:points="0,0">
          <text:p/>
        </draw:polygon>
        <draw:path draw:style-name="gr9" draw:text-style-name="P1" draw:layer="layout" svg:width="0.473cm" svg:height="0.469cm" svg:x="14.749cm" svg:y="5.39cm" svg:viewBox="0 0 474 470" svg:d="M474 234c0 130-106 236-236 236-132 0-238-106-238-236 0-127 106-234 238-234 130 0 236 107 236 234z">
          <text:p/>
        </draw:path>
        <draw:polygon draw:style-name="gr7" draw:text-style-name="P2" draw:layer="layout" svg:width="0cm" svg:height="0cm" svg:x="19.628cm" svg:y="6.233cm" svg:viewBox="0 0 0 0" draw:points="0,0">
          <text:p/>
        </draw:polygon>
        <draw:path draw:style-name="gr1" draw:text-style-name="P1" draw:layer="layout" svg:width="0.427cm" svg:height="0.469cm" svg:x="21.868cm" svg:y="5.39cm" svg:viewBox="0 0 428 470" svg:d="M414 135v222c-39 71-116 113-198 113-81 0-159-42-202-113v-222h-14c43-81 125-135 216-135 92 0 173 54 212 135z">
          <text:p/>
        </draw:path>
        <draw:polygon draw:style-name="gr7" draw:text-style-name="P2" draw:layer="layout" svg:width="0cm" svg:height="0cm" svg:x="19.628cm" svg:y="6.233cm" svg:viewBox="0 0 0 0" draw:points="0,0">
          <text:p/>
        </draw:polygon>
        <draw:path draw:style-name="gr1" draw:text-style-name="P1" draw:layer="layout" svg:width="0.399cm" svg:height="0.469cm" svg:x="21.882cm" svg:y="7.288cm" svg:viewBox="0 0 400 470" svg:d="M400 113v243c-39 71-116 114-202 114-78 0-155-43-198-114v-243c43-71 120-113 198-113 86 0 163 42 202 113z">
          <text:p/>
        </draw:path>
        <draw:polygon draw:style-name="gr7" draw:text-style-name="P2" draw:layer="layout" svg:width="0cm" svg:height="0cm" svg:x="19.628cm" svg:y="6.233cm" svg:viewBox="0 0 0 0" draw:points="0,0">
          <text:p/>
        </draw:polygon>
        <draw:path draw:style-name="gr1" draw:text-style-name="P1" draw:layer="layout" svg:width="0.035cm" svg:height="0.247cm" svg:x="22.281cm" svg:y="7.401cm" svg:viewBox="0 0 36 248" svg:d="M0 0c25 35 36 77 36 124 0 43-11 85-36 124z">
          <text:p/>
        </draw:path>
        <draw:polygon draw:style-name="gr7" draw:text-style-name="P2" draw:layer="layout" svg:width="0cm" svg:height="0cm" svg:x="19.628cm" svg:y="6.233cm" svg:viewBox="0 0 0 0" draw:points="0,0">
          <text:p/>
        </draw:polygon>
        <draw:path draw:style-name="gr1" draw:text-style-name="P1" draw:layer="layout" svg:width="0.038cm" svg:height="0.247cm" svg:x="21.849cm" svg:y="7.401cm" svg:viewBox="0 0 39 248" svg:d="M39 248c-52-78-52-174 0-248z">
          <text:p/>
        </draw:path>
        <draw:polygon draw:style-name="gr7" draw:text-style-name="P2" draw:layer="layout" svg:width="0cm" svg:height="0cm" svg:x="19.628cm" svg:y="6.233cm" svg:viewBox="0 0 0 0" draw:points="0,0">
          <text:p/>
        </draw:polygon>
        <draw:path draw:style-name="gr1" draw:text-style-name="P1" draw:layer="layout" svg:width="0.035cm" svg:height="0.222cm" svg:x="22.281cm" svg:y="5.524cm" svg:viewBox="0 0 36 223" svg:d="M14 0c14 32 22 64 22 99 0 43-11 89-36 124v-223z">
          <text:p/>
        </draw:path>
        <draw:polygon draw:style-name="gr7" draw:text-style-name="P2" draw:layer="layout" svg:width="0cm" svg:height="0cm" svg:x="19.628cm" svg:y="6.233cm" svg:viewBox="0 0 0 0" draw:points="0,0">
          <text:p/>
        </draw:polygon>
        <draw:path draw:style-name="gr1" draw:text-style-name="P1" draw:layer="layout" svg:width="0.039cm" svg:height="0.222cm" svg:x="21.848cm" svg:y="5.524cm" svg:viewBox="0 0 40 223" svg:d="M40 223v-223h-15c-37 71-33 156 15 223z">
          <text:p/>
        </draw:path>
        <draw:polygon draw:style-name="gr7" draw:text-style-name="P2" draw:layer="layout" svg:width="0cm" svg:height="0cm" svg:x="19.628cm" svg:y="6.233cm" svg:viewBox="0 0 0 0" draw:points="0,0">
          <text:p/>
        </draw:polygon>
        <draw:polygon draw:style-name="gr1" draw:text-style-name="P1" draw:layer="layout" svg:width="0.039cm" svg:height="0.01cm" svg:x="23.593cm" svg:y="6.018cm" svg:viewBox="0 0 40 11" draw:points="0,11 0,0 40,8 40,0 40,11 0,11 40,8">
          <text:p/>
        </draw:polygon>
        <draw:polygon draw:style-name="gr7" draw:text-style-name="P2" draw:layer="layout" svg:width="0cm" svg:height="0cm" svg:x="19.628cm" svg:y="6.233cm" svg:viewBox="0 0 0 0" draw:points="0,0">
          <text:p/>
        </draw:polygon>
        <draw:line draw:style-name="gr10" draw:text-style-name="P2" draw:layer="layout" svg:x1="15.483cm" svg:y1="8.022cm" svg:x2="15.483cm" svg:y2="6.025cm">
          <text:p/>
        </draw:line>
        <draw:path draw:style-name="gr10" draw:text-style-name="P2" draw:layer="layout" svg:width="0.501cm" svg:height="0.501cm" svg:x="15.483cm" svg:y="5.524cm" svg:viewBox="0 0 502 502" svg:d="M502 0c-276 0-502 227-502 502">
          <text:p/>
        </draw:path>
        <draw:line draw:style-name="gr10" draw:text-style-name="P2" draw:layer="layout" svg:x1="15.483cm" svg:y1="8.022cm" svg:x2="14.485cm" svg:y2="8.022cm">
          <text:p/>
        </draw:line>
        <draw:line draw:style-name="gr10" draw:text-style-name="P2" draw:layer="layout" svg:x1="18.683cm" svg:y1="5.524cm" svg:x2="15.984cm" svg:y2="5.524cm">
          <text:p/>
        </draw:line>
        <draw:line draw:style-name="gr10" draw:text-style-name="P2" draw:layer="layout" svg:x1="14.485cm" svg:y1="5.372cm" svg:x2="14.485cm" svg:y2="8.022cm">
          <text:p/>
        </draw:line>
        <draw:path draw:style-name="gr10" draw:text-style-name="P2" draw:layer="layout" svg:width="0.501cm" svg:height="0.501cm" svg:x="18.683cm" svg:y="5.524cm" svg:viewBox="0 0 502 502" svg:d="M0 0c279 0 502 227 502 502">
          <text:p/>
        </draw:path>
        <draw:line draw:style-name="gr10" draw:text-style-name="P2" draw:layer="layout" svg:x1="14.485cm" svg:y1="5.372cm" svg:x2="14.763cm" svg:y2="5.372cm">
          <text:p/>
        </draw:line>
        <draw:line draw:style-name="gr10" draw:text-style-name="P2" draw:layer="layout" svg:x1="19.184cm" svg:y1="8.022cm" svg:x2="19.184cm" svg:y2="6.025cm">
          <text:p/>
        </draw:line>
        <draw:path draw:style-name="gr10" draw:text-style-name="P2" draw:layer="layout" svg:width="0.67cm" svg:height="0.588cm" svg:x="14.651cm" svg:y="5.372cm" svg:viewBox="0 0 671 589" svg:d="M671 252c0 155-106 289-254 328-150 35-305-35-379-169-70-138-42-308 74-411">
          <text:p/>
        </draw:path>
        <draw:line draw:style-name="gr10" draw:text-style-name="P2" draw:layer="layout" svg:x1="20.182cm" svg:y1="8.022cm" svg:x2="19.184cm" svg:y2="8.022cm">
          <text:p/>
        </draw:line>
        <draw:path draw:style-name="gr10" draw:text-style-name="P2" draw:layer="layout" svg:width="0.113cm" svg:height="0.251cm" svg:x="15.208cm" svg:y="5.372cm" svg:viewBox="0 0 114 252" svg:d="M0 0c74 65 114 157 114 252">
          <text:p/>
        </draw:path>
        <draw:line draw:style-name="gr10" draw:text-style-name="P2" draw:layer="layout" svg:x1="20.182cm" svg:y1="8.022cm" svg:x2="20.182cm" svg:y2="6.025cm">
          <text:p/>
        </draw:line>
        <draw:line draw:style-name="gr10" draw:text-style-name="P2" draw:layer="layout" svg:x1="15.208cm" svg:y1="5.372cm" svg:x2="19.462cm" svg:y2="5.372cm">
          <text:p/>
        </draw:line>
        <draw:path draw:style-name="gr10" draw:text-style-name="P2" draw:layer="layout" svg:width="0.501cm" svg:height="0.501cm" svg:x="20.182cm" svg:y="5.524cm" svg:viewBox="0 0 502 502" svg:d="M502 0c-275 0-502 227-502 502">
          <text:p/>
        </draw:path>
        <draw:path draw:style-name="gr10" draw:text-style-name="P2" draw:layer="layout" svg:width="0.672cm" svg:height="0.588cm" svg:x="19.348cm" svg:y="5.372cm" svg:viewBox="0 0 673 589" svg:d="M673 252c0 155-106 289-255 328-152 35-307-35-378-169-74-138-42-308 74-411">
          <text:p/>
        </draw:path>
        <draw:line draw:style-name="gr10" draw:text-style-name="P2" draw:layer="layout" svg:x1="21.082cm" svg:y1="5.524cm" svg:x2="20.683cm" svg:y2="5.524cm">
          <text:p/>
        </draw:line>
        <draw:path draw:style-name="gr10" draw:text-style-name="P2" draw:layer="layout" svg:width="0.113cm" svg:height="0.251cm" svg:x="19.907cm" svg:y="5.372cm" svg:viewBox="0 0 114 252" svg:d="M0 0c70 65 114 157 114 252">
          <text:p/>
        </draw:path>
        <draw:path draw:style-name="gr10" draw:text-style-name="P2" draw:layer="layout" svg:width="0.5cm" svg:height="0.501cm" svg:x="21.082cm" svg:y="5.524cm" svg:viewBox="0 0 501 502" svg:d="M0 0c279 0 501 227 501 502">
          <text:p/>
        </draw:path>
        <draw:line draw:style-name="gr10" draw:text-style-name="P2" draw:layer="layout" svg:x1="19.907cm" svg:y1="5.372cm" svg:x2="21.861cm" svg:y2="5.372cm">
          <text:p/>
        </draw:line>
        <draw:line draw:style-name="gr10" draw:text-style-name="P2" draw:layer="layout" svg:x1="21.582cm" svg:y1="8.022cm" svg:x2="21.582cm" svg:y2="6.025cm">
          <text:p/>
        </draw:line>
        <draw:path draw:style-name="gr10" draw:text-style-name="P2" draw:layer="layout" svg:width="0.672cm" svg:height="0.588cm" svg:x="21.747cm" svg:y="5.372cm" svg:viewBox="0 0 673 589" svg:d="M673 252c0 155-106 289-254 328-152 35-307-35-379-169-74-138-42-308 75-411">
          <text:p/>
        </draw:path>
        <draw:line draw:style-name="gr10" draw:text-style-name="P2" draw:layer="layout" svg:x1="22.581cm" svg:y1="8.022cm" svg:x2="21.582cm" svg:y2="8.022cm">
          <text:p/>
        </draw:line>
        <draw:path draw:style-name="gr10" draw:text-style-name="P2" draw:layer="layout" svg:width="0.113cm" svg:height="0.251cm" svg:x="22.306cm" svg:y="5.372cm" svg:viewBox="0 0 114 252" svg:d="M0 0c71 65 114 157 114 252">
          <text:p/>
        </draw:path>
        <draw:line draw:style-name="gr10" draw:text-style-name="P2" draw:layer="layout" svg:x1="22.581cm" svg:y1="8.022cm" svg:x2="22.581cm" svg:y2="5.524cm">
          <text:p/>
        </draw:line>
        <draw:line draw:style-name="gr10" draw:text-style-name="P2" draw:layer="layout" svg:x1="22.306cm" svg:y1="5.372cm" svg:x2="24.768cm" svg:y2="5.372cm">
          <text:p/>
        </draw:line>
        <draw:line draw:style-name="gr10" draw:text-style-name="P2" draw:layer="layout" svg:x1="22.581cm" svg:y1="5.524cm" svg:x2="24.768cm" svg:y2="5.524cm">
          <text:p/>
        </draw:line>
        <draw:line draw:style-name="gr10" draw:text-style-name="P2" draw:layer="layout" svg:x1="24.768cm" svg:y1="5.372cm" svg:x2="24.768cm" svg:y2="5.524cm">
          <text:p/>
        </draw:line>
        <draw:path draw:style-name="gr10" draw:text-style-name="P2" draw:layer="layout" svg:width="0.671cm" svg:height="0.67cm" svg:x="14.65cm" svg:y="7.189cm" svg:viewBox="0 0 672 671" svg:d="M672 335c0 185-152 336-336 336s-336-151-336-336c0-187 152-335 336-335s336 148 336 335z">
          <text:p/>
        </draw:path>
        <draw:path draw:style-name="gr10" draw:text-style-name="P2" draw:layer="layout" svg:width="0.501cm" svg:height="0.501cm" svg:x="15.483cm" svg:y="5.524cm" svg:viewBox="0 0 502 502" svg:d="M502 0c-67 0-131 14-187 35-50 21-96 50-135 81-42 39-81 82-113 139-21 35-39 78-49 123-11 39-18 82-18 124">
          <text:p/>
        </draw:path>
        <draw:line draw:style-name="gr10" draw:text-style-name="P2" draw:layer="layout" svg:x1="21.882cm" svg:y1="5.524cm" svg:x2="21.868cm" svg:y2="5.524cm">
          <text:p/>
        </draw:line>
        <draw:line draw:style-name="gr10" draw:text-style-name="P2" draw:layer="layout" svg:x1="22.295cm" svg:y1="5.524cm" svg:x2="22.281cm" svg:y2="5.524cm">
          <text:p/>
        </draw:line>
        <draw:line draw:style-name="gr10" draw:text-style-name="P2" draw:layer="layout" svg:x1="23.632cm" svg:y1="5.524cm" svg:x2="22.581cm" svg:y2="5.524cm">
          <text:p/>
        </draw:line>
        <draw:polyline draw:style-name="gr10" draw:text-style-name="P2" draw:layer="layout" svg:width="0.224cm" svg:height="0cm" svg:x="21.082cm" svg:y="5.524cm" svg:viewBox="0 0 225 0" draw:points="225,0 222,0 215,0 204,0 194,0 179,0 165,0 148,0 127,0 105,0 81,0 56,0 28,0 0,0">
          <text:p/>
        </draw:polyline>
        <draw:polyline draw:style-name="gr10" draw:text-style-name="P2" draw:layer="layout" svg:width="0.225cm" svg:height="0cm" svg:x="20.457cm" svg:y="5.524cm" svg:viewBox="0 0 226 0" draw:points="226,0 198,0 169,0 145,0 120,0 99,0 81,0 60,0 46,0 32,0 21,0 11,0 7,0 0,0">
          <text:p/>
        </draw:polyline>
        <draw:line draw:style-name="gr10" draw:text-style-name="P2" draw:layer="layout" svg:x1="14.485cm" svg:y1="4.522cm" svg:x2="14.485cm" svg:y2="5.372cm">
          <text:p/>
        </draw:line>
        <draw:polyline draw:style-name="gr10" draw:text-style-name="P2" draw:layer="layout" svg:width="0.445cm" svg:height="0.05cm" svg:x="14.763cm" svg:y="5.326cm" svg:viewBox="0 0 446 51" draw:points="0,51 32,36 64,25 92,18 128,11 160,4 192,4 224,0 255,4 287,4 319,11 354,18 382,25 414,36 446,51">
          <text:p/>
        </draw:polyline>
        <draw:polyline draw:style-name="gr10" draw:text-style-name="P2" draw:layer="layout" svg:width="0.445cm" svg:height="0.05cm" svg:x="19.462cm" svg:y="5.326cm" svg:viewBox="0 0 446 51" draw:points="0,51 28,36 60,25 92,18 124,11 155,4 187,4 219,0 254,4 286,4 319,11 351,18 382,25 414,36 446,51">
          <text:p/>
        </draw:polyline>
        <draw:polyline draw:style-name="gr10" draw:text-style-name="P2" draw:layer="layout" svg:width="0.445cm" svg:height="0.05cm" svg:x="21.861cm" svg:y="5.326cm" svg:viewBox="0 0 446 51" draw:points="0,51 28,36 60,25 92,18 125,11 156,4 192,4 223,0 255,4 287,4 319,11 350,18 382,25 414,36 446,51">
          <text:p/>
        </draw:polyline>
        <draw:line draw:style-name="gr10" draw:text-style-name="P2" draw:layer="layout" svg:x1="24.768cm" svg:y1="5.372cm" svg:x2="24.768cm" svg:y2="4.522cm">
          <text:p/>
        </draw:line>
        <draw:line draw:style-name="gr10" draw:text-style-name="P2" draw:layer="layout" svg:x1="14.485cm" svg:y1="4.522cm" svg:x2="24.768cm" svg:y2="4.522cm">
          <text:p/>
        </draw:line>
        <draw:path draw:style-name="gr10" draw:text-style-name="P2" draw:layer="layout" svg:width="0.501cm" svg:height="0.501cm" svg:x="20.182cm" svg:y="5.524cm" svg:viewBox="0 0 502 502" svg:d="M502 0c-95 0-177 25-247 64-39 24-74 49-102 77-32 32-57 64-82 107-18 32-36 71-50 116-14 39-21 89-21 138">
          <text:p/>
        </draw:path>
        <draw:path draw:style-name="gr10" draw:text-style-name="P2" draw:layer="layout" svg:width="0.469cm" svg:height="0.469cm" svg:x="21.847cm" svg:y="5.39cm" svg:viewBox="0 0 470 470" svg:d="M470 234c0 130-107 236-237 236-127 0-233-106-233-236 0-127 106-234 233-234 130 0 237 107 237 234z">
          <text:p/>
        </draw:path>
        <draw:path draw:style-name="gr10" draw:text-style-name="P2" draw:layer="layout" svg:width="0.473cm" svg:height="0.469cm" svg:x="14.749cm" svg:y="7.288cm" svg:viewBox="0 0 474 470" svg:d="M474 236c0 127-106 234-236 234-132 0-238-107-238-234 0-130 106-236 238-236 130 0 236 106 236 236z">
          <text:p/>
        </draw:path>
        <draw:path draw:style-name="gr10" draw:text-style-name="P2" draw:layer="layout" svg:width="0.469cm" svg:height="0.469cm" svg:x="21.847cm" svg:y="7.288cm" svg:viewBox="0 0 470 470" svg:d="M470 236c0 127-107 234-237 234-127 0-233-107-233-234 0-130 106-236 233-236 130 0 237 106 237 236z">
          <text:p/>
        </draw:path>
        <draw:line draw:style-name="gr10" draw:text-style-name="P2" draw:layer="layout" svg:x1="22.281cm" svg:y1="5.524cm" svg:x2="22.281cm" svg:y2="5.746cm">
          <text:p/>
        </draw:line>
        <draw:line draw:style-name="gr10" draw:text-style-name="P2" draw:layer="layout" svg:x1="21.882cm" svg:y1="5.746cm" svg:x2="21.882cm" svg:y2="5.524cm">
          <text:p/>
        </draw:line>
        <draw:line draw:style-name="gr10" draw:text-style-name="P2" draw:layer="layout" svg:x1="21.882cm" svg:y1="7.644cm" svg:x2="21.882cm" svg:y2="7.401cm">
          <text:p/>
        </draw:line>
        <draw:path draw:style-name="gr10" draw:text-style-name="P2" draw:layer="layout" svg:width="0cm" svg:height="0.405cm" svg:x="23.632cm" svg:y="6.018cm" svg:viewBox="0 0 0 406" svg:d="M0 0c0 123 0 261 0 406">
          <text:p/>
        </draw:path>
        <draw:polyline draw:style-name="gr10" draw:text-style-name="P2" draw:layer="layout" svg:width="0cm" svg:height="0.598cm" svg:x="23.632cm" svg:y="6.424cm" svg:viewBox="0 0 0 599" draw:points="0,599 0,596 0,585 0,571 0,546 0,515 0,479 0,437 0,388 0,335 0,275 0,211 0,144 0,74 0,0">
          <text:p/>
        </draw:polyline>
        <draw:line draw:style-name="gr10" draw:text-style-name="P2" draw:layer="layout" svg:x1="23.593cm" svg:y1="6.025cm" svg:x2="23.632cm" svg:y2="6.025cm">
          <text:p/>
        </draw:line>
        <draw:line draw:style-name="gr10" draw:text-style-name="P2" draw:layer="layout" svg:x1="23.593cm" svg:y1="6.025cm" svg:x2="23.593cm" svg:y2="6.018cm">
          <text:p/>
        </draw:line>
        <draw:line draw:style-name="gr10" draw:text-style-name="P2" draw:layer="layout" svg:x1="22.281cm" svg:y1="7.401cm" svg:x2="22.281cm" svg:y2="7.644cm">
          <text:p/>
        </draw:line>
        <draw:polyline draw:style-name="gr10" draw:text-style-name="P2" draw:layer="layout" svg:width="0cm" svg:height="0.899cm" svg:x="23.992cm" svg:y="5.524cm" svg:viewBox="0 0 0 900" draw:points="0,0 0,35 0,74 0,120 0,173 0,226 0,286 0,349 0,420 0,490 0,568 0,646 0,727 0,811 0,900">
          <text:p/>
        </draw:polyline>
        <draw:polyline draw:style-name="gr10" draw:text-style-name="P2" draw:layer="layout" svg:width="0cm" svg:height="0.598cm" svg:x="23.992cm" svg:y="6.424cm" svg:viewBox="0 0 0 599" draw:points="0,599 0,596 0,585 0,571 0,546 0,515 0,479 0,437 0,388 0,335 0,275 0,211 0,144 0,74 0,0">
          <text:p/>
        </draw:polyline>
        <draw:line draw:style-name="gr10" draw:text-style-name="P2" draw:layer="layout" svg:x1="23.593cm" svg:y1="6.018cm" svg:x2="23.632cm" svg:y2="6.018cm">
          <text:p/>
        </draw:line>
        <draw:polyline draw:style-name="gr10" draw:text-style-name="P2" draw:layer="layout" svg:width="0cm" svg:height="0.493cm" svg:x="23.593cm" svg:y="5.524cm" svg:viewBox="0 0 0 494" draw:points="0,0 0,21 0,46 0,74 0,102 0,131 0,166 0,201 0,236 0,275 0,314 0,356 0,402 0,448 0,494">
          <text:p/>
        </draw:polyline>
        <draw:path draw:style-name="gr10" draw:text-style-name="P2" draw:layer="layout" svg:width="0.469cm" svg:height="0.469cm" svg:x="19.448cm" svg:y="7.288cm" svg:viewBox="0 0 470 470" svg:d="M470 236c0 127-102 234-232 234-131 0-238-107-238-234 0-130 107-236 238-236 130 0 232 106 232 236z">
          <text:p/>
        </draw:path>
        <draw:path draw:style-name="gr10" draw:text-style-name="P2" draw:layer="layout" svg:width="0.399cm" svg:height="0.113cm" svg:x="21.882cm" svg:y="7.288cm" svg:viewBox="0 0 400 114" svg:d="M0 114c43-72 120-114 198-114 86 0 163 42 202 114">
          <text:p/>
        </draw:path>
        <draw:line draw:style-name="gr10" draw:text-style-name="P2" draw:layer="layout" svg:x1="23.992cm" svg:y1="7.023cm" svg:x2="23.632cm" svg:y2="7.023cm">
          <text:p/>
        </draw:line>
        <draw:line draw:style-name="gr10" draw:text-style-name="P2" draw:layer="layout" svg:x1="23.992cm" svg:y1="7.023cm" svg:x2="23.632cm" svg:y2="7.023cm">
          <text:p/>
        </draw:line>
        <draw:polygon draw:style-name="gr11" draw:text-style-name="P3" draw:layer="layout" svg:width="0cm" svg:height="0cm" svg:x="15.984cm" svg:y="6.025cm" svg:viewBox="0 0 0 0" draw:points="0,0">
          <text:p/>
        </draw:polygon>
        <draw:polygon draw:style-name="gr11" draw:text-style-name="P3" draw:layer="layout" svg:width="0cm" svg:height="0cm" svg:x="18.683cm" svg:y="6.025cm" svg:viewBox="0 0 0 0" draw:points="0,0">
          <text:p/>
        </draw:polygon>
        <draw:polygon draw:style-name="gr11" draw:text-style-name="P3" draw:layer="layout" svg:width="0cm" svg:height="0cm" svg:x="14.986cm" svg:y="5.623cm" svg:viewBox="0 0 0 0" draw:points="0,0">
          <text:p/>
        </draw:polygon>
        <draw:polygon draw:style-name="gr11" draw:text-style-name="P3" draw:layer="layout" svg:width="0cm" svg:height="0cm" svg:x="20.683cm" svg:y="6.025cm" svg:viewBox="0 0 0 0" draw:points="0,0">
          <text:p/>
        </draw:polygon>
        <draw:polygon draw:style-name="gr11" draw:text-style-name="P3" draw:layer="layout" svg:width="0cm" svg:height="0cm" svg:x="19.681cm" svg:y="5.623cm" svg:viewBox="0 0 0 0" draw:points="0,0">
          <text:p/>
        </draw:polygon>
        <draw:polygon draw:style-name="gr11" draw:text-style-name="P3" draw:layer="layout" svg:width="0cm" svg:height="0cm" svg:x="21.082cm" svg:y="6.025cm" svg:viewBox="0 0 0 0" draw:points="0,0">
          <text:p/>
        </draw:polygon>
        <draw:polygon draw:style-name="gr11" draw:text-style-name="P3" draw:layer="layout" svg:width="0cm" svg:height="0cm" svg:x="22.08cm" svg:y="5.623cm" svg:viewBox="0 0 0 0" draw:points="0,0">
          <text:p/>
        </draw:polygon>
        <draw:polygon draw:style-name="gr11" draw:text-style-name="P3" draw:layer="layout" svg:width="0cm" svg:height="0cm" svg:x="14.986cm" svg:y="7.524cm" svg:viewBox="0 0 0 0" draw:points="0,0">
          <text:p/>
        </draw:polygon>
        <draw:polygon draw:style-name="gr11" draw:text-style-name="P3" draw:layer="layout" svg:width="0cm" svg:height="0cm" svg:x="19.681cm" svg:y="7.524cm" svg:viewBox="0 0 0 0" draw:points="0,0">
          <text:p/>
        </draw:polygon>
        <draw:polygon draw:style-name="gr11" draw:text-style-name="P3" draw:layer="layout" svg:width="0cm" svg:height="0cm" svg:x="22.08cm" svg:y="7.524cm" svg:viewBox="0 0 0 0" draw:points="0,0">
          <text:p/>
        </draw:polygon>
        <draw:polygon draw:style-name="gr7" draw:text-style-name="P2" draw:layer="layout" svg:width="0cm" svg:height="0cm" svg:x="19.628cm" svg:y="6.233cm" svg:viewBox="0 0 0 0" draw:points="0,0">
          <text:p/>
        </draw:polygon>
        <draw:polyline draw:style-name="gr8" draw:text-style-name="P2" draw:layer="layout" svg:width="3.892cm" svg:height="2.816cm" svg:x="15.165cm" svg:y="7.672cm" svg:viewBox="0 0 3893 2817" draw:points="3893,2817 3392,2817 0,0">
          <text:p/>
        </draw:polyline>
        <draw:polygon draw:style-name="gr12" draw:text-style-name="P3" draw:layer="layout" svg:width="0.438cm" svg:height="0.385cm" svg:x="15.165cm" svg:y="7.672cm" svg:viewBox="0 0 439 386" draw:points="0,0 332,386 439,259">
          <text:p/>
        </draw:polygon>
        <draw:polygon draw:style-name="gr7" draw:text-style-name="P2" draw:layer="layout" svg:width="0cm" svg:height="0cm" svg:x="19.628cm" svg:y="6.233cm" svg:viewBox="0 0 0 0" draw:points="0,0">
          <text:p/>
        </draw:polygon>
        <draw:polyline draw:style-name="gr8" draw:text-style-name="P2" draw:layer="layout" svg:width="3.919cm" svg:height="4.685cm" svg:x="15.123cm" svg:y="5.813cm" svg:viewBox="0 0 3920 4686" draw:points="3920,4686 3423,4686 0,0">
          <text:p/>
        </draw:polyline>
        <draw:polygon draw:style-name="gr12" draw:text-style-name="P3" draw:layer="layout" svg:width="0.363cm" svg:height="0.452cm" svg:x="15.123cm" svg:y="5.813cm" svg:viewBox="0 0 364 453" draw:points="0,0 229,453 364,358">
          <text:p/>
        </draw:polygon>
        <draw:polygon draw:style-name="gr7" draw:text-style-name="P2" draw:layer="layout" svg:width="0cm" svg:height="0cm" svg:x="19.628cm" svg:y="6.233cm" svg:viewBox="0 0 0 0" draw:points="0,0">
          <text:p/>
        </draw:polygon>
        <draw:polyline draw:style-name="gr8" draw:text-style-name="P2" draw:layer="layout" svg:width="1.094cm" svg:height="4.628cm" svg:x="18.559cm" svg:y="5.856cm" svg:viewBox="0 0 1095 4629" draw:points="0,4629 501,4629 1095,0">
          <text:p/>
        </draw:polyline>
        <draw:polygon draw:style-name="gr12" draw:text-style-name="P3" draw:layer="layout" svg:width="0.166cm" svg:height="0.508cm" svg:x="19.508cm" svg:y="5.856cm" svg:viewBox="0 0 167 509" draw:points="146,0 0,486 167,509">
          <text:p/>
        </draw:polygon>
        <draw:polygon draw:style-name="gr7" draw:text-style-name="P2" draw:layer="layout" svg:width="0cm" svg:height="0cm" svg:x="19.628cm" svg:y="6.233cm" svg:viewBox="0 0 0 0" draw:points="0,0">
          <text:p/>
        </draw:polygon>
        <draw:polyline draw:style-name="gr8" draw:text-style-name="P2" draw:layer="layout" svg:width="1.055cm" svg:height="2.751cm" svg:x="18.584cm" svg:y="7.754cm" svg:viewBox="0 0 1056 2752" draw:points="0,2752 497,2752 1056,0">
          <text:p/>
        </draw:polyline>
        <draw:polygon draw:style-name="gr12" draw:text-style-name="P3" draw:layer="layout" svg:width="0.184cm" svg:height="0.508cm" svg:x="19.455cm" svg:y="7.754cm" svg:viewBox="0 0 185 509" draw:points="185,0 0,473 167,509">
          <text:p/>
        </draw:polygon>
        <draw:polygon draw:style-name="gr7" draw:text-style-name="P2" draw:layer="layout" svg:width="0cm" svg:height="0cm" svg:x="19.628cm" svg:y="6.233cm" svg:viewBox="0 0 0 0" draw:points="0,0">
          <text:p/>
        </draw:polygon>
        <draw:polyline draw:style-name="gr8" draw:text-style-name="P2" draw:layer="layout" svg:width="3.38cm" svg:height="4.646cm" svg:x="18.58cm" svg:y="5.824cm" svg:viewBox="0 0 3381 4647" draw:points="0,4647 502,4647 3381,0">
          <text:p/>
        </draw:polyline>
        <draw:polygon draw:style-name="gr12" draw:text-style-name="P3" draw:layer="layout" svg:width="0.335cm" svg:height="0.469cm" svg:x="21.625cm" svg:y="5.824cm" svg:viewBox="0 0 336 470" draw:points="336,0 0,382 141,470">
          <text:p/>
        </draw:polygon>
        <draw:polygon draw:style-name="gr7" draw:text-style-name="P2" draw:layer="layout" svg:width="0cm" svg:height="0cm" svg:x="19.628cm" svg:y="6.233cm" svg:viewBox="0 0 0 0" draw:points="0,0">
          <text:p/>
        </draw:polygon>
        <draw:polyline draw:style-name="gr8" draw:text-style-name="P2" draw:layer="layout" svg:width="3.52cm" svg:height="3.196cm" svg:x="18.563cm" svg:y="7.288cm" svg:viewBox="0 0 3521 3197" draw:points="0,3197 497,3197 3521,0">
          <text:p/>
        </draw:polyline>
        <draw:polygon draw:style-name="gr12" draw:text-style-name="P3" draw:layer="layout" svg:width="0.405cm" svg:height="0.42cm" svg:x="21.678cm" svg:y="7.288cm" svg:viewBox="0 0 406 421" draw:points="406,0 0,308 123,421">
          <text:p/>
        </draw:polygon>
        <draw:path draw:style-name="gr1" draw:text-style-name="P1" draw:layer="layout" svg:width="8.766cm" svg:height="7.115cm" svg:x="2.85cm" svg:y="12.133cm" svg:viewBox="0 0 8767 7116" svg:d="M8767 1721v141l-1365 621v2328l-628 283-554-163v-243l-317-265v1069l-624 287-625-184-899-1454-477 215c-173 78-310 350-310 607v1864l-625 289-624-187-1691-2728c-7-14-17-28-28-42v-988l1030-995c116-113 356-201 664-247 678-102 1154-331 1235-596v-194c0-113 106-222 300-310l1633-745c215-95 611-113 879-35l2469 720z">
          <text:p/>
        </draw:path>
        <draw:polygon draw:style-name="gr7" draw:text-style-name="P2" draw:layer="layout" svg:width="0cm" svg:height="0cm" svg:x="6.773cm" svg:y="15.367cm" svg:viewBox="0 0 0 0" draw:points="0,0">
          <text:p/>
        </draw:polygon>
        <draw:path draw:style-name="gr1" draw:text-style-name="P1" draw:layer="layout" svg:width="8.209cm" svg:height="3.693cm" svg:x="2.85cm" svg:y="12.133cm" svg:viewBox="0 0 8210 3694" svg:d="M5741 49l2469 720-6424 2925-1786-522 1030-988c116-116 357-208 664-254 678-102 1154-328 1235-596 7-28 14-53 14-85 0-21-3-42-7-63-3-14-7-25-7-39 0-120 106-229 300-314l1633-749c215-95 611-113 879-35z">
          <text:p/>
        </draw:path>
        <draw:polygon draw:style-name="gr7" draw:text-style-name="P2" draw:layer="layout" svg:width="0cm" svg:height="0cm" svg:x="6.773cm" svg:y="15.367cm" svg:viewBox="0 0 0 0" draw:points="0,0">
          <text:p/>
        </draw:polygon>
        <draw:path draw:style-name="gr1" draw:text-style-name="P1" draw:layer="layout" svg:width="6.981cm" svg:height="3.873cm" svg:x="4.635cm" svg:y="12.901cm" svg:viewBox="0 0 6982 3874" svg:d="M0 2922l554 952 176-78c11-31 32-56 50-77l14-11 10-10 14-7 15-7 14-7 14-8 17-3 18-4h18l14-3 21 3h18l21 4 17 3 2657-1206c14-32 32-56 53-78l14-10 10-11 15-7 14-7 14-7 14-7 18-4 17-3h18l14-4 21 4h18l21 3 18 4 1220-554c14-32 32-60 53-77l14-11 11-11 14-10 14-7 14-4 14-7 18-3 14-4h18l17-3h18l21 3h21l18 7 1542-702-557-953z">
          <text:p/>
        </draw:path>
        <draw:polygon draw:style-name="gr7" draw:text-style-name="P2" draw:layer="layout" svg:width="0cm" svg:height="0cm" svg:x="6.773cm" svg:y="15.367cm" svg:viewBox="0 0 0 0" draw:points="0,0">
          <text:p/>
        </draw:polygon>
        <draw:path draw:style-name="gr1" draw:text-style-name="P1" draw:layer="layout" svg:width="2.342cm" svg:height="3.941cm" svg:x="2.85cm" svg:y="15.299cm" svg:viewBox="0 0 2343 3942" svg:d="M1786 519l557 956v2467l-624-180-1691-2728c-7-14-17-28-28-42v-992z">
          <text:p/>
        </draw:path>
        <draw:polygon draw:style-name="gr7" draw:text-style-name="P2" draw:layer="layout" svg:width="0cm" svg:height="0cm" svg:x="6.773cm" svg:y="15.367cm" svg:viewBox="0 0 0 0" draw:points="0,0">
          <text:p/>
        </draw:polygon>
        <draw:path draw:style-name="gr1" draw:text-style-name="P1" draw:layer="layout" svg:width="6.427cm" svg:height="5.387cm" svg:x="5.189cm" svg:y="13.853cm" svg:viewBox="0 0 6428 5388" svg:d="M4887 699l1541-699v141l-1365 621v2325l-629 286v-1863c0-176-67-307-173-339-42-10-91-7-137 14l-251 113c-172 81-314 353-314 611v790 1069l-624 286v-1863c0-177-67-307-173-339-42-10-88-7-137 14l-1214 554-473 215c-173 78-314 350-314 607v1864l-624 282v-2467l176-81c-56 95-81 212-70 310 3 18 3 32 7 46 32 131 130 180 233 110 102-71 176-237 176-392 0-88-25-162-71-201l2657-1207c-53 96-78 212-67 311 3 18 3 32 7 46 32 130 130 176 233 109 102-70 176-236 176-391 0-89-25-163-70-202l1221-553c-53 95-77 211-67 310 4 14 7 32 7 46 32 130 131 176 233 109 102-70 176-236 176-391 0-89-24-163-70-201z">
          <text:p/>
        </draw:path>
        <draw:polygon draw:style-name="gr7" draw:text-style-name="P2" draw:layer="layout" svg:width="0cm" svg:height="0cm" svg:x="6.773cm" svg:y="15.367cm" svg:viewBox="0 0 0 0" draw:points="0,0">
          <text:p/>
        </draw:polygon>
        <draw:path draw:style-name="gr1" draw:text-style-name="P1" draw:layer="layout" svg:width="1.528cm" svg:height="2.208cm" svg:x="6.6cm" svg:y="15.699cm" svg:viewBox="0 0 1529 2209" svg:d="M1529 2209v-1864c0-177-68-307-173-339-46-10-92-7-141 14l-1215 554 904 1455z">
          <text:p/>
        </draw:path>
        <draw:polygon draw:style-name="gr7" draw:text-style-name="P2" draw:layer="layout" svg:width="0cm" svg:height="0cm" svg:x="6.773cm" svg:y="15.367cm" svg:viewBox="0 0 0 0" draw:points="0,0">
          <text:p/>
        </draw:polygon>
        <draw:path draw:style-name="gr1" draw:text-style-name="P1" draw:layer="layout" svg:width="0.557cm" svg:height="2.211cm" svg:x="9.066cm" svg:y="15.019cm" svg:viewBox="0 0 558 2212" svg:d="M0 133c0 18 0 32 0 50v1620 243l558 166v-1867c0-176-67-307-169-339-46-10-92-7-141 14z">
          <text:p/>
        </draw:path>
        <draw:polygon draw:style-name="gr7" draw:text-style-name="P2" draw:layer="layout" svg:width="0cm" svg:height="0cm" svg:x="6.773cm" svg:y="15.367cm" svg:viewBox="0 0 0 0" draw:points="0,0">
          <text:p/>
        </draw:polygon>
        <draw:path draw:style-name="gr1" draw:text-style-name="P1" draw:layer="layout" svg:width="0.85cm" svg:height="0.308cm" svg:x="4.314cm" svg:y="14.58cm" svg:viewBox="0 0 851 309" svg:d="M159 276c127 36 304 43 449 18 148-25 243-78 243-138 0-88-190-156-427-156s-424 68-424 156c0 46 56 92 159 120z">
          <text:p/>
        </draw:path>
        <draw:polygon draw:style-name="gr7" draw:text-style-name="P2" draw:layer="layout" svg:width="0cm" svg:height="0cm" svg:x="6.773cm" svg:y="15.367cm" svg:viewBox="0 0 0 0" draw:points="0,0">
          <text:p/>
        </draw:polygon>
        <draw:path draw:style-name="gr1" draw:text-style-name="P1" draw:layer="layout" svg:width="0.85cm" svg:height="0.309cm" svg:x="6.812cm" svg:y="13.444cm" svg:viewBox="0 0 851 310" svg:d="M158 276c127 35 305 46 453 18 145-25 240-82 240-139 0-88-191-155-427-155-234 0-424 67-424 155 0 46 56 88 158 121z">
          <text:p/>
        </draw:path>
        <draw:polygon draw:style-name="gr7" draw:text-style-name="P2" draw:layer="layout" svg:width="0cm" svg:height="0cm" svg:x="6.773cm" svg:y="15.367cm" svg:viewBox="0 0 0 0" draw:points="0,0">
          <text:p/>
        </draw:polygon>
        <draw:path draw:style-name="gr1" draw:text-style-name="P1" draw:layer="layout" svg:width="0.419cm" svg:height="0.655cm" svg:x="9.726cm" svg:y="16.291cm" svg:viewBox="0 0 420 656" svg:d="M145 64c64-63 134-81 187-46 57 32 88 113 88 216 0 155-74 318-176 392-102 67-202 21-234-109-3-11-7-32-7-46-14-124 28-276 110-375 11-11 18-21 32-32z">
          <text:p/>
        </draw:path>
        <draw:polygon draw:style-name="gr7" draw:text-style-name="P2" draw:layer="layout" svg:width="0cm" svg:height="0cm" svg:x="6.773cm" svg:y="15.367cm" svg:viewBox="0 0 0 0" draw:points="0,0">
          <text:p/>
        </draw:polygon>
        <draw:path draw:style-name="gr1" draw:text-style-name="P1" draw:layer="layout" svg:width="0.418cm" svg:height="0.652cm" svg:x="8.228cm" svg:y="16.974cm" svg:viewBox="0 0 419 653" svg:d="M139 61c64-60 138-77 192-46 56 36 88 113 88 215 0 157-74 319-177 390-103 70-201 24-233-106-4-14-4-32-7-46-11-124 32-273 109-372 11-14 18-24 28-35z">
          <text:p/>
        </draw:path>
        <draw:polygon draw:style-name="gr7" draw:text-style-name="P2" draw:layer="layout" svg:width="0cm" svg:height="0cm" svg:x="6.773cm" svg:y="15.367cm" svg:viewBox="0 0 0 0" draw:points="0,0">
          <text:p/>
        </draw:polygon>
        <draw:path draw:style-name="gr1" draw:text-style-name="P1" draw:layer="layout" svg:width="0.418cm" svg:height="0.655cm" svg:x="5.293cm" svg:y="18.307cm" svg:viewBox="0 0 419 656" svg:d="M139 65c64-63 138-81 191-49 57 35 89 116 89 215 0 156-74 322-177 393-103 70-201 24-233-110-4-14-4-28-7-46-11-124 31-272 109-371 11-11 21-25 28-32z">
          <text:p/>
        </draw:path>
        <draw:polygon draw:style-name="gr7" draw:text-style-name="P2" draw:layer="layout" svg:width="0cm" svg:height="0cm" svg:x="6.773cm" svg:y="15.367cm" svg:viewBox="0 0 0 0" draw:points="0,0">
          <text:p/>
        </draw:polygon>
        <draw:path draw:style-name="gr1" draw:text-style-name="P1" draw:layer="layout" svg:width="0.418cm" svg:height="0.632cm" svg:x="9.727cm" svg:y="14.545cm" svg:viewBox="0 0 419 633" svg:d="M349 7c46 38 70 112 70 201 0 156-74 322-176 392-102 71-202 25-234-109-3-14-7-28-7-46 14 32 35 56 64 64 46 14 99-15 145-75 43-60 67-145 67-219 0-85-28-145-81-159-28-11-60 0-92 21 32-21 64-32 92-21 53 14 81 74 81 159 0 74-24 159-67 219-46 60-99 89-145 75-29-8-50-32-64-64-10-99 14-216 67-311 14-32 33-57 54-78l14-11 11-10 14-7 14-7 14-7 18-4 14-3 17-4 18-3h18 17l18 3h21z">
          <text:p/>
        </draw:path>
        <draw:polygon draw:style-name="gr7" draw:text-style-name="P2" draw:layer="layout" svg:width="0cm" svg:height="0cm" svg:x="6.773cm" svg:y="15.367cm" svg:viewBox="0 0 0 0" draw:points="0,0">
          <text:p/>
        </draw:polygon>
        <draw:path draw:style-name="gr1" draw:text-style-name="P1" draw:layer="layout" svg:width="0.419cm" svg:height="0.632cm" svg:x="5.292cm" svg:y="16.559cm" svg:viewBox="0 0 420 633" svg:d="M348 7c47 39 72 113 72 206 0 151-75 317-177 388-103 70-201 24-233-110-4-14-4-28-7-42 14 32 39 53 63 60 46 14 99-14 145-74 42-60 67-141 67-219 0-82-32-146-78-160-31-7-63 0-95 25 32-25 64-32 95-25 46 14 78 78 78 160 0 78-25 159-67 219-46 60-99 88-145 74-24-7-49-28-63-60-11-99 14-219 70-312 11-31 32-56 50-77l14-11 10-10 14-11 15-7 14-3 14-8 17-3 18-4 18-3h14 21l18 3 21 4z">
          <text:p/>
        </draw:path>
        <draw:polygon draw:style-name="gr7" draw:text-style-name="P2" draw:layer="layout" svg:width="0cm" svg:height="0cm" svg:x="6.773cm" svg:y="15.367cm" svg:viewBox="0 0 0 0" draw:points="0,0">
          <text:p/>
        </draw:polygon>
        <draw:path draw:style-name="gr1" draw:text-style-name="P1" draw:layer="layout" svg:width="0.419cm" svg:height="0.633cm" svg:x="8.227cm" svg:y="15.225cm" svg:viewBox="0 0 420 634" svg:d="M353 7c42 39 67 113 67 205 0 153-74 319-177 389-103 71-201 25-233-109-4-14-4-28-7-46 14 35 35 56 63 63 46 15 99-14 145-74 42-60 67-141 67-219 0-85-32-145-81-159-28-7-60 0-92 21 32-21 64-28 92-21 49 14 81 74 81 159 0 78-25 159-67 219-46 60-99 89-145 74-28-7-49-28-63-63-11-99 14-216 67-312 14-28 32-56 53-77l14-11 10-7 15-10 14-7 14-7 14-4 18-4 17-3 18-4h14 21l18 4h21z">
          <text:p/>
        </draw:path>
        <draw:polygon draw:style-name="gr7" draw:text-style-name="P2" draw:layer="layout" svg:width="0cm" svg:height="0cm" svg:x="6.773cm" svg:y="15.367cm" svg:viewBox="0 0 0 0" draw:points="0,0">
          <text:p/>
        </draw:polygon>
        <draw:path draw:style-name="gr1" draw:text-style-name="P1" draw:layer="layout" svg:width="0.416cm" svg:height="0.655cm" svg:x="9.729cm" svg:y="16.291cm" svg:viewBox="0 0 417 656" svg:d="M110 96c29-18 60-25 85-18 53 15 81 78 81 159 0 78-24 159-67 220-46 60-99 88-144 74-30-7-51-25-65-60 0 14 4 35 7 46 32 130 132 176 234 109 102-74 176-237 176-392 0-103-31-184-88-216-53-35-123-17-187 46-14 11-21 21-32 32z">
          <text:p/>
        </draw:path>
        <draw:polygon draw:style-name="gr7" draw:text-style-name="P2" draw:layer="layout" svg:width="0cm" svg:height="0cm" svg:x="6.773cm" svg:y="15.367cm" svg:viewBox="0 0 0 0" draw:points="0,0">
          <text:p/>
        </draw:polygon>
        <draw:path draw:style-name="gr1" draw:text-style-name="P1" draw:layer="layout" svg:width="0.416cm" svg:height="0.655cm" svg:x="5.295cm" svg:y="18.307cm" svg:viewBox="0 0 417 656" svg:d="M109 97c28-21 60-25 88-18 46 14 78 74 78 159 0 78-25 160-67 220-46 60-99 88-145 74-24-7-49-28-63-64 3 18 3 32 7 46 32 134 130 180 233 110 103-71 177-237 177-393 0-99-32-180-88-215-54-32-128-14-192 49-7 7-17 21-28 32z">
          <text:p/>
        </draw:path>
        <draw:polygon draw:style-name="gr7" draw:text-style-name="P2" draw:layer="layout" svg:width="0cm" svg:height="0cm" svg:x="6.773cm" svg:y="15.367cm" svg:viewBox="0 0 0 0" draw:points="0,0">
          <text:p/>
        </draw:polygon>
        <draw:path draw:style-name="gr1" draw:text-style-name="P1" draw:layer="layout" svg:width="0.416cm" svg:height="0.652cm" svg:x="8.23cm" svg:y="16.974cm" svg:viewBox="0 0 417 653" svg:d="M109 96c28-21 60-28 85-21 49 18 81 78 81 159 0 79-25 160-67 223-46 57-99 85-145 71-28-7-49-28-63-60 3 14 3 32 7 46 32 130 130 176 233 106 103-71 177-233 177-390 0-102-32-179-88-215-54-31-128-14-192 46-10 11-17 21-28 35z">
          <text:p/>
        </draw:path>
        <draw:polygon draw:style-name="gr7" draw:text-style-name="P2" draw:layer="layout" svg:width="0cm" svg:height="0cm" svg:x="6.773cm" svg:y="15.367cm" svg:viewBox="0 0 0 0" draw:points="0,0">
          <text:p/>
        </draw:polygon>
        <draw:path draw:style-name="gr1" draw:text-style-name="P1" draw:layer="layout" svg:width="0.277cm" svg:height="0.458cm" svg:x="8.228cm" svg:y="17.047cm" svg:viewBox="0 0 278 459" svg:d="M197 3c53 18 81 78 81 167 0 74-25 152-67 215-47 60-100 85-146 71-28-7-49-25-63-60-11-124 32-273 109-372 28-21 60-28 86-21z">
          <text:p/>
        </draw:path>
        <draw:polygon draw:style-name="gr7" draw:text-style-name="P2" draw:layer="layout" svg:width="0cm" svg:height="0cm" svg:x="6.773cm" svg:y="15.367cm" svg:viewBox="0 0 0 0" draw:points="0,0">
          <text:p/>
        </draw:polygon>
        <draw:path draw:style-name="gr1" draw:text-style-name="P1" draw:layer="layout" svg:width="0.28cm" svg:height="0.46cm" svg:x="5.293cm" svg:y="18.382cm" svg:viewBox="0 0 281 461" svg:d="M200 1c50 17 81 77 81 162 0 75-28 160-70 220s-100 88-146 74c-24-7-49-32-63-64-11-123 31-272 109-371 32-21 61-25 89-21z">
          <text:p/>
        </draw:path>
        <draw:polygon draw:style-name="gr7" draw:text-style-name="P2" draw:layer="layout" svg:width="0cm" svg:height="0cm" svg:x="6.773cm" svg:y="15.367cm" svg:viewBox="0 0 0 0" draw:points="0,0">
          <text:p/>
        </draw:polygon>
        <draw:path draw:style-name="gr1" draw:text-style-name="P1" draw:layer="layout" svg:width="0.278cm" svg:height="0.458cm" svg:x="9.726cm" svg:y="16.366cm" svg:viewBox="0 0 279 459" svg:d="M198 3c53 15 81 78 81 159 0 78-24 160-67 220-46 60-99 88-145 74-29-7-50-25-64-60-14-128 28-276 110-375 29-18 60-25 85-18z">
          <text:p/>
        </draw:path>
        <draw:polygon draw:style-name="gr7" draw:text-style-name="P2" draw:layer="layout" svg:width="0cm" svg:height="0cm" svg:x="6.773cm" svg:y="15.367cm" svg:viewBox="0 0 0 0" draw:points="0,0">
          <text:p/>
        </draw:polygon>
        <draw:path draw:style-name="gr1" draw:text-style-name="P1" draw:layer="layout" svg:width="0.014cm" svg:height="0.194cm" svg:x="5.778cm" svg:y="13.271cm" svg:viewBox="0 0 15 195" svg:d="M0 195c7-28 15-56 15-85 0-21-3-42-8-63-3-14-7-28-7-47z">
          <text:p/>
        </draw:path>
        <draw:polygon draw:style-name="gr7" draw:text-style-name="P2" draw:layer="layout" svg:width="0cm" svg:height="0cm" svg:x="6.773cm" svg:y="15.367cm" svg:viewBox="0 0 0 0" draw:points="0,0">
          <text:p/>
        </draw:polygon>
        <draw:line draw:style-name="gr8" draw:text-style-name="P2" draw:layer="layout" svg:x1="5.813cm" svg:y1="18.958cm" svg:x2="5.813cm" svg:y2="17.095cm">
          <text:p/>
        </draw:line>
        <draw:path draw:style-name="gr8" draw:text-style-name="P2" draw:layer="layout" svg:width="0.314cm" svg:height="0.607cm" svg:x="5.813cm" svg:y="16.488cm" svg:viewBox="0 0 315 608" svg:d="M315 0c-174 78-315 351-315 608">
          <text:p/>
        </draw:path>
        <draw:line draw:style-name="gr8" draw:text-style-name="P2" draw:layer="layout" svg:x1="5.818cm" svg:y1="18.958cm" svg:x2="5.189cm" svg:y2="19.241cm">
          <text:p/>
        </draw:line>
        <draw:line draw:style-name="gr8" draw:text-style-name="P2" draw:layer="layout" svg:x1="7.815cm" svg:y1="15.719cm" svg:x2="6.127cm" svg:y2="16.489cm">
          <text:p/>
        </draw:line>
        <draw:line draw:style-name="gr8" draw:text-style-name="P2" draw:layer="layout" svg:x1="5.189cm" svg:y1="16.774cm" svg:x2="5.189cm" svg:y2="19.24cm">
          <text:p/>
        </draw:line>
        <draw:path draw:style-name="gr8" draw:text-style-name="P2" draw:layer="layout" svg:width="0.141cm" svg:height="0.025cm" svg:x="7.814cm" svg:y="15.698cm" svg:viewBox="0 0 142 26" svg:d="M0 26c50-26 96-33 142-19">
          <text:p/>
        </draw:path>
        <draw:path draw:style-name="gr8" draw:text-style-name="P2" draw:layer="layout" svg:width="0.177cm" svg:height="0.339cm" svg:x="7.951cm" svg:y="15.705cm" svg:viewBox="0 0 178 340" svg:d="M0 0c110 33 178 163 178 340">
          <text:p/>
        </draw:path>
        <draw:line draw:style-name="gr8" draw:text-style-name="P2" draw:layer="layout" svg:x1="5.189cm" svg:y1="16.775cm" svg:x2="5.366cm" svg:y2="16.693cm">
          <text:p/>
        </draw:line>
        <draw:line draw:style-name="gr8" draw:text-style-name="P2" draw:layer="layout" svg:x1="8.124cm" svg:y1="17.907cm" svg:x2="8.124cm" svg:y2="16.044cm">
          <text:p/>
        </draw:line>
        <draw:path draw:style-name="gr8" draw:text-style-name="P2" draw:layer="layout" svg:width="0.409cm" svg:height="0.424cm" svg:x="5.302cm" svg:y="16.767cm" svg:viewBox="0 0 410 425" svg:d="M410 0c0 155-74 321-176 392-104 71-202 25-234-110">
          <text:p/>
        </draw:path>
        <draw:path draw:style-name="gr8" draw:text-style-name="P2" draw:layer="layout" svg:width="0.073cm" svg:height="0.356cm" svg:x="5.292cm" svg:y="16.693cm" svg:viewBox="0 0 74 357" svg:d="M10 357c-26-106 0-244 64-357">
          <text:p/>
        </draw:path>
        <draw:line draw:style-name="gr8" draw:text-style-name="P2" draw:layer="layout" svg:x1="8.753cm" svg:y1="17.621cm" svg:x2="8.124cm" svg:y2="17.908cm">
          <text:p/>
        </draw:line>
        <draw:path draw:style-name="gr8" draw:text-style-name="P2" draw:layer="layout" svg:width="0.071cm" svg:height="0.205cm" svg:x="5.64cm" svg:y="16.566cm" svg:viewBox="0 0 72 206" svg:d="M0 0c46 39 72 114 72 206">
          <text:p/>
        </draw:path>
        <draw:line draw:style-name="gr8" draw:text-style-name="P2" draw:layer="layout" svg:x1="8.748cm" svg:y1="17.621cm" svg:x2="8.748cm" svg:y2="15.762cm">
          <text:p/>
        </draw:line>
        <draw:line draw:style-name="gr8" draw:text-style-name="P2" draw:layer="layout" svg:x1="5.64cm" svg:y1="16.57cm" svg:x2="8.301cm" svg:y2="15.359cm">
          <text:p/>
        </draw:line>
        <draw:path draw:style-name="gr8" draw:text-style-name="P2" draw:layer="layout" svg:width="0.314cm" svg:height="0.611cm" svg:x="8.748cm" svg:y="15.151cm" svg:viewBox="0 0 315 612" svg:d="M315 0c-173 81-315 353-315 612">
          <text:p/>
        </draw:path>
        <draw:path draw:style-name="gr8" draw:text-style-name="P2" draw:layer="layout" svg:width="0.409cm" svg:height="0.424cm" svg:x="8.237cm" svg:y="15.434cm" svg:viewBox="0 0 410 425" svg:d="M410 0c0 156-74 322-176 392-104 71-202 25-234-109">
          <text:p/>
        </draw:path>
        <draw:path draw:style-name="gr8" draw:text-style-name="P2" draw:layer="layout" svg:width="0.073cm" svg:height="0.357cm" svg:x="8.227cm" svg:y="15.359cm" svg:viewBox="0 0 74 358" svg:d="M10 358c-25-106 0-245 64-358">
          <text:p/>
        </draw:path>
        <draw:line draw:style-name="gr8" draw:text-style-name="P2" draw:layer="layout" svg:x1="9.314cm" svg:y1="15.038cm" svg:x2="9.062cm" svg:y2="15.156cm">
          <text:p/>
        </draw:line>
        <draw:path draw:style-name="gr8" draw:text-style-name="P2" draw:layer="layout" svg:width="0.07cm" svg:height="0.205cm" svg:x="8.576cm" svg:y="15.232cm" svg:viewBox="0 0 71 206" svg:d="M0 0c45 39 71 113 71 206">
          <text:p/>
        </draw:path>
        <draw:path draw:style-name="gr8" draw:text-style-name="P2" draw:layer="layout" svg:width="0.141cm" svg:height="0.023cm" svg:x="9.313cm" svg:y="15.019cm" svg:viewBox="0 0 142 24" svg:d="M0 24c46-26 96-29 142-19">
          <text:p/>
        </draw:path>
        <draw:path draw:style-name="gr8" draw:text-style-name="P2" draw:layer="layout" svg:width="0.173cm" svg:height="0.339cm" svg:x="9.45cm" svg:y="15.024cm" svg:viewBox="0 0 174 340" svg:d="M0 0c107 33 174 164 174 340">
          <text:p/>
        </draw:path>
        <draw:line draw:style-name="gr8" draw:text-style-name="P2" draw:layer="layout" svg:x1="8.576cm" svg:y1="15.237cm" svg:x2="9.797cm" svg:y2="14.679cm">
          <text:p/>
        </draw:line>
        <draw:line draw:style-name="gr8" draw:text-style-name="P2" draw:layer="layout" svg:x1="9.623cm" svg:y1="17.226cm" svg:x2="9.623cm" svg:y2="15.363cm">
          <text:p/>
        </draw:line>
        <draw:path draw:style-name="gr8" draw:text-style-name="P2" draw:layer="layout" svg:width="0.409cm" svg:height="0.424cm" svg:x="9.736cm" svg:y="14.753cm" svg:viewBox="0 0 410 425" svg:d="M410 0c0 155-74 322-177 392-102 71-201 25-233-110">
          <text:p/>
        </draw:path>
        <draw:path draw:style-name="gr8" draw:text-style-name="P2" draw:layer="layout" svg:width="0.07cm" svg:height="0.356cm" svg:x="9.727cm" svg:y="14.679cm" svg:viewBox="0 0 71 357" svg:d="M10 357c-25-106 0-244 61-357">
          <text:p/>
        </draw:path>
        <draw:line draw:style-name="gr8" draw:text-style-name="P2" draw:layer="layout" svg:x1="10.252cm" svg:y1="16.94cm" svg:x2="9.623cm" svg:y2="17.227cm">
          <text:p/>
        </draw:line>
        <draw:path draw:style-name="gr8" draw:text-style-name="P2" draw:layer="layout" svg:width="0.07cm" svg:height="0.204cm" svg:x="10.075cm" svg:y="14.552cm" svg:viewBox="0 0 71 205" svg:d="M0 0c47 39 71 113 71 205">
          <text:p/>
        </draw:path>
        <draw:line draw:style-name="gr8" draw:text-style-name="P2" draw:layer="layout" svg:x1="10.248cm" svg:y1="16.94cm" svg:x2="10.248cm" svg:y2="14.615cm">
          <text:p/>
        </draw:line>
        <draw:line draw:style-name="gr8" draw:text-style-name="P2" draw:layer="layout" svg:x1="10.075cm" svg:y1="14.556cm" svg:x2="11.617cm" svg:y2="13.853cm">
          <text:p/>
        </draw:line>
        <draw:line draw:style-name="gr8" draw:text-style-name="P2" draw:layer="layout" svg:x1="10.248cm" svg:y1="14.616cm" svg:x2="11.617cm" svg:y2="13.994cm">
          <text:p/>
        </draw:line>
        <draw:line draw:style-name="gr8" draw:text-style-name="P2" draw:layer="layout" svg:x1="11.613cm" svg:y1="13.853cm" svg:x2="11.613cm" svg:y2="13.994cm">
          <text:p/>
        </draw:line>
        <draw:path draw:style-name="gr8" draw:text-style-name="P2" draw:layer="layout" svg:width="0.409cm" svg:height="0.421cm" svg:x="5.302cm" svg:y="18.538cm" svg:viewBox="0 0 410 422" svg:d="M410 0c0 155-74 322-176 389-104 71-202 25-234-106">
          <text:p/>
        </draw:path>
        <draw:path draw:style-name="gr8" draw:text-style-name="P2" draw:layer="layout" svg:width="0.143cm" svg:height="0.451cm" svg:x="5.293cm" svg:y="18.369cm" svg:viewBox="0 0 144 452" svg:d="M9 452c-32-145 25-347 135-452">
          <text:p/>
        </draw:path>
        <draw:path draw:style-name="gr8" draw:text-style-name="P2" draw:layer="layout" svg:width="0.279cm" svg:height="0.234cm" svg:x="5.432cm" svg:y="18.307cm" svg:viewBox="0 0 280 235" svg:d="M0 65c64-64 138-82 191-50 56 35 89 117 89 220">
          <text:p/>
        </draw:path>
        <draw:path draw:style-name="gr8" draw:text-style-name="P2" draw:layer="layout" svg:width="0.409cm" svg:height="0.422cm" svg:x="8.237cm" svg:y="17.204cm" svg:viewBox="0 0 410 423" svg:d="M410 0c0 152-74 319-176 390-104 70-202 24-234-106">
          <text:p/>
        </draw:path>
        <draw:path draw:style-name="gr8" draw:text-style-name="P2" draw:layer="layout" svg:width="0.143cm" svg:height="0.452cm" svg:x="8.228cm" svg:y="17.035cm" svg:viewBox="0 0 144 453" svg:d="M9 453c-32-146 25-347 135-453">
          <text:p/>
        </draw:path>
        <draw:path draw:style-name="gr8" draw:text-style-name="P2" draw:layer="layout" svg:width="0.279cm" svg:height="0.23cm" svg:x="8.367cm" svg:y="16.974cm" svg:viewBox="0 0 280 231" svg:d="M0 61c64-60 139-77 192-46 56 36 88 113 88 216">
          <text:p/>
        </draw:path>
        <draw:path draw:style-name="gr8" draw:text-style-name="P2" draw:layer="layout" svg:width="0.409cm" svg:height="0.421cm" svg:x="9.736cm" svg:y="16.524cm" svg:viewBox="0 0 410 422" svg:d="M410 0c0 156-74 318-177 389-102 70-201 24-233-106">
          <text:p/>
        </draw:path>
        <draw:path draw:style-name="gr8" draw:text-style-name="P2" draw:layer="layout" svg:width="0.14cm" svg:height="0.452cm" svg:x="9.726cm" svg:y="16.354cm" svg:viewBox="0 0 141 453" svg:d="M10 453c-36-148 25-347 131-453">
          <text:p/>
        </draw:path>
        <draw:path draw:style-name="gr8" draw:text-style-name="P2" draw:layer="layout" svg:width="0.278cm" svg:height="0.237cm" svg:x="9.867cm" svg:y="16.291cm" svg:viewBox="0 0 279 238" svg:d="M0 64c64-63 135-81 191-46 57 32 88 114 88 220">
          <text:p/>
        </draw:path>
        <draw:line draw:style-name="gr8" draw:text-style-name="P2" draw:layer="layout" svg:x1="5.193cm" svg:y1="19.241cm" svg:x2="4.568cm" svg:y2="19.06cm">
          <text:p/>
        </draw:line>
        <draw:line draw:style-name="gr8" draw:text-style-name="P2" draw:layer="layout" svg:x1="2.85cm" svg:y1="15.299cm" svg:x2="2.85cm" svg:y2="16.291cm">
          <text:p/>
        </draw:line>
        <draw:path draw:style-name="gr8" draw:text-style-name="P2" draw:layer="layout" svg:width="0.032cm" svg:height="0.042cm" svg:x="2.85cm" svg:y="16.291cm" svg:viewBox="0 0 33 43" svg:d="M33 43c-11-14-22-29-33-43">
          <text:p/>
        </draw:path>
        <draw:line draw:style-name="gr8" draw:text-style-name="P2" draw:layer="layout" svg:x1="4.636cm" svg:y1="15.823cm" svg:x2="2.85cm" svg:y2="15.299cm">
          <text:p/>
        </draw:line>
        <draw:line draw:style-name="gr8" draw:text-style-name="P2" draw:layer="layout" svg:x1="4.569cm" svg:y1="19.061cm" svg:x2="2.878cm" svg:y2="16.333cm">
          <text:p/>
        </draw:line>
        <draw:line draw:style-name="gr8" draw:text-style-name="P2" draw:layer="layout" svg:x1="4.635cm" svg:y1="15.818cm" svg:x2="5.193cm" svg:y2="16.775cm">
          <text:p/>
        </draw:line>
        <draw:path draw:style-name="gr8" draw:text-style-name="P2" draw:layer="layout" svg:width="0.053cm" svg:height="0.077cm" svg:x="5.365cm" svg:y="16.619cm" svg:viewBox="0 0 54 78" svg:d="M0 78c11-32 33-57 54-78">
          <text:p/>
        </draw:path>
        <draw:polyline draw:style-name="gr8" draw:text-style-name="P2" draw:layer="layout" svg:width="0.229cm" svg:height="0.06cm" svg:x="5.415cm" svg:y="16.559cm" svg:viewBox="0 0 230 61" draw:points="0,61 14,49 24,39 38,28 53,21 67,18 81,10 98,7 116,3 134,0 151,0 169,0 190,3 209,7 230,7">
          <text:p/>
        </draw:polyline>
        <draw:path draw:style-name="gr8" draw:text-style-name="P2" draw:layer="layout" svg:width="0.053cm" svg:height="0.081cm" svg:x="8.297cm" svg:y="15.282cm" svg:viewBox="0 0 54 82" svg:d="M0 82c14-33 32-61 54-82">
          <text:p/>
        </draw:path>
        <draw:polyline draw:style-name="gr8" draw:text-style-name="P2" draw:layer="layout" svg:width="0.229cm" svg:height="0.06cm" svg:x="8.35cm" svg:y="15.225cm" svg:viewBox="0 0 230 61" draw:points="0,61 15,51 25,40 40,33 54,25 68,15 82,11 100,7 117,4 135,0 152,0 170,0 188,4 209,4 230,7">
          <text:p/>
        </draw:polyline>
        <draw:path draw:style-name="gr8" draw:text-style-name="P2" draw:layer="layout" svg:width="0.053cm" svg:height="0.081cm" svg:x="9.796cm" svg:y="14.601cm" svg:viewBox="0 0 54 82" svg:d="M0 82c15-32 33-60 54-82">
          <text:p/>
        </draw:path>
        <draw:polyline draw:style-name="gr8" draw:text-style-name="P2" draw:layer="layout" svg:width="0.226cm" svg:height="0.06cm" svg:x="9.849cm" svg:y="14.545cm" svg:viewBox="0 0 227 61" draw:points="0,61 14,49 25,38 39,28 53,21 67,14 81,10 99,7 113,3 131,0 148,0 170,0 188,3 209,3 227,7">
          <text:p/>
        </draw:polyline>
        <draw:line draw:style-name="gr8" draw:text-style-name="P2" draw:layer="layout" svg:x1="11.617cm" svg:y1="13.854cm" svg:x2="11.059cm" svg:y2="12.901cm">
          <text:p/>
        </draw:line>
        <draw:line draw:style-name="gr8" draw:text-style-name="P2" draw:layer="layout" svg:x1="4.635cm" svg:y1="15.823cm" svg:x2="11.06cm" svg:y2="12.901cm">
          <text:p/>
        </draw:line>
        <draw:line draw:style-name="gr8" draw:text-style-name="P2" draw:layer="layout" svg:x1="7.504cm" svg:y1="17.728cm" svg:x2="6.6cm" svg:y2="16.273cm">
          <text:p/>
        </draw:line>
        <draw:line draw:style-name="gr8" draw:text-style-name="P2" draw:layer="layout" svg:x1="8.129cm" svg:y1="17.908cm" svg:x2="7.503cm" svg:y2="17.727cm">
          <text:p/>
        </draw:line>
        <draw:path draw:style-name="gr8" draw:text-style-name="P2" draw:layer="layout" svg:width="0.215cm" svg:height="0.297cm" svg:x="5.358cm" svg:y="16.774cm" svg:viewBox="0 0 216 298" svg:d="M216 0c0 78-28 159-70 219-43 61-100 89-146 75">
          <text:p/>
        </draw:path>
        <draw:path draw:style-name="gr8" draw:text-style-name="P2" draw:layer="layout" svg:width="0.063cm" svg:height="0.064cm" svg:x="5.295cm" svg:y="17.003cm" svg:viewBox="0 0 64 65" svg:d="M64 65c-24-7-50-29-64-65">
          <text:p/>
        </draw:path>
        <draw:path draw:style-name="gr8" draw:text-style-name="P2" draw:layer="layout" svg:width="0.095cm" svg:height="0.028cm" svg:x="5.397cm" svg:y="16.613cm" svg:viewBox="0 0 96 29" svg:d="M0 29c32-26 64-33 96-26">
          <text:p/>
        </draw:path>
        <draw:path draw:style-name="gr8" draw:text-style-name="P2" draw:layer="layout" svg:width="0.081cm" svg:height="0.159cm" svg:x="5.492cm" svg:y="16.615cm" svg:viewBox="0 0 82 160" svg:d="M0 0c46 14 82 79 82 160">
          <text:p/>
        </draw:path>
        <draw:path draw:style-name="gr8" draw:text-style-name="P2" draw:layer="layout" svg:width="0.212cm" svg:height="0.296cm" svg:x="8.293cm" svg:y="15.441cm" svg:viewBox="0 0 213 297" svg:d="M213 0c0 77-25 159-67 219s-99 89-146 74">
          <text:p/>
        </draw:path>
        <draw:path draw:style-name="gr8" draw:text-style-name="P2" draw:layer="layout" svg:width="0.063cm" svg:height="0.063cm" svg:x="8.23cm" svg:y="15.67cm" svg:viewBox="0 0 64 64" svg:d="M64 64c-29-7-50-29-64-64">
          <text:p/>
        </draw:path>
        <draw:path draw:style-name="gr8" draw:text-style-name="P2" draw:layer="layout" svg:width="0.092cm" svg:height="0.032cm" svg:x="8.332cm" svg:y="15.278cm" svg:viewBox="0 0 93 33" svg:d="M0 33c32-28 64-40 93-28">
          <text:p/>
        </draw:path>
        <draw:path draw:style-name="gr8" draw:text-style-name="P2" draw:layer="layout" svg:width="0.081cm" svg:height="0.159cm" svg:x="8.424cm" svg:y="15.282cm" svg:viewBox="0 0 82 160" svg:d="M0 0c54 14 82 74 82 160">
          <text:p/>
        </draw:path>
        <draw:path draw:style-name="gr8" draw:text-style-name="P2" draw:layer="layout" svg:width="0.003cm" svg:height="0.053cm" svg:x="9.066cm" svg:y="15.151cm" svg:viewBox="0 0 4 54" svg:d="M0 0c0 19 4 37 4 54">
          <text:p/>
        </draw:path>
        <draw:line draw:style-name="gr8" draw:text-style-name="P2" draw:layer="layout" svg:x1="9.066cm" svg:y1="17.063cm" svg:x2="9.066cm" svg:y2="15.201cm">
          <text:p/>
        </draw:line>
        <draw:line draw:style-name="gr8" draw:text-style-name="P2" draw:layer="layout" svg:x1="9.066cm" svg:y1="17.063cm" svg:x2="9.624cm" svg:y2="17.227cm">
          <text:p/>
        </draw:line>
        <draw:path draw:style-name="gr8" draw:text-style-name="P2" draw:layer="layout" svg:width="0.211cm" svg:height="0.296cm" svg:x="9.793cm" svg:y="14.76cm" svg:viewBox="0 0 212 297" svg:d="M212 0c0 74-24 158-67 219-46 60-99 89-145 75">
          <text:p/>
        </draw:path>
        <draw:path draw:style-name="gr8" draw:text-style-name="P2" draw:layer="layout" svg:width="0.064cm" svg:height="0.064cm" svg:x="9.729cm" svg:y="14.989cm" svg:viewBox="0 0 65 65" svg:d="M65 65c-25-8-50-33-65-65">
          <text:p/>
        </draw:path>
        <draw:path draw:style-name="gr8" draw:text-style-name="P2" draw:layer="layout" svg:width="0.092cm" svg:height="0.029cm" svg:x="9.831cm" svg:y="14.597cm" svg:viewBox="0 0 93 30" svg:d="M0 30c32-26 65-37 93-26">
          <text:p/>
        </draw:path>
        <draw:path draw:style-name="gr8" draw:text-style-name="P2" draw:layer="layout" svg:width="0.081cm" svg:height="0.159cm" svg:x="9.923cm" svg:y="14.601cm" svg:viewBox="0 0 82 160" svg:d="M0 0c50 15 82 79 82 160">
          <text:p/>
        </draw:path>
        <draw:line draw:style-name="gr8" draw:text-style-name="P2" draw:layer="layout" svg:x1="8.59cm" svg:y1="12.181cm" svg:x2="11.06cm" svg:y2="12.902cm">
          <text:p/>
        </draw:line>
        <draw:path draw:style-name="gr8" draw:text-style-name="P2" draw:layer="layout" svg:width="0.215cm" svg:height="0.297cm" svg:x="5.358cm" svg:y="18.545cm" svg:viewBox="0 0 216 298" svg:d="M216 0c0 74-28 155-70 219-43 61-100 89-146 75">
          <text:p/>
        </draw:path>
        <draw:path draw:style-name="gr8" draw:text-style-name="P2" draw:layer="layout" svg:width="0.063cm" svg:height="0.064cm" svg:x="5.295cm" svg:y="18.774cm" svg:viewBox="0 0 64 65" svg:d="M64 65c-24-7-50-32-64-65">
          <text:p/>
        </draw:path>
        <draw:path draw:style-name="gr8" draw:text-style-name="P2" draw:layer="layout" svg:width="0.088cm" svg:height="0.023cm" svg:x="5.404cm" svg:y="18.382cm" svg:viewBox="0 0 89 24" svg:d="M0 24c29-22 61-27 89-22">
          <text:p/>
        </draw:path>
        <draw:path draw:style-name="gr8" draw:text-style-name="P2" draw:layer="layout" svg:width="0.081cm" svg:height="0.162cm" svg:x="5.492cm" svg:y="18.383cm" svg:viewBox="0 0 82 163" svg:d="M0 0c46 18 82 78 82 163">
          <text:p/>
        </draw:path>
        <draw:path draw:style-name="gr8" draw:text-style-name="P2" draw:layer="layout" svg:width="0.212cm" svg:height="0.297cm" svg:x="8.293cm" svg:y="17.208cm" svg:viewBox="0 0 213 298" svg:d="M213 0c0 78-25 160-67 223-42 57-99 85-146 71">
          <text:p/>
        </draw:path>
        <draw:path draw:style-name="gr8" draw:text-style-name="P2" draw:layer="layout" svg:width="0.063cm" svg:height="0.06cm" svg:x="8.23cm" svg:y="17.441cm" svg:viewBox="0 0 64 61" svg:d="M64 61c-29-7-50-29-64-61">
          <text:p/>
        </draw:path>
        <draw:path draw:style-name="gr8" draw:text-style-name="P2" draw:layer="layout" svg:width="0.085cm" svg:height="0.024cm" svg:x="8.339cm" svg:y="17.047cm" svg:viewBox="0 0 86 25" svg:d="M0 25c29-22 61-29 86-22">
          <text:p/>
        </draw:path>
        <draw:path draw:style-name="gr8" draw:text-style-name="P2" draw:layer="layout" svg:width="0.081cm" svg:height="0.163cm" svg:x="8.424cm" svg:y="17.049cm" svg:viewBox="0 0 82 164" svg:d="M0 0c54 18 82 79 82 164">
          <text:p/>
        </draw:path>
        <draw:path draw:style-name="gr8" draw:text-style-name="P2" draw:layer="layout" svg:width="0.211cm" svg:height="0.297cm" svg:x="9.793cm" svg:y="16.527cm" svg:viewBox="0 0 212 298" svg:d="M212 0c0 78-24 159-67 220-46 60-99 88-145 74">
          <text:p/>
        </draw:path>
        <draw:path draw:style-name="gr8" draw:text-style-name="P2" draw:layer="layout" svg:width="0.064cm" svg:height="0.06cm" svg:x="9.729cm" svg:y="16.76cm" svg:viewBox="0 0 65 61" svg:d="M65 61c-25-7-50-28-65-61">
          <text:p/>
        </draw:path>
        <draw:path draw:style-name="gr8" draw:text-style-name="P2" draw:layer="layout" svg:width="0.088cm" svg:height="0.023cm" svg:x="9.835cm" svg:y="16.367cm" svg:viewBox="0 0 89 24" svg:d="M0 24c32-23 63-30 89-19">
          <text:p/>
        </draw:path>
        <draw:path draw:style-name="gr8" draw:text-style-name="P2" draw:layer="layout" svg:width="0.081cm" svg:height="0.163cm" svg:x="9.923cm" svg:y="16.368cm" svg:viewBox="0 0 82 164" svg:d="M0 0c50 15 82 79 82 164">
          <text:p/>
        </draw:path>
        <draw:line draw:style-name="gr8" draw:text-style-name="P2" draw:layer="layout" svg:x1="3.881cm" svg:y1="14.308cm" svg:x2="2.85cm" svg:y2="15.304cm">
          <text:p/>
        </draw:line>
        <draw:path draw:style-name="gr8" draw:text-style-name="P2" draw:layer="layout" svg:width="0.663cm" svg:height="0.247cm" svg:x="3.88cm" svg:y="14.061cm" svg:viewBox="0 0 664 248" svg:d="M664 0c-308 46-548 135-664 248">
          <text:p/>
        </draw:path>
        <draw:path draw:style-name="gr8" draw:text-style-name="P2" draw:layer="layout" svg:width="1.252cm" svg:height="0.681cm" svg:x="4.54cm" svg:y="13.38cm" svg:viewBox="0 0 1253 682" svg:d="M0 682c758-116 1253-385 1253-682">
          <text:p/>
        </draw:path>
        <draw:path draw:style-name="gr8" draw:text-style-name="P2" draw:layer="layout" svg:width="0.01cm" svg:height="0.063cm" svg:x="5.782cm" svg:y="13.317cm" svg:viewBox="0 0 11 64" svg:d="M11 64c0-21-3-42-11-64">
          <text:p/>
        </draw:path>
        <draw:path draw:style-name="gr8" draw:text-style-name="P2" draw:layer="layout" svg:width="0.3cm" svg:height="0.31cm" svg:x="5.778cm" svg:y="12.961cm" svg:viewBox="0 0 301 311" svg:d="M301 0c-194 88-301 197-301 311">
          <text:p/>
        </draw:path>
        <draw:path draw:style-name="gr8" draw:text-style-name="P2" draw:layer="layout" svg:width="0.007cm" svg:height="0.046cm" svg:x="5.778cm" svg:y="13.271cm" svg:viewBox="0 0 8 47" svg:d="M0 0c0 14 0 29 8 47">
          <text:p/>
        </draw:path>
        <draw:line draw:style-name="gr8" draw:text-style-name="P2" draw:layer="layout" svg:x1="7.712cm" svg:y1="12.216cm" svg:x2="6.078cm" svg:y2="12.962cm">
          <text:p/>
        </draw:line>
        <draw:line draw:style-name="gr8" draw:text-style-name="P2" draw:layer="layout" svg:x1="9.07cm" svg:y1="16.821cm" svg:x2="8.748cm" svg:y2="16.552cm">
          <text:p/>
        </draw:line>
        <draw:path draw:style-name="gr8" draw:text-style-name="P2" draw:layer="layout" svg:width="0.879cm" svg:height="0.09cm" svg:x="7.711cm" svg:y="12.134cm" svg:viewBox="0 0 880 91" svg:d="M880 52c-269-82-665-64-880 39">
          <text:p/>
        </draw:path>
        <draw:path draw:style-name="gr8" draw:text-style-name="P2" draw:layer="layout" svg:width="0.691cm" svg:height="0.155cm" svg:x="4.473cm" svg:y="14.732cm" svg:viewBox="0 0 692 156" svg:d="M0 124c128 35 304 42 449 18 148-25 243-83 243-142">
          <text:p/>
        </draw:path>
        <draw:path draw:style-name="gr8" draw:text-style-name="P2" draw:layer="layout" svg:width="0.85cm" svg:height="0.155cm" svg:x="4.314cm" svg:y="14.58cm" svg:viewBox="0 0 851 156" svg:d="M851 156c0-89-190-156-427-156s-424 67-424 156">
          <text:p/>
        </draw:path>
        <draw:path draw:style-name="gr8" draw:text-style-name="P2" draw:layer="layout" svg:width="0.159cm" svg:height="0.123cm" svg:x="4.314cm" svg:y="14.732cm" svg:viewBox="0 0 160 124" svg:d="M0 0c0 49 57 96 160 124">
          <text:p/>
        </draw:path>
        <draw:path draw:style-name="gr8" draw:text-style-name="P2" draw:layer="layout" svg:width="0.692cm" svg:height="0.154cm" svg:x="6.97cm" svg:y="13.599cm" svg:viewBox="0 0 693 155" svg:d="M0 121c127 35 305 46 453 18 145-25 240-79 240-139">
          <text:p/>
        </draw:path>
        <draw:path draw:style-name="gr8" draw:text-style-name="P2" draw:layer="layout" svg:width="0.85cm" svg:height="0.155cm" svg:x="6.812cm" svg:y="13.444cm" svg:viewBox="0 0 851 156" svg:d="M851 156c0-89-191-156-427-156-234 0-424 67-424 156">
          <text:p/>
        </draw:path>
        <draw:path draw:style-name="gr8" draw:text-style-name="P2" draw:layer="layout" svg:width="0.158cm" svg:height="0.12cm" svg:x="6.812cm" svg:y="13.599cm" svg:viewBox="0 0 159 121" svg:d="M0 0c0 47 56 93 159 121">
          <text:p/>
        </draw:path>
        <draw:line draw:style-name="gr8" draw:text-style-name="P2" draw:layer="layout" svg:x1="5.778cm" svg:y1="13.462cm" svg:x2="5.778cm" svg:y2="13.271cm">
          <text:p/>
        </draw:line>
        <draw:frame draw:style-name="gr13" draw:text-style-name="P5" draw:layer="layout" svg:width="11.339cm" svg:height="0.78cm" svg:x="14.093cm" svg:y="10.783cm">
          <draw:text-box>
            <text:p text:style-name="P4"><text:span text:style-name="T1">6X M3 Brass Inserts [HD-MS0030]</text:span></text:p>
          </draw:text-box>
        </draw:frame>
        <draw:frame draw:style-name="gr13" draw:text-style-name="P5" draw:layer="layout" svg:width="0.666cm" svg:height="0.78cm" svg:x="27.654cm" svg:y="19.243cm">
          <draw:text-box>
            <text:p text:style-name="P4"><text:span text:style-name="T1">X</text:span></text:p>
          </draw:text-box>
        </draw:frame>
        <draw:frame draw:style-name="gr14" draw:text-style-name="P6" draw:layer="layout" svg:width="0.119cm" svg:height="0.141cm" svg:x="28.063cm" svg:y="19.736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58:32.004005204</dc:date>
    <meta:editing-duration>PT29S</meta:editing-duration>
    <meta:editing-cycles>1</meta:editing-cycles>
    <meta:document-statistic meta:object-count="744"/>
    <meta:generator>LibreOffice/5.2.7.2$Linux_X86_64 LibreOffice_project/20m0$Build-2</meta:generator>
  </office:meta>
</office:document-meta>
</file>